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4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ff33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94bd5e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00b8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6">
      <style:table-cell-properties fo:background-color="#ff336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6">
      <style:table-cell-properties fo:background-color="#666666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6">
      <style:table-cell-properties fo:background-color="#94bd5e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6">
      <style:table-cell-properties fo:background-color="#00b8ff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6">
      <style:table-cell-properties fo:background-color="#cfe7f5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6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6">
      <style:table-cell-properties fo:background-color="#e6e6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ext-properties fo:color="#000000" style:text-outline="false" style:text-line-through-style="none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ackground-color="#ff3366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>
      <style:table-cell-properties fo:background-color="#00b8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">
      <style:table-cell-properties fo:background-color="#cfe7f5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">
      <style:table-cell-properties fo:background-color="#ffcc99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 style:data-style-name="N1">
      <style:table-cell-properties fo:background-color="#00b8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16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16">
      <style:table-cell-properties fo:background-color="#ff33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16">
      <style:table-cell-properties fo:background-color="#6666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16">
      <style:table-cell-properties fo:background-color="#94bd5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6">
      <style:table-cell-properties fo:background-color="#00b8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6">
      <style:table-cell-properties fo:background-color="#cfe7f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6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">
      <style:table-cell-properties fo:background-color="#ff33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fo:background-color="#00b8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">
      <style:table-cell-properties fo:background-color="#cfe7f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3366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/>
    <style:style style:name="ce68" style:family="table-cell" style:parent-style-name="Default" style:data-style-name="N117"/>
    <style:style style:name="ce69" style:family="table-cell" style:parent-style-name="Default" style:data-style-name="N117">
      <style:text-properties fo:font-weight="normal" style:font-weight-asian="normal" style:font-weight-complex="normal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o Recov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3" office:value-type="string" table:number-columns-spanned="20" table:number-rows-spanned="1">
            <text:p>Vc_des (m/s)</text:p>
          </table:table-cell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0.1 (0 0 0 0.019 0.100 0.066 0 0 0 0)</text:p>
          </table:table-cell>
          <table:covered-table-cell table:number-columns-repeated="3"/>
          <table:table-cell table:style-name="ce3" office:value-type="string" table:number-columns-spanned="4" table:number-rows-spanned="1">
            <text:p>0.3 (0 0 0.158 0.239 0.296 0.290 0.267 0.228 0.169 0.051)</text:p>
          </table:table-cell>
          <table:covered-table-cell table:number-columns-repeated="3"/>
          <table:table-cell table:style-name="ce3" office:value-type="string" table:number-columns-spanned="4" table:number-rows-spanned="1">
            <text:p>0.5 (0.189 0.310 0.402 0.441 0.491 0.498 0.481 0.456 0.422 0.379)</text:p>
          </table:table-cell>
          <table:covered-table-cell table:number-columns-repeated="3"/>
          <table:table-cell table:style-name="ce3" office:value-type="string" table:number-columns-spanned="4" table:number-rows-spanned="1">
            <text:p>0.7 (0.492 0.553 0.615 0.641 0.689 0.699 0.700 0.668 0.640 0.603)</text:p>
          </table:table-cell>
          <table:covered-table-cell table:number-columns-repeated="3"/>
          <table:table-cell table:style-name="ce3" office:value-type="string" table:number-columns-spanned="4" table:number-rows-spanned="1">
            <text:p>0.9 (0.727 0.772 0.822 0.841 0.887 0.899 0.903 0.910 0.850 0.815)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string">
            <text:p>Tilt (deg)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</table:table-row>
        <table:table-row table:style-name="ro1">
          <table:table-cell table:style-name="ce2" office:value-type="float" office:value="0.95" table:number-columns-spanned="1" table:number-rows-spanned="10">
            <text:p>0.95</text:p>
          </table:table-cell>
          <table:table-cell table:style-name="ce4" office:value-type="float" office:value="-15">
            <text:p>-15.00</text:p>
          </table:table-cell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27" table:number-columns-repeated="2"/>
          <table:table-cell table:number-columns-repeated="2" table:style-name="ce15" office:value-type="float" office:value="0.00300095024309544">
            <text:p>0.0030</text:p>
          </table:table-cell>
          <table:table-cell table:number-columns-repeated="2" table:style-name="ce27" office:value-type="float" office:value="1">
            <text:p>1</text:p>
          </table:table-cell>
          <table:table-cell table:number-columns-repeated="2" table:style-name="ce15" office:value-type="float" office:value="0.0123716797023259">
            <text:p>0.0124</text:p>
          </table:table-cell>
          <table:table-cell table:number-columns-repeated="2" table:style-name="ce27" office:value-type="float" office:value="1">
            <text:p>1</text:p>
          </table:table-cell>
          <table:table-cell table:number-columns-repeated="2" table:style-name="ce15" office:value-type="float" office:value="0.0213157515169349">
            <text:p>0.0213</text:p>
          </table:table-cell>
          <table:table-cell table:style-name="ce27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number-columns-repeated="2" table:style-name="ce16" office:value-type="float" office:value="0.00787241909359704">
            <text:p>0.0079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17709674137518">
            <text:p>0.0177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77263331895532">
            <text:p>0.0277</text:p>
          </table:table-cell>
          <table:table-cell table:style-name="ce28" office:value-type="float" office:value="0">
            <text:p>0</text:p>
          </table:table-cell>
          <table:table-cell table:style-name="ce6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391452404360981">
            <text:p>0.0039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143430886910116">
            <text:p>0.0143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251990257774453">
            <text:p>0.0252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366066131006484">
            <text:p>0.0366</text:p>
          </table:table-cell>
          <table:table-cell table:style-name="ce29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352627099902803">
            <text:p>0.0004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950681934005759">
            <text:p>0.0095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207380569236684">
            <text:p>0.0207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332304143386393">
            <text:p>0.0332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465340599502784">
            <text:p>0.0465</text:p>
          </table:table-cell>
          <table:table-cell table:style-name="ce30" office:value-type="float" office:value="0">
            <text:p>0</text:p>
          </table:table-cell>
          <table:table-cell table:style-name="ce6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style-name="ce19" office:value-type="float" office:value="0.0051367155879154">
            <text:p>0.0051</text:p>
          </table:table-cell>
          <table:table-cell table:style-name="ce19" office:value-type="float" office:value="0.0354956803764954">
            <text:p>0.035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number-columns-repeated="2" table:style-name="ce19" office:value-type="float" office:value="0.0168194190071471">
            <text:p>0.0168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304281773004667">
            <text:p>0.0304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45570280230733">
            <text:p>0.0456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617385267769133">
            <text:p>0.0617</text:p>
          </table:table-cell>
          <table:table-cell table:number-columns-repeated="2" table:style-name="ce3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9" office:value-type="float" office:value="9.95985868259189">
            <text:p>9.96</text:p>
          </table:table-cell>
          <table:table-cell table:style-name="ce20" office:value-type="float" office:value="0.00755588629969295">
            <text:p>0.0076</text:p>
          </table:table-cell>
          <table:table-cell table:style-name="ce20" office:value-type="float" office:value="0.186760879227743">
            <text:p>0.186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20" office:value-type="float" office:value="0.021210117354298">
            <text:p>0.0212</text:p>
          </table:table-cell>
          <table:table-cell table:style-name="ce20" office:value-type="float" office:value="0.0670355803864564">
            <text:p>0.067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377284416797217">
            <text:p>0.0377</text:p>
          </table:table-cell>
          <table:table-cell table:style-name="ce20" office:value-type="float" office:value="0.0811748718558119">
            <text:p>0.08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551546595209156">
            <text:p>0.0552</text:p>
          </table:table-cell>
          <table:table-cell table:style-name="ce20" office:value-type="float" office:value="0.0872478887782249">
            <text:p>0.087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737906420602572">
            <text:p>0.0738</text:p>
          </table:table-cell>
          <table:table-cell table:style-name="ce20" office:value-type="float" office:value="0.078096399676743">
            <text:p>0.078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</table:table-row>
        <table:table-row table:style-name="ro1">
          <table:covered-table-cell table:style-name="ce1"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style-name="ce21" office:value-type="float" office:value="0.0215043501195522">
            <text:p>0.0215</text:p>
          </table:table-cell>
          <table:table-cell table:style-name="ce21" office:value-type="float" office:value="0.105932835822237">
            <text:p>0.1059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  <table:table-cell table:style-name="ce21" office:value-type="float" office:value="0.0367968766984637">
            <text:p>0.0368</text:p>
          </table:table-cell>
          <table:table-cell table:style-name="ce21" office:value-type="float" office:value="0.063047838771066">
            <text:p>0.06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7">
            <text:p>7</text:p>
          </table:table-cell>
          <table:table-cell table:style-name="ce21" office:value-type="float" office:value="0.0540248933975871">
            <text:p>0.0540</text:p>
          </table:table-cell>
          <table:table-cell table:style-name="ce21" office:value-type="float" office:value="0.0702020431279273">
            <text:p>0.070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701461688674319">
            <text:p>0.0701</text:p>
          </table:table-cell>
          <table:table-cell table:style-name="ce21" office:value-type="float" office:value="0.077907714462762">
            <text:p>0.0779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6">
            <text:p>6</text:p>
          </table:table-cell>
        </table:table-row>
        <table:table-row table:style-name="ro1">
          <table:covered-table-cell table:style-name="ce1"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177967057593988">
            <text:p>0.0178</text:p>
          </table:table-cell>
          <table:table-cell table:style-name="ce22" office:value-type="float" office:value="0.186284057011042">
            <text:p>0.186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22" office:value-type="float" office:value="0.0315468536148578">
            <text:p>0.0315</text:p>
          </table:table-cell>
          <table:table-cell table:style-name="ce22" office:value-type="float" office:value="0.0701947619398076">
            <text:p>0.070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453221657655507">
            <text:p>0.0453</text:p>
          </table:table-cell>
          <table:table-cell table:style-name="ce22" office:value-type="float" office:value="0.0767648087871207">
            <text:p>0.076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621874569723966">
            <text:p>0.0622</text:p>
          </table:table-cell>
          <table:table-cell table:style-name="ce22" office:value-type="float" office:value="0.0935453212239228">
            <text:p>0.093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</table:table-row>
        <table:table-row table:style-name="ro1">
          <table:covered-table-cell table:style-name="ce1"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26939737357139">
            <text:p>0.0127</text:p>
          </table:table-cell>
          <table:table-cell table:style-name="ce23" office:value-type="float" office:value="0.169483587790407">
            <text:p>0.169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23" office:value-type="float" office:value="0.0254818007961577">
            <text:p>0.0255</text:p>
          </table:table-cell>
          <table:table-cell table:style-name="ce42" office:value-type="float" office:value="0.0709202764616128">
            <text:p>0.0709</text:p>
          </table:table-cell>
          <table:table-cell table:style-name="ce52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23" office:value-type="float" office:value="0.0375570581754792">
            <text:p>0.0376</text:p>
          </table:table-cell>
          <table:table-cell table:style-name="ce23" office:value-type="float" office:value="0.0788031974632046">
            <text:p>0.078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497799661847436">
            <text:p>0.0498</text:p>
          </table:table-cell>
          <table:table-cell table:style-name="ce23" office:value-type="float" office:value="0.0925334105641187">
            <text:p>0.092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</table:table-row>
        <table:table-row table:style-name="ro1">
          <table:covered-table-cell table:style-name="ce1"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647736099960694">
            <text:p>0.0065</text:p>
          </table:table-cell>
          <table:table-cell table:style-name="ce24" office:value-type="float" office:value="0.218437391860337">
            <text:p>0.218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style-name="ce24" office:value-type="float" office:value="0.0197645667434894">
            <text:p>0.0198</text:p>
          </table:table-cell>
          <table:table-cell table:style-name="ce43" office:value-type="float" office:value="0.17255293224829">
            <text:p>0.1726</text:p>
          </table:table-cell>
          <table:table-cell table:style-name="ce53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style-name="ce24" office:value-type="float" office:value="0.0305041031142426">
            <text:p>0.0305</text:p>
          </table:table-cell>
          <table:table-cell table:style-name="ce24" office:value-type="float" office:value="0.0783491153983045">
            <text:p>0.078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41243672847737">
            <text:p>0.0412</text:p>
          </table:table-cell>
          <table:table-cell table:style-name="ce24" office:value-type="float" office:value="0.0893749635360615">
            <text:p>0.089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</table:table-row>
        <table:table-row table:style-name="ro1">
          <table:table-cell table:style-name="ce2" office:value-type="float" office:value="0.9" table:number-columns-spanned="1" table:number-rows-spanned="10">
            <text:p>0.9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style-name="ce25" office:value-type="float" office:value="0.00293808684851449">
            <text:p>0.0029</text:p>
          </table:table-cell>
          <table:table-cell table:style-name="ce44" office:value-type="float" office:value="0.00293808684851449">
            <text:p>0.0029</text:p>
          </table:table-cell>
          <table:table-cell table:style-name="ce54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25" office:value-type="float" office:value="0.0120457745336635">
            <text:p>0.0120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207190396711967">
            <text:p>0.0207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style-name="ce16" office:value-type="float" office:value="0.00766944575621675">
            <text:p>0.0077</text:p>
          </table:table-cell>
          <table:table-cell table:style-name="ce45" office:value-type="float" office:value="0.00766944575621675">
            <text:p>0.0077</text:p>
          </table:table-cell>
          <table:table-cell table:style-name="ce55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16" office:value-type="float" office:value="0.017210086792141">
            <text:p>0.0172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69135406365106">
            <text:p>0.0269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381290216090435">
            <text:p>0.0038</text:p>
          </table:table-cell>
          <table:table-cell table:number-columns-repeated="2" table:style-name="ce29" office:value-type="float" office:value="1">
            <text:p>1</text:p>
          </table:table-cell>
          <table:table-cell table:style-name="ce17" office:value-type="float" office:value="0.0139223414640397">
            <text:p>0.0139</text:p>
          </table:table-cell>
          <table:table-cell table:style-name="ce46" office:value-type="float" office:value="0.0139223414640397">
            <text:p>0.0139</text:p>
          </table:table-cell>
          <table:table-cell table:style-name="ce56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7" office:value-type="float" office:value="0.0244338202501173">
            <text:p>0.0244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354745866803154">
            <text:p>0.035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341562131348949">
            <text:p>0.0003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919418663438476">
            <text:p>0.0092</text:p>
          </table:table-cell>
          <table:table-cell table:number-columns-repeated="2" table:style-name="ce30" office:value-type="float" office:value="1">
            <text:p>1</text:p>
          </table:table-cell>
          <table:table-cell table:style-name="ce18" office:value-type="float" office:value="0.020054524967521">
            <text:p>0.0201</text:p>
          </table:table-cell>
          <table:table-cell table:style-name="ce47" office:value-type="float" office:value="0.020054524967521">
            <text:p>0.0201</text:p>
          </table:table-cell>
          <table:table-cell table:style-name="ce57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18" office:value-type="float" office:value="0.0321347421151472">
            <text:p>0.032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449999563004342">
            <text:p>0.04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style-name="ce19" office:value-type="float" office:value="0.00488114741381329">
            <text:p>0.0049</text:p>
          </table:table-cell>
          <table:table-cell table:style-name="ce19" office:value-type="float" office:value="0.0292516627141275">
            <text:p>0.029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number-columns-repeated="2" table:style-name="ce19" office:value-type="float" office:value="0.0161458957093013">
            <text:p>0.0161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9" office:value-type="float" office:value="0.029279953390664">
            <text:p>0.0293</text:p>
          </table:table-cell>
          <table:table-cell table:style-name="ce48" office:value-type="float" office:value="0.029279953390664">
            <text:p>0.0293</text:p>
          </table:table-cell>
          <table:table-cell table:style-name="ce58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19" office:value-type="float" office:value="0.0439024963122618">
            <text:p>0.0439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595222892619285">
            <text:p>0.0595</text:p>
          </table:table-cell>
          <table:table-cell table:number-columns-repeated="2" table:style-name="ce3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9" office:value-type="float" office:value="9.95985868259189">
            <text:p>9.96</text:p>
          </table:table-cell>
          <table:table-cell table:style-name="ce20" office:value-type="float" office:value="0.00625776363450026">
            <text:p>0.0063</text:p>
          </table:table-cell>
          <table:table-cell table:style-name="ce20" office:value-type="float" office:value="0.123965046998676">
            <text:p>0.124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20" office:value-type="float" office:value="0.0201460097358037">
            <text:p>0.0201</text:p>
          </table:table-cell>
          <table:table-cell table:style-name="ce20" office:value-type="float" office:value="0.0643412747097614">
            <text:p>0.064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360542958491115">
            <text:p>0.0361</text:p>
          </table:table-cell>
          <table:table-cell table:style-name="ce20" office:value-type="float" office:value="0.0720309212631605">
            <text:p>0.072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20" office:value-type="float" office:value="0.0528489637902572">
            <text:p>0.0528</text:p>
          </table:table-cell>
          <table:table-cell table:style-name="ce20" office:value-type="float" office:value="0.0773131697752627">
            <text:p>0.077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708168980762316">
            <text:p>0.0708</text:p>
          </table:table-cell>
          <table:table-cell table:style-name="ce20" office:value-type="float" office:value="0.0808553105775194">
            <text:p>0.080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</table:table-row>
        <table:table-row table:style-name="ro1">
          <table:covered-table-cell table:style-name="ce1"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40" table:number-columns-repeated="2"/>
          <table:table-cell table:style-name="ce21" office:value-type="float" office:value="0.0202210767367348">
            <text:p>0.0202</text:p>
          </table:table-cell>
          <table:table-cell table:style-name="ce21" office:value-type="float" office:value="0.18444479848102">
            <text:p>0.184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0">
            <text:p>10</text:p>
          </table:table-cell>
          <table:table-cell table:style-name="ce21" office:value-type="float" office:value="0.0349870540211432">
            <text:p>0.0350</text:p>
          </table:table-cell>
          <table:table-cell table:style-name="ce21" office:value-type="float" office:value="0.0655270016685987">
            <text:p>0.065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6">
            <text:p>6</text:p>
          </table:table-cell>
          <table:table-cell table:style-name="ce21" office:value-type="float" office:value="0.0515918132861342">
            <text:p>0.0516</text:p>
          </table:table-cell>
          <table:table-cell table:style-name="ce21" office:value-type="float" office:value="0.0652275896632195">
            <text:p>0.065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671569371324763">
            <text:p>0.0672</text:p>
          </table:table-cell>
          <table:table-cell table:style-name="ce21" office:value-type="float" office:value="0.0715586833881208">
            <text:p>0.0716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7">
            <text:p>7</text:p>
          </table:table-cell>
        </table:table-row>
        <table:table-row table:style-name="ro1">
          <table:covered-table-cell table:style-name="ce1"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165945166746311">
            <text:p>0.0166</text:p>
          </table:table-cell>
          <table:table-cell table:style-name="ce22" office:value-type="float" office:value="0.183868921577348">
            <text:p>0.183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22" office:value-type="float" office:value="0.029906925184334">
            <text:p>0.0299</text:p>
          </table:table-cell>
          <table:table-cell table:style-name="ce22" office:value-type="float" office:value="0.0635866332559159">
            <text:p>0.063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22" office:value-type="float" office:value="0.0432053449882879">
            <text:p>0.0432</text:p>
          </table:table-cell>
          <table:table-cell table:style-name="ce22" office:value-type="float" office:value="0.0700995447502941">
            <text:p>0.070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594547789409707">
            <text:p>0.0595</text:p>
          </table:table-cell>
          <table:table-cell table:style-name="ce22" office:value-type="float" office:value="0.0855647513204005">
            <text:p>0.085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</table:table-row>
        <table:table-row table:style-name="ro1">
          <table:covered-table-cell table:style-name="ce1"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16904274279201">
            <text:p>0.0117</text:p>
          </table:table-cell>
          <table:table-cell table:style-name="ce23" office:value-type="float" office:value="0.169775471620627">
            <text:p>0.169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23" office:value-type="float" office:value="0.0241057083143714">
            <text:p>0.0241</text:p>
          </table:table-cell>
          <table:table-cell table:style-name="ce23" office:value-type="float" office:value="0.0626350658908186">
            <text:p>0.06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23" office:value-type="float" office:value="0.0357599258465942">
            <text:p>0.0358</text:p>
          </table:table-cell>
          <table:table-cell table:style-name="ce23" office:value-type="float" office:value="0.0729938111625168">
            <text:p>0.073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23" office:value-type="float" office:value="0.0475518659213032">
            <text:p>0.0476</text:p>
          </table:table-cell>
          <table:table-cell table:style-name="ce23" office:value-type="float" office:value="0.0850058988849367">
            <text:p>0.085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</table:table-row>
        <table:table-row table:style-name="ro1">
          <table:covered-table-cell table:style-name="ce1"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554509810380011">
            <text:p>0.0055</text:p>
          </table:table-cell>
          <table:table-cell table:style-name="ce24" office:value-type="float" office:value="0.219777028497982">
            <text:p>0.2198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style-name="ce24" office:value-type="float" office:value="0.0186638077071493">
            <text:p>0.0187</text:p>
          </table:table-cell>
          <table:table-cell table:style-name="ce24" office:value-type="float" office:value="0.0808771844706864">
            <text:p>0.0809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290225904566588">
            <text:p>0.0290</text:p>
          </table:table-cell>
          <table:table-cell table:style-name="ce24" office:value-type="float" office:value="0.072404680799905">
            <text:p>0.072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393767901498014">
            <text:p>0.0394</text:p>
          </table:table-cell>
          <table:table-cell table:style-name="ce24" office:value-type="float" office:value="0.0825192773281793">
            <text:p>0.082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</table:table-row>
        <table:table-row table:style-name="ro1">
          <table:table-cell table:style-name="ce2" office:value-type="float" office:value="0.85" table:number-columns-spanned="1" table:number-rows-spanned="10">
            <text:p>0.85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number-columns-repeated="2" table:style-name="ce25" office:value-type="float" office:value="0.00287434173024614">
            <text:p>0.0029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17203579837297">
            <text:p>0.0117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201261639988386">
            <text:p>0.020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number-columns-repeated="2" table:style-name="ce16" office:value-type="float" office:value="0.00746648295455898">
            <text:p>0.0075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167135059435142">
            <text:p>0.0167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61090270086712">
            <text:p>0.026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371133275123259">
            <text:p>0.0037</text:p>
          </table:table-cell>
          <table:table-cell table:number-columns-repeated="2" table:style-name="ce29" office:value-type="float" office:value="1">
            <text:p>1</text:p>
          </table:table-cell>
          <table:table-cell table:style-name="ce17" office:value-type="float" office:value="0.0135059075202151">
            <text:p>0.0135</text:p>
          </table:table-cell>
          <table:table-cell table:style-name="ce46" office:value-type="float" office:value="0.0135059075202151">
            <text:p>0.0135</text:p>
          </table:table-cell>
          <table:table-cell table:style-name="ce56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7" office:value-type="float" office:value="0.0236788731173545">
            <text:p>0.0237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343598885390595">
            <text:p>0.034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330667102225402">
            <text:p>0.0003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88877766758344">
            <text:p>0.0089</text:p>
          </table:table-cell>
          <table:table-cell table:number-columns-repeated="2" table:style-name="ce30" office:value-type="float" office:value="1">
            <text:p>1</text:p>
          </table:table-cell>
          <table:table-cell table:style-name="ce18" office:value-type="float" office:value="0.0193849222354072">
            <text:p>0.0194</text:p>
          </table:table-cell>
          <table:table-cell table:style-name="ce47" office:value-type="float" office:value="0.0193849222354072">
            <text:p>0.0194</text:p>
          </table:table-cell>
          <table:table-cell table:style-name="ce57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18" office:value-type="float" office:value="0.0310616942971136">
            <text:p>0.031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434980622191061">
            <text:p>0.043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style-name="ce19" office:value-type="float" office:value="0.00464163158734854">
            <text:p>0.0046</text:p>
          </table:table-cell>
          <table:table-cell table:style-name="ce19" office:value-type="float" office:value="0.0237440632790757">
            <text:p>0.023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number-columns-repeated="2" table:style-name="ce19" office:value-type="float" office:value="0.0154984042568129">
            <text:p>0.0155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9" office:value-type="float" office:value="0.0281694575463578">
            <text:p>0.0282</text:p>
          </table:table-cell>
          <table:table-cell table:style-name="ce48" office:value-type="float" office:value="0.0281694575463578">
            <text:p>0.0282</text:p>
          </table:table-cell>
          <table:table-cell table:style-name="ce58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19" office:value-type="float" office:value="0.0422849498672417">
            <text:p>0.0423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573692282102878">
            <text:p>0.0574</text:p>
          </table:table-cell>
          <table:table-cell table:number-columns-repeated="2" table:style-name="ce31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9.95985868259189">
            <text:p>9.96</text:p>
          </table:table-cell>
          <table:table-cell table:style-name="ce20" office:value-type="float" office:value="0.00558664443758361">
            <text:p>0.0056</text:p>
          </table:table-cell>
          <table:table-cell table:style-name="ce20" office:value-type="float" office:value="0.0684443617921686">
            <text:p>0.0684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20" office:value-type="float" office:value="0.019149712336636">
            <text:p>0.0191</text:p>
          </table:table-cell>
          <table:table-cell table:style-name="ce20" office:value-type="float" office:value="0.0666220948942193">
            <text:p>0.066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344627155325221">
            <text:p>0.0345</text:p>
          </table:table-cell>
          <table:table-cell table:style-name="ce49" office:value-type="float" office:value="0.215958137057565">
            <text:p>0.2160</text:p>
          </table:table-cell>
          <table:table-cell table:style-name="ce41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20" office:value-type="float" office:value="0.050642030643993">
            <text:p>0.0506</text:p>
          </table:table-cell>
          <table:table-cell table:style-name="ce20" office:value-type="float" office:value="0.0715498468392397">
            <text:p>0.07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20" office:value-type="float" office:value="0.067959180764142">
            <text:p>0.0680</text:p>
          </table:table-cell>
          <table:table-cell table:style-name="ce20" office:value-type="float" office:value="0.0779696200775675">
            <text:p>0.078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</table:table-row>
        <table:table-row table:style-name="ro1">
          <table:covered-table-cell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style-name="ce21" office:value-type="float" office:value="0.0190497087640318">
            <text:p>0.0190</text:p>
          </table:table-cell>
          <table:table-cell table:style-name="ce21" office:value-type="float" office:value="0.0743862332346514">
            <text:p>0.074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332895542977547">
            <text:p>0.0333</text:p>
          </table:table-cell>
          <table:table-cell table:style-name="ce50" office:value-type="float" office:value="0.0582332639792647">
            <text:p>0.0582</text:p>
          </table:table-cell>
          <table:table-cell table:style-name="ce59" office:value-type="float" office:value="0">
            <text:p>0</text:p>
          </table:table-cell>
          <table:table-cell table:style-name="ce33" office:value-type="float" office:value="6">
            <text:p>6</text:p>
          </table:table-cell>
          <table:table-cell table:style-name="ce21" office:value-type="float" office:value="0.0492854901547235">
            <text:p>0.0493</text:p>
          </table:table-cell>
          <table:table-cell table:style-name="ce21" office:value-type="float" office:value="0.0585589652171874">
            <text:p>0.0586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643062625933233">
            <text:p>0.0643</text:p>
          </table:table-cell>
          <table:table-cell table:style-name="ce21" office:value-type="float" office:value="0.065685242373722">
            <text:p>0.0657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</table:table-row>
        <table:table-row table:style-name="ro1">
          <table:covered-table-cell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155199974151938">
            <text:p>0.0155</text:p>
          </table:table-cell>
          <table:table-cell table:style-name="ce22" office:value-type="float" office:value="0.185758275243742">
            <text:p>0.185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22" office:value-type="float" office:value="0.0283810029837839">
            <text:p>0.0284</text:p>
          </table:table-cell>
          <table:table-cell table:style-name="ce51" office:value-type="float" office:value="0.0594288978400916">
            <text:p>0.0594</text:p>
          </table:table-cell>
          <table:table-cell table:style-name="ce60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22" office:value-type="float" office:value="0.0412090230986899">
            <text:p>0.0412</text:p>
          </table:table-cell>
          <table:table-cell table:style-name="ce22" office:value-type="float" office:value="0.0653014736640893">
            <text:p>0.065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568597693025856">
            <text:p>0.0569</text:p>
          </table:table-cell>
          <table:table-cell table:style-name="ce22" office:value-type="float" office:value="0.0782159692873514">
            <text:p>0.078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</table:table-row>
        <table:table-row table:style-name="ro1">
          <table:covered-table-cell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08200196143478">
            <text:p>0.0108</text:p>
          </table:table-cell>
          <table:table-cell table:style-name="ce23" office:value-type="float" office:value="0.21016052517875">
            <text:p>0.210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23" office:value-type="float" office:value="0.0228320507181623">
            <text:p>0.0228</text:p>
          </table:table-cell>
          <table:table-cell table:style-name="ce42" office:value-type="float" office:value="0.0752045908241761">
            <text:p>0.0752</text:p>
          </table:table-cell>
          <table:table-cell table:style-name="ce52"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table:style-name="ce23" office:value-type="float" office:value="0.0340700977084116">
            <text:p>0.0341</text:p>
          </table:table-cell>
          <table:table-cell table:style-name="ce23" office:value-type="float" office:value="0.0670125942029365">
            <text:p>0.067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454399457710408">
            <text:p>0.0454</text:p>
          </table:table-cell>
          <table:table-cell table:style-name="ce23" office:value-type="float" office:value="0.0780849057924056">
            <text:p>0.078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</table:table-row>
        <table:table-row table:style-name="ro1">
          <table:covered-table-cell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486836517395961">
            <text:p>0.0049</text:p>
          </table:table-cell>
          <table:table-cell table:style-name="ce24" office:value-type="float" office:value="0.219728272621874">
            <text:p>0.219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style-name="ce24" office:value-type="float" office:value="0.0176490171412476">
            <text:p>0.0176</text:p>
          </table:table-cell>
          <table:table-cell table:style-name="ce43" office:value-type="float" office:value="0.218469340368435">
            <text:p>0.2185</text:p>
          </table:table-cell>
          <table:table-cell table:style-name="ce53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27631469292122">
            <text:p>0.0276</text:p>
          </table:table-cell>
          <table:table-cell table:style-name="ce24" office:value-type="float" office:value="0.0673002925625803">
            <text:p>0.067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24" office:value-type="float" office:value="0.0376088866074762">
            <text:p>0.0376</text:p>
          </table:table-cell>
          <table:table-cell table:style-name="ce24" office:value-type="float" office:value="0.0761663143590439">
            <text:p>0.076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</table:table-row>
        <table:table-row table:style-name="ro1">
          <table:table-cell table:style-name="ce3" office:value-type="float" office:value="0.8" table:number-columns-spanned="1" table:number-rows-spanned="10">
            <text:p>0.8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style-name="ce25" office:value-type="float" office:value="0.00281065831955418">
            <text:p>0.0028</text:p>
          </table:table-cell>
          <table:table-cell table:style-name="ce44" office:value-type="float" office:value="0.00281065831955418">
            <text:p>0.0028</text:p>
          </table:table-cell>
          <table:table-cell table:style-name="ce54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25" office:value-type="float" office:value="0.0113999842756736">
            <text:p>0.0114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95452018066009">
            <text:p>0.019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</table:table-row>
        <table:table-row table:style-name="ro1">
          <table:covered-table-cell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style-name="ce16" office:value-type="float" office:value="0.00726637424156618">
            <text:p>0.0073</text:p>
          </table:table-cell>
          <table:table-cell table:style-name="ce45" office:value-type="float" office:value="0.00726637424156618">
            <text:p>0.0073</text:p>
          </table:table-cell>
          <table:table-cell table:style-name="ce55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16" office:value-type="float" office:value="0.0162275419835254">
            <text:p>0.0162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53236844281597">
            <text:p>0.025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361124715768546">
            <text:p>0.0036</text:p>
          </table:table-cell>
          <table:table-cell table:number-columns-repeated="2" table:style-name="ce29" office:value-type="float" office:value="1">
            <text:p>1</text:p>
          </table:table-cell>
          <table:table-cell table:style-name="ce17" office:value-type="float" office:value="0.0130993185100081">
            <text:p>0.0131</text:p>
          </table:table-cell>
          <table:table-cell table:style-name="ce46" office:value-type="float" office:value="0.0130993185100081">
            <text:p>0.0131</text:p>
          </table:table-cell>
          <table:table-cell table:style-name="ce56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7" office:value-type="float" office:value="0.0229439723479734">
            <text:p>0.0229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332766784686698">
            <text:p>0.033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covered-table-cell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320084765437656">
            <text:p>0.0003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859134894336222">
            <text:p>0.0086</text:p>
          </table:table-cell>
          <table:table-cell table:number-columns-repeated="2" table:style-name="ce30" office:value-type="float" office:value="1">
            <text:p>1</text:p>
          </table:table-cell>
          <table:table-cell table:style-name="ce18" office:value-type="float" office:value="0.0187374549174173">
            <text:p>0.0187</text:p>
          </table:table-cell>
          <table:table-cell table:style-name="ce47" office:value-type="float" office:value="0.0187374549174173">
            <text:p>0.0187</text:p>
          </table:table-cell>
          <table:table-cell table:style-name="ce57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18" office:value-type="float" office:value="0.0300245063395748">
            <text:p>0.0300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420466980782157">
            <text:p>0.0420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style-name="ce19" office:value-type="float" office:value="0.00441921233918929">
            <text:p>0.0044</text:p>
          </table:table-cell>
          <table:table-cell table:style-name="ce19" office:value-type="float" office:value="0.0189816890294681">
            <text:p>0.019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number-columns-repeated="2" table:style-name="ce19" office:value-type="float" office:value="0.0148831555921165">
            <text:p>0.0149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9" office:value-type="float" office:value="0.0271084430051411">
            <text:p>0.0271</text:p>
          </table:table-cell>
          <table:table-cell table:style-name="ce48" office:value-type="float" office:value="0.0271084430051411">
            <text:p>0.0271</text:p>
          </table:table-cell>
          <table:table-cell table:style-name="ce58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19" office:value-type="float" office:value="0.0407353627670133">
            <text:p>0.0407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553034376271546">
            <text:p>0.0553</text:p>
          </table:table-cell>
          <table:table-cell table:number-columns-repeated="2" table:style-name="ce31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9.95985868259189">
            <text:p>9.96</text:p>
          </table:table-cell>
          <table:table-cell table:style-name="ce20" office:value-type="float" office:value="0.00514776430879005">
            <text:p>0.0051</text:p>
          </table:table-cell>
          <table:table-cell table:style-name="ce20" office:value-type="float" office:value="0.0845566659149883">
            <text:p>0.084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20" office:value-type="float" office:value="0.0182253296795842">
            <text:p>0.0182</text:p>
          </table:table-cell>
          <table:table-cell table:style-name="ce20" office:value-type="float" office:value="0.114787187038629">
            <text:p>0.114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0.0329657189741261">
            <text:p>0.0330</text:p>
          </table:table-cell>
          <table:table-cell table:style-name="ce49" office:value-type="float" office:value="0.0677837605049965">
            <text:p>0.0678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20" office:value-type="float" office:value="0.0485533792258757">
            <text:p>0.0486</text:p>
          </table:table-cell>
          <table:table-cell table:style-name="ce20" office:value-type="float" office:value="0.0647156835301737">
            <text:p>0.064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20" office:value-type="float" office:value="0.0652447484669239">
            <text:p>0.0652</text:p>
          </table:table-cell>
          <table:table-cell table:style-name="ce20" office:value-type="float" office:value="0.0708590412030008">
            <text:p>0.070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</table:table-row>
        <table:table-row table:style-name="ro1">
          <table:covered-table-cell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style-name="ce21" office:value-type="float" office:value="0.017986678343382">
            <text:p>0.0180</text:p>
          </table:table-cell>
          <table:table-cell table:style-name="ce21" office:value-type="float" office:value="0.0708724056266561">
            <text:p>0.0709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  <table:table-cell table:style-name="ce21" office:value-type="float" office:value="0.0317120386771099">
            <text:p>0.0317</text:p>
          </table:table-cell>
          <table:table-cell table:style-name="ce50" office:value-type="float" office:value="0.0545439263327898">
            <text:p>0.0545</text:p>
          </table:table-cell>
          <table:table-cell table:style-name="ce59" office:value-type="float" office:value="0">
            <text:p>0</text:p>
          </table:table-cell>
          <table:table-cell table:style-name="ce33" office:value-type="float" office:value="6">
            <text:p>6</text:p>
          </table:table-cell>
          <table:table-cell table:style-name="ce21" office:value-type="float" office:value="0.0471218467524592">
            <text:p>0.0471</text:p>
          </table:table-cell>
          <table:table-cell table:style-name="ce21" office:value-type="float" office:value="0.0548388252062586">
            <text:p>0.0548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  <table:table-cell table:number-columns-repeated="2" table:style-name="ce21" office:value-type="float" office:value="0.0616171315823859">
            <text:p>0.0616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</table:table-row>
        <table:table-row table:style-name="ro1">
          <table:covered-table-cell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14562060947569">
            <text:p>0.0146</text:p>
          </table:table-cell>
          <table:table-cell table:style-name="ce22" office:value-type="float" office:value="0.0726328203808291">
            <text:p>0.072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269727577190906">
            <text:p>0.0270</text:p>
          </table:table-cell>
          <table:table-cell table:style-name="ce22" office:value-type="float" office:value="0.0573499274152396">
            <text:p>0.057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22" office:value-type="float" office:value="0.0393444380466868">
            <text:p>0.0393</text:p>
          </table:table-cell>
          <table:table-cell table:style-name="ce22" office:value-type="float" office:value="0.0602690802974357">
            <text:p>0.060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544209514989396">
            <text:p>0.0544</text:p>
          </table:table-cell>
          <table:table-cell table:style-name="ce22" office:value-type="float" office:value="0.0715318509585852">
            <text:p>0.07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9">
            <text:p>9</text:p>
          </table:table-cell>
        </table:table-row>
        <table:table-row table:style-name="ro1">
          <table:covered-table-cell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00630145192764">
            <text:p>0.0101</text:p>
          </table:table-cell>
          <table:table-cell table:style-name="ce23" office:value-type="float" office:value="0.159067053882891">
            <text:p>0.159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1">
            <text:p>11</text:p>
          </table:table-cell>
          <table:table-cell table:style-name="ce23" office:value-type="float" office:value="0.0216619871135479">
            <text:p>0.0217</text:p>
          </table:table-cell>
          <table:table-cell table:style-name="ce23" office:value-type="float" office:value="0.0559181731100611">
            <text:p>0.055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23" office:value-type="float" office:value="0.0324958738835939">
            <text:p>0.0325</text:p>
          </table:table-cell>
          <table:table-cell table:style-name="ce23" office:value-type="float" office:value="0.0621742741046494">
            <text:p>0.062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table:style-name="ce23" office:value-type="float" office:value="0.0434590577135361">
            <text:p>0.0435</text:p>
          </table:table-cell>
          <table:table-cell table:style-name="ce23" office:value-type="float" office:value="0.071766250299639">
            <text:p>0.071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</table:table-row>
        <table:table-row table:style-name="ro1">
          <table:covered-table-cell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435491080202421">
            <text:p>0.0044</text:p>
          </table:table-cell>
          <table:table-cell table:style-name="ce24" office:value-type="float" office:value="0.195020684860779">
            <text:p>0.195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167202649327136">
            <text:p>0.0167</text:p>
          </table:table-cell>
          <table:table-cell table:style-name="ce24" office:value-type="float" office:value="0.0678063896620507">
            <text:p>0.0678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263375562018968">
            <text:p>0.0263</text:p>
          </table:table-cell>
          <table:table-cell table:style-name="ce24" office:value-type="float" office:value="0.0627650339516896">
            <text:p>0.0628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24" office:value-type="float" office:value="0.0359519748165493">
            <text:p>0.0360</text:p>
          </table:table-cell>
          <table:table-cell table:style-name="ce24" office:value-type="float" office:value="0.0703962415963433">
            <text:p>0.070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2">
          <table:table-cell table:number-columns-repeated="3"/>
          <table:table-cell table:style-name="ce26" table:number-columns-repeated="2"/>
          <table:table-cell table:number-columns-repeated="17"/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No Recovery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e</text:p>
          </table:table-cell>
          <table:table-cell office:value-type="string">
            <text:p>Tilt (deg)</text:p>
          </table:table-cell>
          <table:table-cell office:value-type="string">
            <text:p>Vc (m/s)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office:value-type="string">
            <text:p>Fn 1</text:p>
          </table:table-cell>
          <table:table-cell office:value-type="string">
            <text:p>Fn max</text:p>
          </table:table-cell>
          <table:table-cell office:value-type="string">
            <text:p>num Contacts</text:p>
          </table:table-cell>
          <table:table-cell office:value-type="string">
            <text:p>Vc_act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0.248736279298627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0352627099902803">
            <text:p>0.0004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0.548752353211861">
            <text:p>0.5487523532</text:p>
          </table:table-cell>
          <table:table-cell office:value-type="float" office:value="1">
            <text:p>1</text:p>
          </table:table-cell>
          <table:table-cell office:value-type="float" office:value="0.0193917539067289">
            <text:p>0.019391753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23" office:value-type="float" office:value="0.0051367155879154">
            <text:p>0.0051</text:p>
          </table:table-cell>
          <table:table-cell table:style-name="ce23" office:value-type="float" office:value="0.0354956803764954">
            <text:p>0.0355</text:p>
          </table:table-cell>
          <table:table-cell table:style-name="ce35" office:value-type="float" office:value="1">
            <text:p>1</text:p>
          </table:table-cell>
          <table:table-cell office:value-type="float" office:value="2.33468275589027">
            <text:p>2.3346827559</text:p>
          </table:table-cell>
          <table:table-cell office:value-type="float" office:value="6.62760288478846">
            <text:p>6.6276028848</text:p>
          </table:table-cell>
          <table:table-cell office:value-type="float" office:value="2">
            <text:p>2</text:p>
          </table:table-cell>
          <table:table-cell office:value-type="float" office:value="0.0998948944080773">
            <text:p>0.099894894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9.95913412651552">
            <text:p>9.96</text:p>
          </table:table-cell>
          <table:table-cell office:value-type="float" office:value="0.1">
            <text:p>0.1</text:p>
          </table:table-cell>
          <table:table-cell table:style-name="ce24" office:value-type="float" office:value="0.00755588629969295">
            <text:p>0.0076</text:p>
          </table:table-cell>
          <table:table-cell table:style-name="ce24" office:value-type="float" office:value="0.186760879227743">
            <text:p>0.1868</text:p>
          </table:table-cell>
          <table:table-cell table:style-name="ce36" office:value-type="float" office:value="0">
            <text:p>0</text:p>
          </table:table-cell>
          <table:table-cell office:value-type="float" office:value="2.88512032705231">
            <text:p>2.8851203271</text:p>
          </table:table-cell>
          <table:table-cell office:value-type="float" office:value="18.0236230222232">
            <text:p>18.0236230222</text:p>
          </table:table-cell>
          <table:table-cell office:value-type="float" office:value="9">
            <text:p>9</text:p>
          </table:table-cell>
          <table:table-cell office:value-type="float" office:value="0.0662976945319032">
            <text:p>0.0662976945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151302908913786">
            <text:p>0.0015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381430792106574">
            <text:p>0.0038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586191365787236">
            <text:p>0.0059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773286648727201">
            <text:p>0.0077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0.24873628115365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0341562131348949">
            <text:p>0.0003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0.546158565123955">
            <text:p>0.5461585651</text:p>
          </table:table-cell>
          <table:table-cell office:value-type="float" office:value="1">
            <text:p>1</text:p>
          </table:table-cell>
          <table:table-cell office:value-type="float" office:value="0.0193916314258487">
            <text:p>0.019391631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21" office:value-type="float" office:value="0.00488114741381329">
            <text:p>0.0049</text:p>
          </table:table-cell>
          <table:table-cell table:style-name="ce21" office:value-type="float" office:value="0.0292516627141275">
            <text:p>0.0293</text:p>
          </table:table-cell>
          <table:table-cell table:style-name="ce33" office:value-type="float" office:value="1">
            <text:p>1</text:p>
          </table:table-cell>
          <table:table-cell office:value-type="float" office:value="2.30737484225486">
            <text:p>2.3073748423</text:p>
          </table:table-cell>
          <table:table-cell office:value-type="float" office:value="6.05773224217028">
            <text:p>6.0577322422</text:p>
          </table:table-cell>
          <table:table-cell office:value-type="float" office:value="2">
            <text:p>2</text:p>
          </table:table-cell>
          <table:table-cell office:value-type="float" office:value="0.0998948441202634">
            <text:p>0.099894844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9.95913412691021">
            <text:p>9.96</text:p>
          </table:table-cell>
          <table:table-cell office:value-type="float" office:value="0.1">
            <text:p>0.1</text:p>
          </table:table-cell>
          <table:table-cell table:style-name="ce22" office:value-type="float" office:value="0.00625776363450026">
            <text:p>0.0063</text:p>
          </table:table-cell>
          <table:table-cell table:style-name="ce22" office:value-type="float" office:value="0.123965046998676">
            <text:p>0.1240</text:p>
          </table:table-cell>
          <table:table-cell table:style-name="ce34" office:value-type="float" office:value="0">
            <text:p>0</text:p>
          </table:table-cell>
          <table:table-cell office:value-type="float" office:value="2.63883668957336">
            <text:p>2.6388366896</text:p>
          </table:table-cell>
          <table:table-cell office:value-type="float" office:value="17.2937259999093">
            <text:p>17.2937259999</text:p>
          </table:table-cell>
          <table:table-cell office:value-type="float" office:value="8">
            <text:p>8</text:p>
          </table:table-cell>
          <table:table-cell office:value-type="float" office:value="0.0662974284108551">
            <text:p>0.066297428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151302908913786">
            <text:p>0.0015</text:p>
          </table:table-cell>
          <table:table-cell table:style-name="ce3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381430792106574">
            <text:p>0.0038</text:p>
          </table:table-cell>
          <table:table-cell table:style-name="ce3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586191365787236">
            <text:p>0.0059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773286648727201">
            <text:p>0.0077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">
            <text:p>0.0000</text:p>
          </table:table-cell>
          <table:table-cell table:style-name="ce3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0.24873628316107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0330667102225402">
            <text:p>0.0003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0.547766105980292">
            <text:p>0.547766106</text:p>
          </table:table-cell>
          <table:table-cell office:value-type="float" office:value="1">
            <text:p>1</text:p>
          </table:table-cell>
          <table:table-cell office:value-type="float" office:value="0.0193914990590996">
            <text:p>0.019391499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15" office:value-type="float" office:value="0.00464163158734854">
            <text:p>0.0046</text:p>
          </table:table-cell>
          <table:table-cell table:style-name="ce15" office:value-type="float" office:value="0.0237440632790757">
            <text:p>0.0237</text:p>
          </table:table-cell>
          <table:table-cell table:style-name="ce27" office:value-type="float" office:value="1">
            <text:p>1</text:p>
          </table:table-cell>
          <table:table-cell office:value-type="float" office:value="2.30069265837612">
            <text:p>2.3006926584</text:p>
          </table:table-cell>
          <table:table-cell office:value-type="float" office:value="5.53670403560721">
            <text:p>5.5367040356</text:p>
          </table:table-cell>
          <table:table-cell office:value-type="float" office:value="2">
            <text:p>2</text:p>
          </table:table-cell>
          <table:table-cell office:value-type="float" office:value="0.0998947897732784">
            <text:p>0.099894789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9.95913412733665">
            <text:p>9.96</text:p>
          </table:table-cell>
          <table:table-cell office:value-type="float" office:value="0.1">
            <text:p>0.1</text:p>
          </table:table-cell>
          <table:table-cell table:style-name="ce20" office:value-type="float" office:value="0.00558664443758361">
            <text:p>0.0056</text:p>
          </table:table-cell>
          <table:table-cell table:style-name="ce20" office:value-type="float" office:value="0.0684443617921686">
            <text:p>0.0684</text:p>
          </table:table-cell>
          <table:table-cell table:style-name="ce32" office:value-type="float" office:value="0">
            <text:p>0</text:p>
          </table:table-cell>
          <table:table-cell office:value-type="float" office:value="2.60004525130019">
            <text:p>2.6000452513</text:p>
          </table:table-cell>
          <table:table-cell office:value-type="float" office:value="15.8826580155251">
            <text:p>15.8826580155</text:p>
          </table:table-cell>
          <table:table-cell office:value-type="float" office:value="8">
            <text:p>8</text:p>
          </table:table-cell>
          <table:table-cell office:value-type="float" office:value="0.0662971408098161">
            <text:p>0.066297140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151302908913786">
            <text:p>0.0015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381430792106574">
            <text:p>0.0038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586191365787236">
            <text:p>0.0059</text:p>
          </table:table-cell>
          <table:table-cell table:style-name="ce3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773286648727201">
            <text:p>0.0077</text:p>
          </table:table-cell>
          <table:table-cell table:style-name="ce3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0.248736285300373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0320084765437656">
            <text:p>0.0003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0.553073103976003">
            <text:p>0.553073104</text:p>
          </table:table-cell>
          <table:table-cell office:value-type="float" office:value="1">
            <text:p>1</text:p>
          </table:table-cell>
          <table:table-cell office:value-type="float" office:value="0.0193913578462351">
            <text:p>0.019391357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23" office:value-type="float" office:value="0.00441921233918929">
            <text:p>0.0044</text:p>
          </table:table-cell>
          <table:table-cell table:style-name="ce23" office:value-type="float" office:value="0.0189816890294681">
            <text:p>0.0190</text:p>
          </table:table-cell>
          <table:table-cell table:style-name="ce35" office:value-type="float" office:value="1">
            <text:p>1</text:p>
          </table:table-cell>
          <table:table-cell office:value-type="float" office:value="2.31015966082253">
            <text:p>2.3101596608</text:p>
          </table:table-cell>
          <table:table-cell office:value-type="float" office:value="5.05133902677856">
            <text:p>5.0513390268</text:p>
          </table:table-cell>
          <table:table-cell office:value-type="float" office:value="2">
            <text:p>2</text:p>
          </table:table-cell>
          <table:table-cell office:value-type="float" office:value="0.0998947317939654">
            <text:p>0.099894731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9.95913412779167">
            <text:p>9.96</text:p>
          </table:table-cell>
          <table:table-cell office:value-type="float" office:value="0.1">
            <text:p>0.1</text:p>
          </table:table-cell>
          <table:table-cell table:style-name="ce24" office:value-type="float" office:value="0.00514776430879005">
            <text:p>0.0051</text:p>
          </table:table-cell>
          <table:table-cell table:style-name="ce24" office:value-type="float" office:value="0.0845566659149883">
            <text:p>0.0846</text:p>
          </table:table-cell>
          <table:table-cell table:style-name="ce36" office:value-type="float" office:value="0">
            <text:p>0</text:p>
          </table:table-cell>
          <table:table-cell office:value-type="float" office:value="2.58316105523226">
            <text:p>2.5831610552</text:p>
          </table:table-cell>
          <table:table-cell office:value-type="float" office:value="55.9432294159518">
            <text:p>55.943229416</text:p>
          </table:table-cell>
          <table:table-cell office:value-type="float" office:value="6">
            <text:p>6</text:p>
          </table:table-cell>
          <table:table-cell office:value-type="float" office:value="0.0662968339878257">
            <text:p>0.06629683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151302908913786">
            <text:p>0.0015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381430792106574">
            <text:p>0.0038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586191365787236">
            <text:p>0.0059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773286648727201">
            <text:p>0.0077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0391452404360981">
            <text:p>0.0039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2.01276166612363">
            <text:p>2.0127616661</text:p>
          </table:table-cell>
          <table:table-cell office:value-type="float" office:value="1">
            <text:p>1</text:p>
          </table:table-cell>
          <table:table-cell office:value-type="float" office:value="0.158108830768456">
            <text:p>0.1581088308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0.24875266172867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0" office:value-type="float" office:value="0.00950681934005759">
            <text:p>0.0095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3.25200275644998">
            <text:p>3.2520027564</text:p>
          </table:table-cell>
          <table:table-cell office:value-type="float" office:value="1">
            <text:p>1</text:p>
          </table:table-cell>
          <table:table-cell office:value-type="float" office:value="0.239329468646403">
            <text:p>0.239329468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4.86029900772066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168194190071471">
            <text:p>0.0168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4.42748077421815">
            <text:p>4.4274807742</text:p>
          </table:table-cell>
          <table:table-cell office:value-type="float" office:value="1">
            <text:p>1</text:p>
          </table:table-cell>
          <table:table-cell office:value-type="float" office:value="0.296289319647269">
            <text:p>0.296289319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9.95906923239424">
            <text:p>9.96</text:p>
          </table:table-cell>
          <table:table-cell office:value-type="float" office:value="0.3">
            <text:p>0.3</text:p>
          </table:table-cell>
          <table:table-cell table:style-name="ce22" office:value-type="float" office:value="0.021210117354298">
            <text:p>0.0212</text:p>
          </table:table-cell>
          <table:table-cell table:style-name="ce22" office:value-type="float" office:value="0.0670355803864564">
            <text:p>0.0670</text:p>
          </table:table-cell>
          <table:table-cell table:style-name="ce34" office:value-type="float" office:value="0">
            <text:p>0</text:p>
          </table:table-cell>
          <table:table-cell office:value-type="float" office:value="5.01926686739726">
            <text:p>5.0192668674</text:p>
          </table:table-cell>
          <table:table-cell office:value-type="float" office:value="9.3394135653526">
            <text:p>9.3394135654</text:p>
          </table:table-cell>
          <table:table-cell office:value-type="float" office:value="8">
            <text:p>8</text:p>
          </table:table-cell>
          <table:table-cell office:value-type="float" office:value="0.289810907332895">
            <text:p>0.2898109073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15.0374906895377">
            <text:p>15.04</text:p>
          </table:table-cell>
          <table:table-cell office:value-type="float" office:value="0.3">
            <text:p>0.3</text:p>
          </table:table-cell>
          <table:table-cell table:style-name="ce23" office:value-type="float" office:value="0.0215043501195522">
            <text:p>0.0215</text:p>
          </table:table-cell>
          <table:table-cell table:style-name="ce23" office:value-type="float" office:value="0.105932835822237">
            <text:p>0.1059</text:p>
          </table:table-cell>
          <table:table-cell table:style-name="ce35" office:value-type="float" office:value="0">
            <text:p>0</text:p>
          </table:table-cell>
          <table:table-cell office:value-type="float" office:value="5.06639851622537">
            <text:p>5.0663985162</text:p>
          </table:table-cell>
          <table:table-cell office:value-type="float" office:value="13.6161117819112">
            <text:p>13.6161117819</text:p>
          </table:table-cell>
          <table:table-cell office:value-type="float" office:value="9">
            <text:p>9</text:p>
          </table:table-cell>
          <table:table-cell office:value-type="float" office:value="0.267175746074434">
            <text:p>0.267175746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4" office:value-type="float" office:value="0.0177967057593988">
            <text:p>0.0178</text:p>
          </table:table-cell>
          <table:table-cell table:style-name="ce24" office:value-type="float" office:value="0.186284057011042">
            <text:p>0.1863</text:p>
          </table:table-cell>
          <table:table-cell table:style-name="ce36" office:value-type="float" office:value="0">
            <text:p>0</text:p>
          </table:table-cell>
          <table:table-cell office:value-type="float" office:value="4.58446409362028">
            <text:p>4.5844640936</text:p>
          </table:table-cell>
          <table:table-cell office:value-type="float" office:value="17.4386343840962">
            <text:p>17.4386343841</text:p>
          </table:table-cell>
          <table:table-cell office:value-type="float" office:value="10">
            <text:p>10</text:p>
          </table:table-cell>
          <table:table-cell office:value-type="float" office:value="0.228468295655278">
            <text:p>0.2284682957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25.0864433827205">
            <text:p>25.09</text:p>
          </table:table-cell>
          <table:table-cell office:value-type="float" office:value="0.3">
            <text:p>0.3</text:p>
          </table:table-cell>
          <table:table-cell table:style-name="ce15" office:value-type="float" office:value="0.0126939737357139">
            <text:p>0.0127</text:p>
          </table:table-cell>
          <table:table-cell table:style-name="ce15" office:value-type="float" office:value="0.169483587790407">
            <text:p>0.1695</text:p>
          </table:table-cell>
          <table:table-cell table:style-name="ce27" office:value-type="float" office:value="0">
            <text:p>0</text:p>
          </table:table-cell>
          <table:table-cell office:value-type="float" office:value="3.82716101216013">
            <text:p>3.8271610122</text:p>
          </table:table-cell>
          <table:table-cell office:value-type="float" office:value="16.547984187159">
            <text:p>16.5479841872</text:p>
          </table:table-cell>
          <table:table-cell office:value-type="float" office:value="10">
            <text:p>10</text:p>
          </table:table-cell>
          <table:table-cell office:value-type="float" office:value="0.168627598139666">
            <text:p>0.168627598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30.0309689196844">
            <text:p>30.03</text:p>
          </table:table-cell>
          <table:table-cell office:value-type="float" office:value="0.3">
            <text:p>0.3</text:p>
          </table:table-cell>
          <table:table-cell table:style-name="ce20" office:value-type="float" office:value="0.00647736099960694">
            <text:p>0.0065</text:p>
          </table:table-cell>
          <table:table-cell table:style-name="ce20" office:value-type="float" office:value="0.218437391860337">
            <text:p>0.2184</text:p>
          </table:table-cell>
          <table:table-cell table:style-name="ce32" office:value-type="float" office:value="0">
            <text:p>0</text:p>
          </table:table-cell>
          <table:table-cell office:value-type="float" office:value="2.71551200390702">
            <text:p>2.7155120039</text:p>
          </table:table-cell>
          <table:table-cell office:value-type="float" office:value="413.219093478284">
            <text:p>413.2190934783</text:p>
          </table:table-cell>
          <table:table-cell office:value-type="float" office:value="12">
            <text:p>12</text:p>
          </table:table-cell>
          <table:table-cell office:value-type="float" office:value="0.0505591326646921">
            <text:p>0.0505591327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">
            <text:p>0.0000</text:p>
          </table:table-cell>
          <table:table-cell table:style-name="ce3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0381290216090435">
            <text:p>0.0038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2.00834112075536">
            <text:p>2.0083411208</text:p>
          </table:table-cell>
          <table:table-cell office:value-type="float" office:value="1">
            <text:p>1</text:p>
          </table:table-cell>
          <table:table-cell office:value-type="float" office:value="0.158108126398657">
            <text:p>0.158108126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0.248752655610113">
            <text:p>0.25</text:p>
          </table:table-cell>
          <table:table-cell office:value-type="float" office:value="0.3">
            <text:p>0.3</text:p>
          </table:table-cell>
          <table:table-cell table:style-name="ce24" office:value-type="float" office:value="0.00919418663438476">
            <text:p>0.0092</text:p>
          </table:table-cell>
          <table:table-cell table:style-name="ce64" office:value-type="float" office:value="0.00919418663438476">
            <text:p>0.0092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3.23709472194226">
            <text:p>3.2370947219</text:p>
          </table:table-cell>
          <table:table-cell office:value-type="float" office:value="1">
            <text:p>1</text:p>
          </table:table-cell>
          <table:table-cell office:value-type="float" office:value="0.239329392680318">
            <text:p>0.2393293927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4.86029900302031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161458957093013">
            <text:p>0.0161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4.39431915174085">
            <text:p>4.3943191517</text:p>
          </table:table-cell>
          <table:table-cell office:value-type="float" office:value="1">
            <text:p>1</text:p>
          </table:table-cell>
          <table:table-cell office:value-type="float" office:value="0.29628854521302">
            <text:p>0.296288545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9.95906923455432">
            <text:p>9.96</text:p>
          </table:table-cell>
          <table:table-cell office:value-type="float" office:value="0.3">
            <text:p>0.3</text:p>
          </table:table-cell>
          <table:table-cell table:style-name="ce20" office:value-type="float" office:value="0.0201460097358037">
            <text:p>0.0201</text:p>
          </table:table-cell>
          <table:table-cell table:style-name="ce20" office:value-type="float" office:value="0.0643412747097614">
            <text:p>0.0643</text:p>
          </table:table-cell>
          <table:table-cell table:style-name="ce32" office:value-type="float" office:value="0">
            <text:p>0</text:p>
          </table:table-cell>
          <table:table-cell office:value-type="float" office:value="4.95571437487538">
            <text:p>4.9557143749</text:p>
          </table:table-cell>
          <table:table-cell office:value-type="float" office:value="9.27965883510926">
            <text:p>9.2796588351</text:p>
          </table:table-cell>
          <table:table-cell office:value-type="float" office:value="8">
            <text:p>8</text:p>
          </table:table-cell>
          <table:table-cell office:value-type="float" office:value="0.289809556780042">
            <text:p>0.2898095568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15.0374906844099">
            <text:p>15.04</text:p>
          </table:table-cell>
          <table:table-cell office:value-type="float" office:value="0.3">
            <text:p>0.3</text:p>
          </table:table-cell>
          <table:table-cell table:style-name="ce21" office:value-type="float" office:value="0.0202210767367348">
            <text:p>0.0202</text:p>
          </table:table-cell>
          <table:table-cell table:style-name="ce21" office:value-type="float" office:value="0.18444479848102">
            <text:p>0.1844</text:p>
          </table:table-cell>
          <table:table-cell table:style-name="ce33" office:value-type="float" office:value="0">
            <text:p>0</text:p>
          </table:table-cell>
          <table:table-cell office:value-type="float" office:value="4.99339831739397">
            <text:p>4.9933983174</text:p>
          </table:table-cell>
          <table:table-cell office:value-type="float" office:value="20.6261555814068">
            <text:p>20.6261555814</text:p>
          </table:table-cell>
          <table:table-cell office:value-type="float" office:value="10">
            <text:p>10</text:p>
          </table:table-cell>
          <table:table-cell office:value-type="float" office:value="0.267175661352701">
            <text:p>0.267175661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2" office:value-type="float" office:value="0.0165945166746311">
            <text:p>0.0166</text:p>
          </table:table-cell>
          <table:table-cell table:style-name="ce22" office:value-type="float" office:value="0.183868921577348">
            <text:p>0.1839</text:p>
          </table:table-cell>
          <table:table-cell table:style-name="ce34" office:value-type="float" office:value="0">
            <text:p>0</text:p>
          </table:table-cell>
          <table:table-cell office:value-type="float" office:value="4.51674789505806">
            <text:p>4.5167478951</text:p>
          </table:table-cell>
          <table:table-cell office:value-type="float" office:value="19.9470177788474">
            <text:p>19.9470177788</text:p>
          </table:table-cell>
          <table:table-cell office:value-type="float" office:value="10">
            <text:p>10</text:p>
          </table:table-cell>
          <table:table-cell office:value-type="float" office:value="0.228467774538418">
            <text:p>0.2284677745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25.086443398934">
            <text:p>25.09</text:p>
          </table:table-cell>
          <table:table-cell office:value-type="float" office:value="0.3">
            <text:p>0.3</text:p>
          </table:table-cell>
          <table:table-cell table:style-name="ce23" office:value-type="float" office:value="0.0116904274279201">
            <text:p>0.0117</text:p>
          </table:table-cell>
          <table:table-cell table:style-name="ce23" office:value-type="float" office:value="0.169775471620627">
            <text:p>0.1698</text:p>
          </table:table-cell>
          <table:table-cell table:style-name="ce35" office:value-type="float" office:value="0">
            <text:p>0</text:p>
          </table:table-cell>
          <table:table-cell office:value-type="float" office:value="3.75789081989396">
            <text:p>3.7578908199</text:p>
          </table:table-cell>
          <table:table-cell office:value-type="float" office:value="18.5536872048984">
            <text:p>18.5536872049</text:p>
          </table:table-cell>
          <table:table-cell office:value-type="float" office:value="10">
            <text:p>10</text:p>
          </table:table-cell>
          <table:table-cell office:value-type="float" office:value="0.168626916898583">
            <text:p>0.1686269169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30.030968927618">
            <text:p>30.03</text:p>
          </table:table-cell>
          <table:table-cell office:value-type="float" office:value="0.3">
            <text:p>0.3</text:p>
          </table:table-cell>
          <table:table-cell table:style-name="ce24" office:value-type="float" office:value="0.00554509810380011">
            <text:p>0.0055</text:p>
          </table:table-cell>
          <table:table-cell table:style-name="ce24" office:value-type="float" office:value="0.219777028497982">
            <text:p>0.2198</text:p>
          </table:table-cell>
          <table:table-cell table:style-name="ce36" office:value-type="float" office:value="0">
            <text:p>0</text:p>
          </table:table-cell>
          <table:table-cell office:value-type="float" office:value="2.63083047191632">
            <text:p>2.6308304719</text:p>
          </table:table-cell>
          <table:table-cell office:value-type="float" office:value="753.250511659168">
            <text:p>753.2505116592</text:p>
          </table:table-cell>
          <table:table-cell office:value-type="float" office:value="10">
            <text:p>10</text:p>
          </table:table-cell>
          <table:table-cell office:value-type="float" office:value="0.0505588963512491">
            <text:p>0.050558896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20" office:value-type="float" office:value="0">
            <text:p>0.0000</text:p>
          </table:table-cell>
          <table:table-cell table:style-name="ce65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0371133275123259">
            <text:p>0.0037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2.01895728022744">
            <text:p>2.0189572802</text:p>
          </table:table-cell>
          <table:table-cell office:value-type="float" office:value="1">
            <text:p>1</text:p>
          </table:table-cell>
          <table:table-cell office:value-type="float" office:value="0.158107365177148">
            <text:p>0.158107365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0.24875264899924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.0088877766758344">
            <text:p>0.0089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3.24779385085855">
            <text:p>3.2477938509</text:p>
          </table:table-cell>
          <table:table-cell office:value-type="float" office:value="1">
            <text:p>1</text:p>
          </table:table-cell>
          <table:table-cell office:value-type="float" office:value="0.239329310577927">
            <text:p>0.239329310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4.86029899794053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154984042568129">
            <text:p>0.0155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4.3976569905939">
            <text:p>4.3976569906</text:p>
          </table:table-cell>
          <table:table-cell office:value-type="float" office:value="1">
            <text:p>1</text:p>
          </table:table-cell>
          <table:table-cell office:value-type="float" office:value="0.296287708269078">
            <text:p>0.2962877083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9.95906923688871">
            <text:p>9.96</text:p>
          </table:table-cell>
          <table:table-cell office:value-type="float" office:value="0.3">
            <text:p>0.3</text:p>
          </table:table-cell>
          <table:table-cell table:style-name="ce24" office:value-type="float" office:value="0.019149712336636">
            <text:p>0.0191</text:p>
          </table:table-cell>
          <table:table-cell table:style-name="ce64" office:value-type="float" office:value="0.0666220948942193">
            <text:p>0.0666</text:p>
          </table:table-cell>
          <table:table-cell table:style-name="ce36" office:value-type="float" office:value="0">
            <text:p>0</text:p>
          </table:table-cell>
          <table:table-cell office:value-type="float" office:value="4.9363771778169">
            <text:p>4.9363771778</text:p>
          </table:table-cell>
          <table:table-cell office:value-type="float" office:value="24.2949903649928">
            <text:p>24.294990365</text:p>
          </table:table-cell>
          <table:table-cell office:value-type="float" office:value="8">
            <text:p>8</text:p>
          </table:table-cell>
          <table:table-cell office:value-type="float" office:value="0.289808097217936">
            <text:p>0.289808097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15.0374906788683">
            <text:p>15.04</text:p>
          </table:table-cell>
          <table:table-cell office:value-type="float" office:value="0.3">
            <text:p>0.3</text:p>
          </table:table-cell>
          <table:table-cell table:style-name="ce15" office:value-type="float" office:value="0.0190497087640318">
            <text:p>0.0190</text:p>
          </table:table-cell>
          <table:table-cell table:style-name="ce15" office:value-type="float" office:value="0.0743862332346514">
            <text:p>0.0744</text:p>
          </table:table-cell>
          <table:table-cell table:style-name="ce27" office:value-type="float" office:value="0">
            <text:p>0</text:p>
          </table:table-cell>
          <table:table-cell office:value-type="float" office:value="4.96777374271851">
            <text:p>4.9677737427</text:p>
          </table:table-cell>
          <table:table-cell office:value-type="float" office:value="14.9842773234621">
            <text:p>14.9842773235</text:p>
          </table:table-cell>
          <table:table-cell office:value-type="float" office:value="8">
            <text:p>8</text:p>
          </table:table-cell>
          <table:table-cell office:value-type="float" office:value="0.267175569787314">
            <text:p>0.267175569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0" office:value-type="float" office:value="0.0155199974151938">
            <text:p>0.0155</text:p>
          </table:table-cell>
          <table:table-cell table:style-name="ce20" office:value-type="float" office:value="0.185758275243742">
            <text:p>0.1858</text:p>
          </table:table-cell>
          <table:table-cell table:style-name="ce32" office:value-type="float" office:value="0">
            <text:p>0</text:p>
          </table:table-cell>
          <table:table-cell office:value-type="float" office:value="4.49410370080748">
            <text:p>4.4941037008</text:p>
          </table:table-cell>
          <table:table-cell office:value-type="float" office:value="24.1243588516628">
            <text:p>24.1243588517</text:p>
          </table:table-cell>
          <table:table-cell office:value-type="float" office:value="10">
            <text:p>10</text:p>
          </table:table-cell>
          <table:table-cell office:value-type="float" office:value="0.228467211357642">
            <text:p>0.228467211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25.0864434164565">
            <text:p>25.09</text:p>
          </table:table-cell>
          <table:table-cell office:value-type="float" office:value="0.3">
            <text:p>0.3</text:p>
          </table:table-cell>
          <table:table-cell table:style-name="ce21" office:value-type="float" office:value="0.0108200196143478">
            <text:p>0.0108</text:p>
          </table:table-cell>
          <table:table-cell table:style-name="ce21" office:value-type="float" office:value="0.21016052517875">
            <text:p>0.2102</text:p>
          </table:table-cell>
          <table:table-cell table:style-name="ce33" office:value-type="float" office:value="0">
            <text:p>0</text:p>
          </table:table-cell>
          <table:table-cell office:value-type="float" office:value="3.72920582008406">
            <text:p>3.7292058201</text:p>
          </table:table-cell>
          <table:table-cell office:value-type="float" office:value="21.6445625821333">
            <text:p>21.6445625821</text:p>
          </table:table-cell>
          <table:table-cell office:value-type="float" office:value="9">
            <text:p>9</text:p>
          </table:table-cell>
          <table:table-cell office:value-type="float" office:value="0.168626180672515">
            <text:p>0.1686261807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30.0309689361923">
            <text:p>30.03</text:p>
          </table:table-cell>
          <table:table-cell office:value-type="float" office:value="0.3">
            <text:p>0.3</text:p>
          </table:table-cell>
          <table:table-cell table:style-name="ce22" office:value-type="float" office:value="0.00486836517395961">
            <text:p>0.0049</text:p>
          </table:table-cell>
          <table:table-cell table:style-name="ce22" office:value-type="float" office:value="0.219728272621874">
            <text:p>0.2197</text:p>
          </table:table-cell>
          <table:table-cell table:style-name="ce34" office:value-type="float" office:value="0">
            <text:p>0</text:p>
          </table:table-cell>
          <table:table-cell office:value-type="float" office:value="2.58601866865393">
            <text:p>2.5860186687</text:p>
          </table:table-cell>
          <table:table-cell office:value-type="float" office:value="215.185577984625">
            <text:p>215.1855779846</text:p>
          </table:table-cell>
          <table:table-cell office:value-type="float" office:value="12">
            <text:p>12</text:p>
          </table:table-cell>
          <table:table-cell office:value-type="float" office:value="0.0505586409645353">
            <text:p>0.05055864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0361124715768546">
            <text:p>0.0036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2.04295947062332">
            <text:p>2.0429594706</text:p>
          </table:table-cell>
          <table:table-cell office:value-type="float" office:value="1">
            <text:p>1</text:p>
          </table:table-cell>
          <table:table-cell office:value-type="float" office:value="0.158106553083502">
            <text:p>0.158106553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0.248752641945902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0" office:value-type="float" office:value="0.00859134894336222">
            <text:p>0.0086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3.28016592462098">
            <text:p>3.2801659246</text:p>
          </table:table-cell>
          <table:table-cell office:value-type="float" office:value="1">
            <text:p>1</text:p>
          </table:table-cell>
          <table:table-cell office:value-type="float" office:value="0.239329222983093">
            <text:p>0.23932922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4.86029899252139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148831555921165">
            <text:p>0.0149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4.4307882854275">
            <text:p>4.4307882854</text:p>
          </table:table-cell>
          <table:table-cell office:value-type="float" office:value="1">
            <text:p>1</text:p>
          </table:table-cell>
          <table:table-cell office:value-type="float" office:value="0.296286815389201">
            <text:p>0.296286815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9.9590692393791">
            <text:p>9.96</text:p>
          </table:table-cell>
          <table:table-cell office:value-type="float" office:value="0.3">
            <text:p>0.3</text:p>
          </table:table-cell>
          <table:table-cell table:style-name="ce22" office:value-type="float" office:value="0.0182253296795842">
            <text:p>0.0182</text:p>
          </table:table-cell>
          <table:table-cell table:style-name="ce22" office:value-type="float" office:value="0.114787187038629">
            <text:p>0.1148</text:p>
          </table:table-cell>
          <table:table-cell table:style-name="ce34" office:value-type="float" office:value="0">
            <text:p>0</text:p>
          </table:table-cell>
          <table:table-cell office:value-type="float" office:value="4.95236815156843">
            <text:p>4.9523681516</text:p>
          </table:table-cell>
          <table:table-cell office:value-type="float" office:value="104.01354527267">
            <text:p>104.0135452727</text:p>
          </table:table-cell>
          <table:table-cell office:value-type="float" office:value="8">
            <text:p>8</text:p>
          </table:table-cell>
          <table:table-cell office:value-type="float" office:value="0.289806540111285">
            <text:p>0.289806540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15.0374906729565">
            <text:p>15.04</text:p>
          </table:table-cell>
          <table:table-cell office:value-type="float" office:value="0.3">
            <text:p>0.3</text:p>
          </table:table-cell>
          <table:table-cell table:style-name="ce23" office:value-type="float" office:value="0.017986678343382">
            <text:p>0.0180</text:p>
          </table:table-cell>
          <table:table-cell table:style-name="ce23" office:value-type="float" office:value="0.0708724056266561">
            <text:p>0.0709</text:p>
          </table:table-cell>
          <table:table-cell table:style-name="ce35" office:value-type="float" office:value="0">
            <text:p>0</text:p>
          </table:table-cell>
          <table:table-cell office:value-type="float" office:value="4.97677916755169">
            <text:p>4.9767791676</text:p>
          </table:table-cell>
          <table:table-cell office:value-type="float" office:value="29.6893353744528">
            <text:p>29.6893353745</text:p>
          </table:table-cell>
          <table:table-cell office:value-type="float" office:value="9">
            <text:p>9</text:p>
          </table:table-cell>
          <table:table-cell office:value-type="float" office:value="0.267175472096326">
            <text:p>0.267175472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4" office:value-type="float" office:value="0.014562060947569">
            <text:p>0.0146</text:p>
          </table:table-cell>
          <table:table-cell table:style-name="ce24" office:value-type="float" office:value="0.0726328203808291">
            <text:p>0.0726</text:p>
          </table:table-cell>
          <table:table-cell table:style-name="ce36" office:value-type="float" office:value="0">
            <text:p>0</text:p>
          </table:table-cell>
          <table:table-cell office:value-type="float" office:value="4.50142221453307">
            <text:p>4.5014222145</text:p>
          </table:table-cell>
          <table:table-cell office:value-type="float" office:value="30.0883709455387">
            <text:p>30.0883709455</text:p>
          </table:table-cell>
          <table:table-cell office:value-type="float" office:value="8">
            <text:p>8</text:p>
          </table:table-cell>
          <table:table-cell office:value-type="float" office:value="0.228466610536187">
            <text:p>0.2284666105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25.0864434351505">
            <text:p>25.09</text:p>
          </table:table-cell>
          <table:table-cell office:value-type="float" office:value="0.3">
            <text:p>0.3</text:p>
          </table:table-cell>
          <table:table-cell table:style-name="ce15" office:value-type="float" office:value="0.0100630145192764">
            <text:p>0.0101</text:p>
          </table:table-cell>
          <table:table-cell table:style-name="ce15" office:value-type="float" office:value="0.159067053882891">
            <text:p>0.1591</text:p>
          </table:table-cell>
          <table:table-cell table:style-name="ce27" office:value-type="float" office:value="0">
            <text:p>0</text:p>
          </table:table-cell>
          <table:table-cell office:value-type="float" office:value="3.7257274710849">
            <text:p>3.7257274711</text:p>
          </table:table-cell>
          <table:table-cell office:value-type="float" office:value="133.358643572009">
            <text:p>133.358643572</text:p>
          </table:table-cell>
          <table:table-cell office:value-type="float" office:value="11">
            <text:p>11</text:p>
          </table:table-cell>
          <table:table-cell office:value-type="float" office:value="0.168625395244676">
            <text:p>0.168625395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30.03096894534">
            <text:p>30.03</text:p>
          </table:table-cell>
          <table:table-cell office:value-type="float" office:value="0.3">
            <text:p>0.3</text:p>
          </table:table-cell>
          <table:table-cell table:style-name="ce20" office:value-type="float" office:value="0.00435491080202421">
            <text:p>0.0044</text:p>
          </table:table-cell>
          <table:table-cell table:style-name="ce20" office:value-type="float" office:value="0.195020684860779">
            <text:p>0.1950</text:p>
          </table:table-cell>
          <table:table-cell table:style-name="ce32" office:value-type="float" office:value="0">
            <text:p>0</text:p>
          </table:table-cell>
          <table:table-cell office:value-type="float" office:value="2.56085421655032">
            <text:p>2.5608542166</text:p>
          </table:table-cell>
          <table:table-cell office:value-type="float" office:value="22.4054876603987">
            <text:p>22.4054876604</text:p>
          </table:table-cell>
          <table:table-cell office:value-type="float" office:value="8">
            <text:p>8</text:p>
          </table:table-cell>
          <table:table-cell office:value-type="float" office:value="0.0505583685107328">
            <text:p>0.0505583685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0300095024309544">
            <text:p>0.0030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74312009065907">
            <text:p>1.7431200907</text:p>
          </table:table-cell>
          <table:table-cell office:value-type="float" office:value="1">
            <text:p>1</text:p>
          </table:table-cell>
          <table:table-cell office:value-type="float" office:value="0.188934882892035">
            <text:p>0.188934882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0787241909359704">
            <text:p>0.0079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93542072615891">
            <text:p>2.9354207262</text:p>
          </table:table-cell>
          <table:table-cell office:value-type="float" office:value="1">
            <text:p>1</text:p>
          </table:table-cell>
          <table:table-cell office:value-type="float" office:value="0.310080999611985">
            <text:p>0.310080999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143430886910116">
            <text:p>0.0143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4.06040469834736">
            <text:p>4.0604046983</text:p>
          </table:table-cell>
          <table:table-cell office:value-type="float" office:value="1">
            <text:p>1</text:p>
          </table:table-cell>
          <table:table-cell office:value-type="float" office:value="0.402252356413349">
            <text:p>0.402252356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0.248754337714747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207380569236684">
            <text:p>0.0207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4.95709917702775">
            <text:p>4.957099177</text:p>
          </table:table-cell>
          <table:table-cell office:value-type="float" office:value="1">
            <text:p>1</text:p>
          </table:table-cell>
          <table:table-cell office:value-type="float" office:value="0.440659613997485">
            <text:p>0.44065961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office:value-type="float" office:value="4.86029601372274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304281773004667">
            <text:p>0.030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6.09837486655698">
            <text:p>6.0983748666</text:p>
          </table:table-cell>
          <table:table-cell office:value-type="float" office:value="1">
            <text:p>1</text:p>
          </table:table-cell>
          <table:table-cell office:value-type="float" office:value="0.490933810913139">
            <text:p>0.490933810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9.95986930233158">
            <text:p>9.96</text:p>
          </table:table-cell>
          <table:table-cell office:value-type="float" office:value="0.5">
            <text:p>0.5</text:p>
          </table:table-cell>
          <table:table-cell table:style-name="ce20" office:value-type="float" office:value="0.0377284416797217">
            <text:p>0.0377</text:p>
          </table:table-cell>
          <table:table-cell table:style-name="ce20" office:value-type="float" office:value="0.0811748718558119">
            <text:p>0.0812</text:p>
          </table:table-cell>
          <table:table-cell table:style-name="ce32" office:value-type="float" office:value="0">
            <text:p>0</text:p>
          </table:table-cell>
          <table:table-cell office:value-type="float" office:value="6.84766560654703">
            <text:p>6.8476656065</text:p>
          </table:table-cell>
          <table:table-cell office:value-type="float" office:value="10.3561589477175">
            <text:p>10.3561589477</text:p>
          </table:table-cell>
          <table:table-cell office:value-type="float" office:value="8">
            <text:p>8</text:p>
          </table:table-cell>
          <table:table-cell office:value-type="float" office:value="0.4980369762814">
            <text:p>0.4980369763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15.0378776997943">
            <text:p>15.04</text:p>
          </table:table-cell>
          <table:table-cell office:value-type="float" office:value="0.5">
            <text:p>0.5</text:p>
          </table:table-cell>
          <table:table-cell table:style-name="ce21" office:value-type="float" office:value="0.0367968766984637">
            <text:p>0.0368</text:p>
          </table:table-cell>
          <table:table-cell table:style-name="ce21" office:value-type="float" office:value="0.063047838771066">
            <text:p>0.0630</text:p>
          </table:table-cell>
          <table:table-cell table:style-name="ce33" office:value-type="float" office:value="0">
            <text:p>0</text:p>
          </table:table-cell>
          <table:table-cell office:value-type="float" office:value="6.76832453992254">
            <text:p>6.7683245399</text:p>
          </table:table-cell>
          <table:table-cell office:value-type="float" office:value="9.04681238344872">
            <text:p>9.0468123834</text:p>
          </table:table-cell>
          <table:table-cell office:value-type="float" office:value="7">
            <text:p>7</text:p>
          </table:table-cell>
          <table:table-cell office:value-type="float" office:value="0.480862985715454">
            <text:p>0.4808629857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20.0848147835994">
            <text:p>20.08</text:p>
          </table:table-cell>
          <table:table-cell office:value-type="float" office:value="0.5">
            <text:p>0.5</text:p>
          </table:table-cell>
          <table:table-cell table:style-name="ce22" office:value-type="float" office:value="0.0315468536148578">
            <text:p>0.0315</text:p>
          </table:table-cell>
          <table:table-cell table:style-name="ce22" office:value-type="float" office:value="0.0701947619398076">
            <text:p>0.0702</text:p>
          </table:table-cell>
          <table:table-cell table:style-name="ce34" office:value-type="float" office:value="0">
            <text:p>0</text:p>
          </table:table-cell>
          <table:table-cell office:value-type="float" office:value="6.23643115677947">
            <text:p>6.2364311568</text:p>
          </table:table-cell>
          <table:table-cell office:value-type="float" office:value="9.57476513318646">
            <text:p>9.5747651332</text:p>
          </table:table-cell>
          <table:table-cell office:value-type="float" office:value="8">
            <text:p>8</text:p>
          </table:table-cell>
          <table:table-cell office:value-type="float" office:value="0.456367162617532">
            <text:p>0.456367162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3" office:value-type="float" office:value="0.0254818007961577">
            <text:p>0.0255</text:p>
          </table:table-cell>
          <table:table-cell table:style-name="ce23" office:value-type="float" office:value="0.0709202764616128">
            <text:p>0.0709</text:p>
          </table:table-cell>
          <table:table-cell table:style-name="ce35" office:value-type="float" office:value="0">
            <text:p>0</text:p>
          </table:table-cell>
          <table:table-cell office:value-type="float" office:value="5.55809587426402">
            <text:p>5.5580958743</text:p>
          </table:table-cell>
          <table:table-cell office:value-type="float" office:value="9.64443871559249">
            <text:p>9.6444387156</text:p>
          </table:table-cell>
          <table:table-cell office:value-type="float" office:value="6">
            <text:p>6</text:p>
          </table:table-cell>
          <table:table-cell office:value-type="float" office:value="0.422339151002129">
            <text:p>0.42233915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30.0330617292424">
            <text:p>30.03</text:p>
          </table:table-cell>
          <table:table-cell office:value-type="float" office:value="0.5">
            <text:p>0.5</text:p>
          </table:table-cell>
          <table:table-cell table:style-name="ce24" office:value-type="float" office:value="0.0197645667434894">
            <text:p>0.0198</text:p>
          </table:table-cell>
          <table:table-cell table:style-name="ce24" office:value-type="float" office:value="0.17255293224829">
            <text:p>0.1726</text:p>
          </table:table-cell>
          <table:table-cell table:style-name="ce36" office:value-type="float" office:value="0">
            <text:p>0</text:p>
          </table:table-cell>
          <table:table-cell office:value-type="float" office:value="4.8436642401722">
            <text:p>4.8436642402</text:p>
          </table:table-cell>
          <table:table-cell office:value-type="float" office:value="16.7430922910356">
            <text:p>16.743092291</text:p>
          </table:table-cell>
          <table:table-cell office:value-type="float" office:value="9">
            <text:p>9</text:p>
          </table:table-cell>
          <table:table-cell office:value-type="float" office:value="0.378885548301626">
            <text:p>0.378885548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0293808684851449">
            <text:p>0.0029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.74281229059625">
            <text:p>1.7428122906</text:p>
          </table:table-cell>
          <table:table-cell office:value-type="float" office:value="1">
            <text:p>1</text:p>
          </table:table-cell>
          <table:table-cell office:value-type="float" office:value="0.188934817311706">
            <text:p>0.188934817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0766944575621675">
            <text:p>0.0077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2.92972693323684">
            <text:p>2.9297269332</text:p>
          </table:table-cell>
          <table:table-cell office:value-type="float" office:value="1">
            <text:p>1</text:p>
          </table:table-cell>
          <table:table-cell office:value-type="float" office:value="0.310080671106669">
            <text:p>0.310080671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139223414640397">
            <text:p>0.0139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4.04914925620178">
            <text:p>4.0491492562</text:p>
          </table:table-cell>
          <table:table-cell office:value-type="float" office:value="1">
            <text:p>1</text:p>
          </table:table-cell>
          <table:table-cell office:value-type="float" office:value="0.402251012058856">
            <text:p>0.402251012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0.248754338482493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20054524967521">
            <text:p>0.0201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4.93828191790427">
            <text:p>4.9382819179</text:p>
          </table:table-cell>
          <table:table-cell office:value-type="float" office:value="1">
            <text:p>1</text:p>
          </table:table-cell>
          <table:table-cell office:value-type="float" office:value="0.440659923622393">
            <text:p>0.4406599236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4.86029601252028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29279953390664">
            <text:p>0.0293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6.0611405976803">
            <text:p>6.0611405977</text:p>
          </table:table-cell>
          <table:table-cell office:value-type="float" office:value="1">
            <text:p>1</text:p>
          </table:table-cell>
          <table:table-cell office:value-type="float" office:value="0.49092843320705">
            <text:p>0.490928433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9.95986930573162">
            <text:p>9.96</text:p>
          </table:table-cell>
          <table:table-cell office:value-type="float" office:value="0.5">
            <text:p>0.5</text:p>
          </table:table-cell>
          <table:table-cell table:style-name="ce24" office:value-type="float" office:value="0.0360542958491115">
            <text:p>0.0361</text:p>
          </table:table-cell>
          <table:table-cell table:style-name="ce24" office:value-type="float" office:value="0.0720309212631605">
            <text:p>0.0720</text:p>
          </table:table-cell>
          <table:table-cell table:style-name="ce36" office:value-type="float" office:value="0">
            <text:p>0</text:p>
          </table:table-cell>
          <table:table-cell office:value-type="float" office:value="6.77728656826838">
            <text:p>6.7772865683</text:p>
          </table:table-cell>
          <table:table-cell office:value-type="float" office:value="9.89062791276798">
            <text:p>9.8906279128</text:p>
          </table:table-cell>
          <table:table-cell office:value-type="float" office:value="7">
            <text:p>7</text:p>
          </table:table-cell>
          <table:table-cell office:value-type="float" office:value="0.498035723245433">
            <text:p>0.498035723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office:value-type="float" office:value="15.0378777098913">
            <text:p>15.04</text:p>
          </table:table-cell>
          <table:table-cell office:value-type="float" office:value="0.5">
            <text:p>0.5</text:p>
          </table:table-cell>
          <table:table-cell table:style-name="ce15" office:value-type="float" office:value="0.0349870540211432">
            <text:p>0.0350</text:p>
          </table:table-cell>
          <table:table-cell table:style-name="ce15" office:value-type="float" office:value="0.0655270016685987">
            <text:p>0.0655</text:p>
          </table:table-cell>
          <table:table-cell table:style-name="ce27" office:value-type="float" office:value="0">
            <text:p>0</text:p>
          </table:table-cell>
          <table:table-cell office:value-type="float" office:value="6.70461518416855">
            <text:p>6.7046151842</text:p>
          </table:table-cell>
          <table:table-cell office:value-type="float" office:value="15.1735901150369">
            <text:p>15.173590115</text:p>
          </table:table-cell>
          <table:table-cell office:value-type="float" office:value="6">
            <text:p>6</text:p>
          </table:table-cell>
          <table:table-cell office:value-type="float" office:value="0.480861842285454">
            <text:p>0.480861842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20.0848147974048">
            <text:p>20.08</text:p>
          </table:table-cell>
          <table:table-cell office:value-type="float" office:value="0.5">
            <text:p>0.5</text:p>
          </table:table-cell>
          <table:table-cell table:style-name="ce20" office:value-type="float" office:value="0.029906925184334">
            <text:p>0.0299</text:p>
          </table:table-cell>
          <table:table-cell table:style-name="ce20" office:value-type="float" office:value="0.0635866332559159">
            <text:p>0.0636</text:p>
          </table:table-cell>
          <table:table-cell table:style-name="ce32" office:value-type="float" office:value="0">
            <text:p>0</text:p>
          </table:table-cell>
          <table:table-cell office:value-type="float" office:value="6.18405878809324">
            <text:p>6.1840587881</text:p>
          </table:table-cell>
          <table:table-cell office:value-type="float" office:value="9.27446732698637">
            <text:p>9.274467327</text:p>
          </table:table-cell>
          <table:table-cell office:value-type="float" office:value="6">
            <text:p>6</text:p>
          </table:table-cell>
          <table:table-cell office:value-type="float" office:value="0.456366401167469">
            <text:p>0.456366401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1" office:value-type="float" office:value="0.0241057083143714">
            <text:p>0.0241</text:p>
          </table:table-cell>
          <table:table-cell table:style-name="ce21" office:value-type="float" office:value="0.0626350658908186">
            <text:p>0.0626</text:p>
          </table:table-cell>
          <table:table-cell table:style-name="ce33" office:value-type="float" office:value="0">
            <text:p>0</text:p>
          </table:table-cell>
          <table:table-cell office:value-type="float" office:value="5.50703987236078">
            <text:p>5.5070398724</text:p>
          </table:table-cell>
          <table:table-cell office:value-type="float" office:value="9.24588312603935">
            <text:p>9.245883126</text:p>
          </table:table-cell>
          <table:table-cell office:value-type="float" office:value="5">
            <text:p>5</text:p>
          </table:table-cell>
          <table:table-cell office:value-type="float" office:value="0.422338517649804">
            <text:p>0.4223385176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30.0330617460969">
            <text:p>30.03</text:p>
          </table:table-cell>
          <table:table-cell office:value-type="float" office:value="0.5">
            <text:p>0.5</text:p>
          </table:table-cell>
          <table:table-cell table:style-name="ce22" office:value-type="float" office:value="0.0186638077071493">
            <text:p>0.0187</text:p>
          </table:table-cell>
          <table:table-cell table:style-name="ce22" office:value-type="float" office:value="0.0808771844706864">
            <text:p>0.0809</text:p>
          </table:table-cell>
          <table:table-cell table:style-name="ce34" office:value-type="float" office:value="0">
            <text:p>0</text:p>
          </table:table-cell>
          <table:table-cell office:value-type="float" office:value="4.79097893810071">
            <text:p>4.7909789381</text:p>
          </table:table-cell>
          <table:table-cell office:value-type="float" office:value="13.0112719196582">
            <text:p>13.0112719197</text:p>
          </table:table-cell>
          <table:table-cell office:value-type="float" office:value="7">
            <text:p>7</text:p>
          </table:table-cell>
          <table:table-cell office:value-type="float" office:value="0.378885116228718">
            <text:p>0.378885116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0287434173024614">
            <text:p>0.0029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1.75508185956235">
            <text:p>1.7550818596</text:p>
          </table:table-cell>
          <table:table-cell office:value-type="float" office:value="1">
            <text:p>1</text:p>
          </table:table-cell>
          <table:table-cell office:value-type="float" office:value="0.188934746429622">
            <text:p>0.188934746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0746648295455898">
            <text:p>0.0075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2.94607683152098">
            <text:p>2.9460768315</text:p>
          </table:table-cell>
          <table:table-cell office:value-type="float" office:value="1">
            <text:p>1</text:p>
          </table:table-cell>
          <table:table-cell office:value-type="float" office:value="0.310080316088778">
            <text:p>0.310080316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135059075202151">
            <text:p>0.0135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4.06945345849279">
            <text:p>4.0694534585</text:p>
          </table:table-cell>
          <table:table-cell office:value-type="float" office:value="1">
            <text:p>1</text:p>
          </table:table-cell>
          <table:table-cell office:value-type="float" office:value="0.402249559195832">
            <text:p>0.402249559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0.248754339455361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193849222354072">
            <text:p>0.0194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4.95907874767145">
            <text:p>4.9590787477</text:p>
          </table:table-cell>
          <table:table-cell office:value-type="float" office:value="1">
            <text:p>1</text:p>
          </table:table-cell>
          <table:table-cell office:value-type="float" office:value="0.440660227604415">
            <text:p>0.440660227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4.86029601185509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281694575463578">
            <text:p>0.028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6.07362689442988">
            <text:p>6.0736268944</text:p>
          </table:table-cell>
          <table:table-cell office:value-type="float" office:value="1">
            <text:p>1</text:p>
          </table:table-cell>
          <table:table-cell office:value-type="float" office:value="0.490923249969596">
            <text:p>0.49092325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9.95986930940602">
            <text:p>9.96</text:p>
          </table:table-cell>
          <table:table-cell office:value-type="float" office:value="0.5">
            <text:p>0.5</text:p>
          </table:table-cell>
          <table:table-cell table:style-name="ce22" office:value-type="float" office:value="0.0344627155325221">
            <text:p>0.0345</text:p>
          </table:table-cell>
          <table:table-cell table:style-name="ce22" office:value-type="float" office:value="0.215958137057565">
            <text:p>0.2160</text:p>
          </table:table-cell>
          <table:table-cell table:style-name="ce34" office:value-type="float" office:value="1">
            <text:p>1</text:p>
          </table:table-cell>
          <table:table-cell office:value-type="float" office:value="6.76441856581177">
            <text:p>6.7644185658</text:p>
          </table:table-cell>
          <table:table-cell office:value-type="float" office:value="18120.6943035143">
            <text:p>18120.6943035143</text:p>
          </table:table-cell>
          <table:table-cell office:value-type="float" office:value="9">
            <text:p>9</text:p>
          </table:table-cell>
          <table:table-cell office:value-type="float" office:value="0.498034369073786">
            <text:p>0.498034369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15.0378777208033">
            <text:p>15.04</text:p>
          </table:table-cell>
          <table:table-cell office:value-type="float" office:value="0.5">
            <text:p>0.5</text:p>
          </table:table-cell>
          <table:table-cell table:style-name="ce23" office:value-type="float" office:value="0.0332895542977547">
            <text:p>0.0333</text:p>
          </table:table-cell>
          <table:table-cell table:style-name="ce23" office:value-type="float" office:value="0.0582332639792647">
            <text:p>0.0582</text:p>
          </table:table-cell>
          <table:table-cell table:style-name="ce35" office:value-type="float" office:value="0">
            <text:p>0</text:p>
          </table:table-cell>
          <table:table-cell office:value-type="float" office:value="6.69944067736438">
            <text:p>6.6994406774</text:p>
          </table:table-cell>
          <table:table-cell office:value-type="float" office:value="8.9672556849446">
            <text:p>8.9672556849</text:p>
          </table:table-cell>
          <table:table-cell office:value-type="float" office:value="6">
            <text:p>6</text:p>
          </table:table-cell>
          <table:table-cell office:value-type="float" office:value="0.480860606561539">
            <text:p>0.480860606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20.0848148123247">
            <text:p>20.08</text:p>
          </table:table-cell>
          <table:table-cell office:value-type="float" office:value="0.5">
            <text:p>0.5</text:p>
          </table:table-cell>
          <table:table-cell table:style-name="ce24" office:value-type="float" office:value="0.0283810029837839">
            <text:p>0.0284</text:p>
          </table:table-cell>
          <table:table-cell table:style-name="ce24" office:value-type="float" office:value="0.0594288978400916">
            <text:p>0.0594</text:p>
          </table:table-cell>
          <table:table-cell table:style-name="ce36" office:value-type="float" office:value="0">
            <text:p>0</text:p>
          </table:table-cell>
          <table:table-cell office:value-type="float" office:value="6.18768620362052">
            <text:p>6.1876862036</text:p>
          </table:table-cell>
          <table:table-cell office:value-type="float" office:value="9.14926105559603">
            <text:p>9.1492610556</text:p>
          </table:table-cell>
          <table:table-cell office:value-type="float" office:value="5">
            <text:p>5</text:p>
          </table:table-cell>
          <table:table-cell office:value-type="float" office:value="0.456365578255321">
            <text:p>0.4563655783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15" office:value-type="float" office:value="0.0228320507181623">
            <text:p>0.0228</text:p>
          </table:table-cell>
          <table:table-cell table:style-name="ce15" office:value-type="float" office:value="0.0752045908241761">
            <text:p>0.0752</text:p>
          </table:table-cell>
          <table:table-cell table:style-name="ce27" office:value-type="float" office:value="0">
            <text:p>0</text:p>
          </table:table-cell>
          <table:table-cell office:value-type="float" office:value="5.50655798005675">
            <text:p>5.5065579801</text:p>
          </table:table-cell>
          <table:table-cell office:value-type="float" office:value="20.8794407356646">
            <text:p>20.8794407357</text:p>
          </table:table-cell>
          <table:table-cell office:value-type="float" office:value="7">
            <text:p>7</text:p>
          </table:table-cell>
          <table:table-cell office:value-type="float" office:value="0.422337833174053">
            <text:p>0.422337833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30.033061764312">
            <text:p>30.03</text:p>
          </table:table-cell>
          <table:table-cell office:value-type="float" office:value="0.5">
            <text:p>0.5</text:p>
          </table:table-cell>
          <table:table-cell table:style-name="ce20" office:value-type="float" office:value="0.0176490171412476">
            <text:p>0.0176</text:p>
          </table:table-cell>
          <table:table-cell table:style-name="ce20" office:value-type="float" office:value="0.218469340368435">
            <text:p>0.2185</text:p>
          </table:table-cell>
          <table:table-cell table:style-name="ce32" office:value-type="float" office:value="0">
            <text:p>0</text:p>
          </table:table-cell>
          <table:table-cell office:value-type="float" office:value="4.78274753407034">
            <text:p>4.7827475341</text:p>
          </table:table-cell>
          <table:table-cell office:value-type="float" office:value="71.9734084278505">
            <text:p>71.9734084279</text:p>
          </table:table-cell>
          <table:table-cell office:value-type="float" office:value="8">
            <text:p>8</text:p>
          </table:table-cell>
          <table:table-cell office:value-type="float" office:value="0.378884649279863">
            <text:p>0.378884649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0281065831955418">
            <text:p>0.0028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77911731544194">
            <text:p>1.7791173154</text:p>
          </table:table-cell>
          <table:table-cell office:value-type="float" office:value="1">
            <text:p>1</text:p>
          </table:table-cell>
          <table:table-cell office:value-type="float" office:value="0.188934670800692">
            <text:p>0.188934670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0726637424156618">
            <text:p>0.0073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98187498369427">
            <text:p>2.9818749837</text:p>
          </table:table-cell>
          <table:table-cell office:value-type="float" office:value="1">
            <text:p>1</text:p>
          </table:table-cell>
          <table:table-cell office:value-type="float" office:value="0.310079937347511">
            <text:p>0.310079937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130993185100081">
            <text:p>0.0131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4.11668631487594">
            <text:p>4.1166863149</text:p>
          </table:table-cell>
          <table:table-cell office:value-type="float" office:value="1">
            <text:p>1</text:p>
          </table:table-cell>
          <table:table-cell office:value-type="float" office:value="0.402248009236455">
            <text:p>0.402248009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0.248754340650935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187374549174173">
            <text:p>0.0187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5.01278057031201">
            <text:p>5.0127805703</text:p>
          </table:table-cell>
          <table:table-cell office:value-type="float" office:value="1">
            <text:p>1</text:p>
          </table:table-cell>
          <table:table-cell office:value-type="float" office:value="0.440660522312314">
            <text:p>0.440660522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office:value-type="float" office:value="4.86029601186177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271084430051411">
            <text:p>0.0271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6.12672543244465">
            <text:p>6.1267254324</text:p>
          </table:table-cell>
          <table:table-cell office:value-type="float" office:value="1">
            <text:p>1</text:p>
          </table:table-cell>
          <table:table-cell office:value-type="float" office:value="0.490918354090359">
            <text:p>0.490918354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9.95986931332607">
            <text:p>9.96</text:p>
          </table:table-cell>
          <table:table-cell office:value-type="float" office:value="0.5">
            <text:p>0.5</text:p>
          </table:table-cell>
          <table:table-cell table:style-name="ce20" office:value-type="float" office:value="0.0329657189741261">
            <text:p>0.0330</text:p>
          </table:table-cell>
          <table:table-cell table:style-name="ce20" office:value-type="float" office:value="0.0677837605049965">
            <text:p>0.0678</text:p>
          </table:table-cell>
          <table:table-cell table:style-name="ce32" office:value-type="float" office:value="0">
            <text:p>0</text:p>
          </table:table-cell>
          <table:table-cell office:value-type="float" office:value="6.79886294753296">
            <text:p>6.7988629475</text:p>
          </table:table-cell>
          <table:table-cell office:value-type="float" office:value="27.0834369074043">
            <text:p>27.0834369074</text:p>
          </table:table-cell>
          <table:table-cell office:value-type="float" office:value="9">
            <text:p>9</text:p>
          </table:table-cell>
          <table:table-cell office:value-type="float" office:value="0.498032924403894">
            <text:p>0.498032924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15.0378777324447">
            <text:p>15.04</text:p>
          </table:table-cell>
          <table:table-cell office:value-type="float" office:value="0.5">
            <text:p>0.5</text:p>
          </table:table-cell>
          <table:table-cell table:style-name="ce21" office:value-type="float" office:value="0.0317120386771099">
            <text:p>0.0317</text:p>
          </table:table-cell>
          <table:table-cell table:style-name="ce21" office:value-type="float" office:value="0.0545439263327898">
            <text:p>0.0545</text:p>
          </table:table-cell>
          <table:table-cell table:style-name="ce33" office:value-type="float" office:value="0">
            <text:p>0</text:p>
          </table:table-cell>
          <table:table-cell office:value-type="float" office:value="6.73846764913588">
            <text:p>6.7384676491</text:p>
          </table:table-cell>
          <table:table-cell office:value-type="float" office:value="8.96760565915128">
            <text:p>8.9676056592</text:p>
          </table:table-cell>
          <table:table-cell office:value-type="float" office:value="6">
            <text:p>6</text:p>
          </table:table-cell>
          <table:table-cell office:value-type="float" office:value="0.480859288249642">
            <text:p>0.480859288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20.0848148282419">
            <text:p>20.08</text:p>
          </table:table-cell>
          <table:table-cell office:value-type="float" office:value="0.5">
            <text:p>0.5</text:p>
          </table:table-cell>
          <table:table-cell table:style-name="ce22" office:value-type="float" office:value="0.0269727577190906">
            <text:p>0.0270</text:p>
          </table:table-cell>
          <table:table-cell table:style-name="ce22" office:value-type="float" office:value="0.0573499274152396">
            <text:p>0.0573</text:p>
          </table:table-cell>
          <table:table-cell table:style-name="ce34" office:value-type="float" office:value="0">
            <text:p>0</text:p>
          </table:table-cell>
          <table:table-cell office:value-type="float" office:value="6.23076589245999">
            <text:p>6.2307658925</text:p>
          </table:table-cell>
          <table:table-cell office:value-type="float" office:value="9.2188461962157">
            <text:p>9.2188461962</text:p>
          </table:table-cell>
          <table:table-cell office:value-type="float" office:value="5">
            <text:p>5</text:p>
          </table:table-cell>
          <table:table-cell office:value-type="float" office:value="0.456364700344537">
            <text:p>0.456364700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3" office:value-type="float" office:value="0.0216619871135479">
            <text:p>0.0217</text:p>
          </table:table-cell>
          <table:table-cell table:style-name="ce23" office:value-type="float" office:value="0.0559181731100611">
            <text:p>0.0559</text:p>
          </table:table-cell>
          <table:table-cell table:style-name="ce35" office:value-type="float" office:value="0">
            <text:p>0</text:p>
          </table:table-cell>
          <table:table-cell office:value-type="float" office:value="5.54183856309875">
            <text:p>5.5418385631</text:p>
          </table:table-cell>
          <table:table-cell office:value-type="float" office:value="9.11073968880088">
            <text:p>9.1107396888</text:p>
          </table:table-cell>
          <table:table-cell office:value-type="float" office:value="6">
            <text:p>6</text:p>
          </table:table-cell>
          <table:table-cell office:value-type="float" office:value="0.422337102950767">
            <text:p>0.42233710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30.0330617837449">
            <text:p>30.03</text:p>
          </table:table-cell>
          <table:table-cell office:value-type="float" office:value="0.5">
            <text:p>0.5</text:p>
          </table:table-cell>
          <table:table-cell table:style-name="ce24" office:value-type="float" office:value="0.0167202649327136">
            <text:p>0.0167</text:p>
          </table:table-cell>
          <table:table-cell table:style-name="ce24" office:value-type="float" office:value="0.0678063896620507">
            <text:p>0.0678</text:p>
          </table:table-cell>
          <table:table-cell table:style-name="ce36" office:value-type="float" office:value="0">
            <text:p>0</text:p>
          </table:table-cell>
          <table:table-cell office:value-type="float" office:value="4.80613769731696">
            <text:p>4.8061376973</text:p>
          </table:table-cell>
          <table:table-cell office:value-type="float" office:value="12.6910368994472">
            <text:p>12.6910368994</text:p>
          </table:table-cell>
          <table:table-cell office:value-type="float" office:value="7">
            <text:p>7</text:p>
          </table:table-cell>
          <table:table-cell office:value-type="float" office:value="0.378884151122593">
            <text:p>0.378884151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23716797023259">
            <text:p>0.0123716797</text:p>
          </table:table-cell>
          <table:table-cell office:value-type="float" office:value="1">
            <text:p>1</text:p>
          </table:table-cell>
          <table:table-cell table:number-columns-repeated="2" office:value-type="float" office:value="3.74741550830503">
            <text:p>3.7474155083</text:p>
          </table:table-cell>
          <table:table-cell office:value-type="float" office:value="1">
            <text:p>1</text:p>
          </table:table-cell>
          <table:table-cell office:value-type="float" office:value="0.491588339716088">
            <text:p>0.491588339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7709674137518">
            <text:p>0.0177096741</text:p>
          </table:table-cell>
          <table:table-cell office:value-type="float" office:value="1">
            <text:p>1</text:p>
          </table:table-cell>
          <table:table-cell table:number-columns-repeated="2" office:value-type="float" office:value="4.54991257450661">
            <text:p>4.5499125745</text:p>
          </table:table-cell>
          <table:table-cell office:value-type="float" office:value="1">
            <text:p>1</text:p>
          </table:table-cell>
          <table:table-cell office:value-type="float" office:value="0.553356962451483">
            <text:p>0.553356962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51990257774453">
            <text:p>0.0251990258</text:p>
          </table:table-cell>
          <table:table-cell office:value-type="float" office:value="1">
            <text:p>1</text:p>
          </table:table-cell>
          <table:table-cell table:number-columns-repeated="2" office:value-type="float" office:value="5.50711007640635">
            <text:p>5.5071100764</text:p>
          </table:table-cell>
          <table:table-cell office:value-type="float" office:value="1">
            <text:p>1</text:p>
          </table:table-cell>
          <table:table-cell office:value-type="float" office:value="0.615361066117531">
            <text:p>0.615361066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24875527879064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32304143386393">
            <text:p>0.0332304143</text:p>
          </table:table-cell>
          <table:table-cell office:value-type="float" office:value="1">
            <text:p>1</text:p>
          </table:table-cell>
          <table:table-cell table:number-columns-repeated="2" office:value-type="float" office:value="6.39692055908627">
            <text:p>6.3969205591</text:p>
          </table:table-cell>
          <table:table-cell office:value-type="float" office:value="1">
            <text:p>1</text:p>
          </table:table-cell>
          <table:table-cell office:value-type="float" office:value="0.641135290957863">
            <text:p>0.6411352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4.86029480446631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5570280230733">
            <text:p>0.0455702802</text:p>
          </table:table-cell>
          <table:table-cell office:value-type="float" office:value="1">
            <text:p>1</text:p>
          </table:table-cell>
          <table:table-cell table:number-columns-repeated="2" office:value-type="float" office:value="7.58596850843982">
            <text:p>7.5859685084</text:p>
          </table:table-cell>
          <table:table-cell office:value-type="float" office:value="1">
            <text:p>1</text:p>
          </table:table-cell>
          <table:table-cell office:value-type="float" office:value="0.68868895535867">
            <text:p>0.688688955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9.95986983049977">
            <text:p>9.96</text:p>
          </table:table-cell>
          <table:table-cell office:value-type="float" office:value="0.7">
            <text:p>0.7</text:p>
          </table:table-cell>
          <table:table-cell office:value-type="float" office:value="0.0551546595209156">
            <text:p>0.0551546595</text:p>
          </table:table-cell>
          <table:table-cell office:value-type="float" office:value="0.0872478887782249">
            <text:p>0.0872478888</text:p>
          </table:table-cell>
          <table:table-cell office:value-type="float" office:value="0">
            <text:p>0</text:p>
          </table:table-cell>
          <table:table-cell office:value-type="float" office:value="8.40505965476029">
            <text:p>8.4050596548</text:p>
          </table:table-cell>
          <table:table-cell office:value-type="float" office:value="10.7658329381672">
            <text:p>10.7658329382</text:p>
          </table:table-cell>
          <table:table-cell office:value-type="float" office:value="8">
            <text:p>8</text:p>
          </table:table-cell>
          <table:table-cell office:value-type="float" office:value="0.698684760546456">
            <text:p>0.698684760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5.0393840121488">
            <text:p>15.04</text:p>
          </table:table-cell>
          <table:table-cell office:value-type="float" office:value="0.7">
            <text:p>0.7</text:p>
          </table:table-cell>
          <table:table-cell office:value-type="float" office:value="0.0540248933975871">
            <text:p>0.0540248934</text:p>
          </table:table-cell>
          <table:table-cell office:value-type="float" office:value="0.0702020431279273">
            <text:p>0.0702020431</text:p>
          </table:table-cell>
          <table:table-cell office:value-type="float" office:value="0">
            <text:p>0</text:p>
          </table:table-cell>
          <table:table-cell office:value-type="float" office:value="8.330205919485">
            <text:p>8.3302059195</text:p>
          </table:table-cell>
          <table:table-cell office:value-type="float" office:value="9.56062769205195">
            <text:p>9.5606276921</text:p>
          </table:table-cell>
          <table:table-cell office:value-type="float" office:value="8">
            <text:p>8</text:p>
          </table:table-cell>
          <table:table-cell office:value-type="float" office:value="0.700481378417827">
            <text:p>0.700481378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0.0858953919345">
            <text:p>20.09</text:p>
          </table:table-cell>
          <table:table-cell office:value-type="float" office:value="0.7">
            <text:p>0.7</text:p>
          </table:table-cell>
          <table:table-cell office:value-type="float" office:value="0.0453221657655507">
            <text:p>0.0453221658</text:p>
          </table:table-cell>
          <table:table-cell office:value-type="float" office:value="0.0767648087871207">
            <text:p>0.0767648088</text:p>
          </table:table-cell>
          <table:table-cell office:value-type="float" office:value="0">
            <text:p>0</text:p>
          </table:table-cell>
          <table:table-cell office:value-type="float" office:value="7.58383084156523">
            <text:p>7.5838308416</text:p>
          </table:table-cell>
          <table:table-cell office:value-type="float" office:value="10.0361083423315">
            <text:p>10.0361083423</text:p>
          </table:table-cell>
          <table:table-cell office:value-type="float" office:value="8">
            <text:p>8</text:p>
          </table:table-cell>
          <table:table-cell office:value-type="float" office:value="0.66841848544297">
            <text:p>0.668418485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5.0901031842999">
            <text:p>25.09</text:p>
          </table:table-cell>
          <table:table-cell office:value-type="float" office:value="0.7">
            <text:p>0.7</text:p>
          </table:table-cell>
          <table:table-cell office:value-type="float" office:value="0.0375570581754792">
            <text:p>0.0375570582</text:p>
          </table:table-cell>
          <table:table-cell office:value-type="float" office:value="0.0788031974632046">
            <text:p>0.0788031975</text:p>
          </table:table-cell>
          <table:table-cell office:value-type="float" office:value="0">
            <text:p>0</text:p>
          </table:table-cell>
          <table:table-cell office:value-type="float" office:value="6.85175478536283">
            <text:p>6.8517547854</text:p>
          </table:table-cell>
          <table:table-cell office:value-type="float" office:value="10.1785816937673">
            <text:p>10.1785816938</text:p>
          </table:table-cell>
          <table:table-cell office:value-type="float" office:value="8">
            <text:p>8</text:p>
          </table:table-cell>
          <table:table-cell office:value-type="float" office:value="0.639584048038757">
            <text:p>0.63958404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30.0376966761663">
            <text:p>30.04</text:p>
          </table:table-cell>
          <table:table-cell office:value-type="float" office:value="0.7">
            <text:p>0.7</text:p>
          </table:table-cell>
          <table:table-cell office:value-type="float" office:value="0.0305041031142426">
            <text:p>0.0305041031</text:p>
          </table:table-cell>
          <table:table-cell office:value-type="float" office:value="0.0783491153983045">
            <text:p>0.0783491154</text:p>
          </table:table-cell>
          <table:table-cell office:value-type="float" office:value="0">
            <text:p>0</text:p>
          </table:table-cell>
          <table:table-cell office:value-type="float" office:value="6.12088527039207">
            <text:p>6.1208852704</text:p>
          </table:table-cell>
          <table:table-cell office:value-type="float" office:value="10.1532765426191">
            <text:p>10.1532765426</text:p>
          </table:table-cell>
          <table:table-cell office:value-type="float" office:value="8">
            <text:p>8</text:p>
          </table:table-cell>
          <table:table-cell office:value-type="float" office:value="0.602836985016965">
            <text:p>0.60283698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20457745336635">
            <text:p>0.0120457745</text:p>
          </table:table-cell>
          <table:table-cell office:value-type="float" office:value="1">
            <text:p>1</text:p>
          </table:table-cell>
          <table:table-cell table:number-columns-repeated="2" office:value-type="float" office:value="3.7399023299492">
            <text:p>3.7399023299</text:p>
          </table:table-cell>
          <table:table-cell office:value-type="float" office:value="1">
            <text:p>1</text:p>
          </table:table-cell>
          <table:table-cell office:value-type="float" office:value="0.491588168233886">
            <text:p>0.491588168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7210086792141">
            <text:p>0.0172100868</text:p>
          </table:table-cell>
          <table:table-cell office:value-type="float" office:value="1">
            <text:p>1</text:p>
          </table:table-cell>
          <table:table-cell table:number-columns-repeated="2" office:value-type="float" office:value="4.53974290889357">
            <text:p>4.5397429089</text:p>
          </table:table-cell>
          <table:table-cell office:value-type="float" office:value="1">
            <text:p>1</text:p>
          </table:table-cell>
          <table:table-cell office:value-type="float" office:value="0.553362235810485">
            <text:p>0.553362235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44338202501173">
            <text:p>0.0244338203</text:p>
          </table:table-cell>
          <table:table-cell office:value-type="float" office:value="1">
            <text:p>1</text:p>
          </table:table-cell>
          <table:table-cell table:number-columns-repeated="2" office:value-type="float" office:value="5.4941669518784">
            <text:p>5.4941669519</text:p>
          </table:table-cell>
          <table:table-cell office:value-type="float" office:value="1">
            <text:p>1</text:p>
          </table:table-cell>
          <table:table-cell office:value-type="float" office:value="0.615360090950192">
            <text:p>0.61536009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48755300899879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21347421151472">
            <text:p>0.0321347421</text:p>
          </table:table-cell>
          <table:table-cell office:value-type="float" office:value="1">
            <text:p>1</text:p>
          </table:table-cell>
          <table:table-cell table:number-columns-repeated="2" office:value-type="float" office:value="6.37793487151166">
            <text:p>6.3779348715</text:p>
          </table:table-cell>
          <table:table-cell office:value-type="float" office:value="1">
            <text:p>1</text:p>
          </table:table-cell>
          <table:table-cell office:value-type="float" office:value="0.641133597225515">
            <text:p>0.641133597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.86029481012856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39024963122618">
            <text:p>0.0439024963</text:p>
          </table:table-cell>
          <table:table-cell office:value-type="float" office:value="1">
            <text:p>1</text:p>
          </table:table-cell>
          <table:table-cell table:number-columns-repeated="2" office:value-type="float" office:value="7.547077627506">
            <text:p>7.5470776275</text:p>
          </table:table-cell>
          <table:table-cell office:value-type="float" office:value="1">
            <text:p>1</text:p>
          </table:table-cell>
          <table:table-cell office:value-type="float" office:value="0.68868881235675">
            <text:p>0.6886888124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.95986983228359">
            <text:p>9.96</text:p>
          </table:table-cell>
          <table:table-cell office:value-type="float" office:value="0.7">
            <text:p>0.7</text:p>
          </table:table-cell>
          <table:table-cell office:value-type="float" office:value="0.0528489637902572">
            <text:p>0.0528489638</text:p>
          </table:table-cell>
          <table:table-cell office:value-type="float" office:value="0.0773131697752627">
            <text:p>0.0773131698</text:p>
          </table:table-cell>
          <table:table-cell office:value-type="float" office:value="0">
            <text:p>0</text:p>
          </table:table-cell>
          <table:table-cell office:value-type="float" office:value="8.32813530687137">
            <text:p>8.3281353069</text:p>
          </table:table-cell>
          <table:table-cell office:value-type="float" office:value="10.2830654884628">
            <text:p>10.2830654885</text:p>
          </table:table-cell>
          <table:table-cell office:value-type="float" office:value="8">
            <text:p>8</text:p>
          </table:table-cell>
          <table:table-cell office:value-type="float" office:value="0.698683785184712">
            <text:p>0.698683785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5.03938400377">
            <text:p>15.04</text:p>
          </table:table-cell>
          <table:table-cell office:value-type="float" office:value="0.7">
            <text:p>0.7</text:p>
          </table:table-cell>
          <table:table-cell office:value-type="float" office:value="0.0515918132861342">
            <text:p>0.0515918133</text:p>
          </table:table-cell>
          <table:table-cell office:value-type="float" office:value="0.0652275896632195">
            <text:p>0.0652275897</text:p>
          </table:table-cell>
          <table:table-cell office:value-type="float" office:value="0">
            <text:p>0</text:p>
          </table:table-cell>
          <table:table-cell office:value-type="float" office:value="8.27490902639634">
            <text:p>8.2749090264</text:p>
          </table:table-cell>
          <table:table-cell office:value-type="float" office:value="9.30538337836719">
            <text:p>9.3053833784</text:p>
          </table:table-cell>
          <table:table-cell office:value-type="float" office:value="8">
            <text:p>8</text:p>
          </table:table-cell>
          <table:table-cell office:value-type="float" office:value="0.700481237546676">
            <text:p>0.700481237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0.0858953744708">
            <text:p>20.09</text:p>
          </table:table-cell>
          <table:table-cell office:value-type="float" office:value="0.7">
            <text:p>0.7</text:p>
          </table:table-cell>
          <table:table-cell office:value-type="float" office:value="0.0432053449882879">
            <text:p>0.043205345</text:p>
          </table:table-cell>
          <table:table-cell office:value-type="float" office:value="0.0700995447502941">
            <text:p>0.0700995448</text:p>
          </table:table-cell>
          <table:table-cell office:value-type="float" office:value="0">
            <text:p>0</text:p>
          </table:table-cell>
          <table:table-cell office:value-type="float" office:value="7.54237610496584">
            <text:p>7.542376105</text:p>
          </table:table-cell>
          <table:table-cell office:value-type="float" office:value="9.66179375626304">
            <text:p>9.6617937563</text:p>
          </table:table-cell>
          <table:table-cell office:value-type="float" office:value="8">
            <text:p>8</text:p>
          </table:table-cell>
          <table:table-cell office:value-type="float" office:value="0.668418338267941">
            <text:p>0.668418338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5.0901032186249">
            <text:p>25.09</text:p>
          </table:table-cell>
          <table:table-cell office:value-type="float" office:value="0.7">
            <text:p>0.7</text:p>
          </table:table-cell>
          <table:table-cell office:value-type="float" office:value="0.0357599258465942">
            <text:p>0.0357599258</text:p>
          </table:table-cell>
          <table:table-cell office:value-type="float" office:value="0.0729938111625168">
            <text:p>0.0729938112</text:p>
          </table:table-cell>
          <table:table-cell office:value-type="float" office:value="0">
            <text:p>0</text:p>
          </table:table-cell>
          <table:table-cell office:value-type="float" office:value="6.81029055606408">
            <text:p>6.8102905561</text:p>
          </table:table-cell>
          <table:table-cell office:value-type="float" office:value="9.88933983587493">
            <text:p>9.8893398359</text:p>
          </table:table-cell>
          <table:table-cell office:value-type="float" office:value="9">
            <text:p>9</text:p>
          </table:table-cell>
          <table:table-cell office:value-type="float" office:value="0.639582597672174">
            <text:p>0.639582597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0.0376966971281">
            <text:p>30.04</text:p>
          </table:table-cell>
          <table:table-cell office:value-type="float" office:value="0.7">
            <text:p>0.7</text:p>
          </table:table-cell>
          <table:table-cell office:value-type="float" office:value="0.0290225904566588">
            <text:p>0.0290225905</text:p>
          </table:table-cell>
          <table:table-cell office:value-type="float" office:value="0.072404680799905">
            <text:p>0.0724046808</text:p>
          </table:table-cell>
          <table:table-cell office:value-type="float" office:value="0">
            <text:p>0</text:p>
          </table:table-cell>
          <table:table-cell office:value-type="float" office:value="6.07562550688413">
            <text:p>6.0756255069</text:p>
          </table:table-cell>
          <table:table-cell office:value-type="float" office:value="9.8761761055491">
            <text:p>9.8761761055</text:p>
          </table:table-cell>
          <table:table-cell office:value-type="float" office:value="7">
            <text:p>7</text:p>
          </table:table-cell>
          <table:table-cell office:value-type="float" office:value="0.602836190158869">
            <text:p>0.602836190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7203579837297">
            <text:p>0.011720358</text:p>
          </table:table-cell>
          <table:table-cell office:value-type="float" office:value="1">
            <text:p>1</text:p>
          </table:table-cell>
          <table:table-cell table:number-columns-repeated="2" office:value-type="float" office:value="3.76068010116914">
            <text:p>3.7606801012</text:p>
          </table:table-cell>
          <table:table-cell office:value-type="float" office:value="1">
            <text:p>1</text:p>
          </table:table-cell>
          <table:table-cell office:value-type="float" office:value="0.491587982903482">
            <text:p>0.491587982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67135059435142">
            <text:p>0.0167135059</text:p>
          </table:table-cell>
          <table:table-cell office:value-type="float" office:value="1">
            <text:p>1</text:p>
          </table:table-cell>
          <table:table-cell table:number-columns-repeated="2" office:value-type="float" office:value="4.56487339886253">
            <text:p>4.5648733989</text:p>
          </table:table-cell>
          <table:table-cell office:value-type="float" office:value="1">
            <text:p>1</text:p>
          </table:table-cell>
          <table:table-cell office:value-type="float" office:value="0.553181375931553">
            <text:p>0.55318137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36788731173545">
            <text:p>0.0236788731</text:p>
          </table:table-cell>
          <table:table-cell office:value-type="float" office:value="1">
            <text:p>1</text:p>
          </table:table-cell>
          <table:table-cell table:number-columns-repeated="2" office:value-type="float" office:value="5.52509674421348">
            <text:p>5.5250967442</text:p>
          </table:table-cell>
          <table:table-cell office:value-type="float" office:value="1">
            <text:p>1</text:p>
          </table:table-cell>
          <table:table-cell office:value-type="float" office:value="0.61535903707029">
            <text:p>0.615359037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248755324792213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10616942971136">
            <text:p>0.0310616943</text:p>
          </table:table-cell>
          <table:table-cell office:value-type="float" office:value="1">
            <text:p>1</text:p>
          </table:table-cell>
          <table:table-cell table:number-columns-repeated="2" office:value-type="float" office:value="6.41093080991172">
            <text:p>6.4109308099</text:p>
          </table:table-cell>
          <table:table-cell office:value-type="float" office:value="1">
            <text:p>1</text:p>
          </table:table-cell>
          <table:table-cell office:value-type="float" office:value="0.641131766781975">
            <text:p>0.641131766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4.86029481624765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22849498672417">
            <text:p>0.0422849499</text:p>
          </table:table-cell>
          <table:table-cell office:value-type="float" office:value="1">
            <text:p>1</text:p>
          </table:table-cell>
          <table:table-cell table:number-columns-repeated="2" office:value-type="float" office:value="7.56983282743118">
            <text:p>7.5698328274</text:p>
          </table:table-cell>
          <table:table-cell office:value-type="float" office:value="1">
            <text:p>1</text:p>
          </table:table-cell>
          <table:table-cell office:value-type="float" office:value="0.688688657806487">
            <text:p>0.688688657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9.9598698342114">
            <text:p>9.96</text:p>
          </table:table-cell>
          <table:table-cell office:value-type="float" office:value="0.7">
            <text:p>0.7</text:p>
          </table:table-cell>
          <table:table-cell office:value-type="float" office:value="0.050642030643993">
            <text:p>0.0506420306</text:p>
          </table:table-cell>
          <table:table-cell office:value-type="float" office:value="0.0715498468392397">
            <text:p>0.0715498468</text:p>
          </table:table-cell>
          <table:table-cell office:value-type="float" office:value="0">
            <text:p>0</text:p>
          </table:table-cell>
          <table:table-cell office:value-type="float" office:value="8.32035107026511">
            <text:p>8.3203510703</text:p>
          </table:table-cell>
          <table:table-cell office:value-type="float" office:value="10.1504883990452">
            <text:p>10.150488399</text:p>
          </table:table-cell>
          <table:table-cell office:value-type="float" office:value="7">
            <text:p>7</text:p>
          </table:table-cell>
          <table:table-cell office:value-type="float" office:value="0.698682731093954">
            <text:p>0.698682731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5.0393839947151">
            <text:p>15.04</text:p>
          </table:table-cell>
          <table:table-cell office:value-type="float" office:value="0.7">
            <text:p>0.7</text:p>
          </table:table-cell>
          <table:table-cell office:value-type="float" office:value="0.0492854901547235">
            <text:p>0.0492854902</text:p>
          </table:table-cell>
          <table:table-cell office:value-type="float" office:value="0.0585589652171874">
            <text:p>0.0585589652</text:p>
          </table:table-cell>
          <table:table-cell office:value-type="float" office:value="0">
            <text:p>0</text:p>
          </table:table-cell>
          <table:table-cell office:value-type="float" office:value="8.28993487032274">
            <text:p>8.2899348703</text:p>
          </table:table-cell>
          <table:table-cell office:value-type="float" office:value="8.94582851390796">
            <text:p>8.9458285139</text:p>
          </table:table-cell>
          <table:table-cell office:value-type="float" office:value="8">
            <text:p>8</text:p>
          </table:table-cell>
          <table:table-cell office:value-type="float" office:value="0.70048108529941">
            <text:p>0.70048108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0.0858953555977">
            <text:p>20.09</text:p>
          </table:table-cell>
          <table:table-cell office:value-type="float" office:value="0.7">
            <text:p>0.7</text:p>
          </table:table-cell>
          <table:table-cell office:value-type="float" office:value="0.0412090230986899">
            <text:p>0.0412090231</text:p>
          </table:table-cell>
          <table:table-cell office:value-type="float" office:value="0.0653014736640893">
            <text:p>0.0653014737</text:p>
          </table:table-cell>
          <table:table-cell office:value-type="float" office:value="0">
            <text:p>0</text:p>
          </table:table-cell>
          <table:table-cell office:value-type="float" office:value="7.56767105281067">
            <text:p>7.5676710528</text:p>
          </table:table-cell>
          <table:table-cell office:value-type="float" office:value="9.4772796566512">
            <text:p>9.4772796567</text:p>
          </table:table-cell>
          <table:table-cell office:value-type="float" office:value="8">
            <text:p>8</text:p>
          </table:table-cell>
          <table:table-cell office:value-type="float" office:value="0.668418179204873">
            <text:p>0.668418179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5.0901032557209">
            <text:p>25.09</text:p>
          </table:table-cell>
          <table:table-cell office:value-type="float" office:value="0.7">
            <text:p>0.7</text:p>
          </table:table-cell>
          <table:table-cell office:value-type="float" office:value="0.0340700977084116">
            <text:p>0.0340700977</text:p>
          </table:table-cell>
          <table:table-cell office:value-type="float" office:value="0.0670125942029365">
            <text:p>0.0670125942</text:p>
          </table:table-cell>
          <table:table-cell office:value-type="float" office:value="0">
            <text:p>0</text:p>
          </table:table-cell>
          <table:table-cell office:value-type="float" office:value="6.82973227945714">
            <text:p>6.8297322795</text:p>
          </table:table-cell>
          <table:table-cell office:value-type="float" office:value="9.66573046923126">
            <text:p>9.6657304692</text:p>
          </table:table-cell>
          <table:table-cell office:value-type="float" office:value="8">
            <text:p>8</text:p>
          </table:table-cell>
          <table:table-cell office:value-type="float" office:value="0.639581030238563">
            <text:p>0.639581030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30.0376967197802">
            <text:p>30.04</text:p>
          </table:table-cell>
          <table:table-cell office:value-type="float" office:value="0.7">
            <text:p>0.7</text:p>
          </table:table-cell>
          <table:table-cell office:value-type="float" office:value="0.027631469292122">
            <text:p>0.0276314693</text:p>
          </table:table-cell>
          <table:table-cell office:value-type="float" office:value="0.0673002925625803">
            <text:p>0.0673002926</text:p>
          </table:table-cell>
          <table:table-cell office:value-type="float" office:value="0">
            <text:p>0</text:p>
          </table:table-cell>
          <table:table-cell office:value-type="float" office:value="6.08491722461892">
            <text:p>6.0849172246</text:p>
          </table:table-cell>
          <table:table-cell office:value-type="float" office:value="9.7789582785435">
            <text:p>9.7789582785</text:p>
          </table:table-cell>
          <table:table-cell office:value-type="float" office:value="6">
            <text:p>6</text:p>
          </table:table-cell>
          <table:table-cell office:value-type="float" office:value="0.602835331143764">
            <text:p>0.602835331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3999842756736">
            <text:p>0.0113999843</text:p>
          </table:table-cell>
          <table:table-cell office:value-type="float" office:value="1">
            <text:p>1</text:p>
          </table:table-cell>
          <table:table-cell table:number-columns-repeated="2" office:value-type="float" office:value="3.80617208005023">
            <text:p>3.8061720801</text:p>
          </table:table-cell>
          <table:table-cell office:value-type="float" office:value="1">
            <text:p>1</text:p>
          </table:table-cell>
          <table:table-cell office:value-type="float" office:value="0.491587785179065">
            <text:p>0.491587785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62275419835254">
            <text:p>0.016227542</text:p>
          </table:table-cell>
          <table:table-cell office:value-type="float" office:value="1">
            <text:p>1</text:p>
          </table:table-cell>
          <table:table-cell table:number-columns-repeated="2" office:value-type="float" office:value="4.62024633661452">
            <text:p>4.6202463366</text:p>
          </table:table-cell>
          <table:table-cell office:value-type="float" office:value="1">
            <text:p>1</text:p>
          </table:table-cell>
          <table:table-cell office:value-type="float" office:value="0.553188410531912">
            <text:p>0.553188410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29439723479734">
            <text:p>0.0229439723</text:p>
          </table:table-cell>
          <table:table-cell office:value-type="float" office:value="1">
            <text:p>1</text:p>
          </table:table-cell>
          <table:table-cell table:number-columns-repeated="2" office:value-type="float" office:value="5.59250388385762">
            <text:p>5.5925038839</text:p>
          </table:table-cell>
          <table:table-cell office:value-type="float" office:value="1">
            <text:p>1</text:p>
          </table:table-cell>
          <table:table-cell office:value-type="float" office:value="0.615357912755414">
            <text:p>0.615357912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4875535028596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00245063395748">
            <text:p>0.0300245063</text:p>
          </table:table-cell>
          <table:table-cell office:value-type="float" office:value="1">
            <text:p>1</text:p>
          </table:table-cell>
          <table:table-cell table:number-columns-repeated="2" office:value-type="float" office:value="6.48605727450981">
            <text:p>6.4860572745</text:p>
          </table:table-cell>
          <table:table-cell office:value-type="float" office:value="1">
            <text:p>1</text:p>
          </table:table-cell>
          <table:table-cell office:value-type="float" office:value="0.641129814004663">
            <text:p>0.64112981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.86029482277563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07353627670133">
            <text:p>0.0407353628</text:p>
          </table:table-cell>
          <table:table-cell office:value-type="float" office:value="1">
            <text:p>1</text:p>
          </table:table-cell>
          <table:table-cell table:number-columns-repeated="2" office:value-type="float" office:value="7.64262230237216">
            <text:p>7.6426223024</text:p>
          </table:table-cell>
          <table:table-cell office:value-type="float" office:value="1">
            <text:p>1</text:p>
          </table:table-cell>
          <table:table-cell office:value-type="float" office:value="0.688688492920535">
            <text:p>0.688688492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.95986983626811">
            <text:p>9.96</text:p>
          </table:table-cell>
          <table:table-cell office:value-type="float" office:value="0.7">
            <text:p>0.7</text:p>
          </table:table-cell>
          <table:table-cell office:value-type="float" office:value="0.0485533792258757">
            <text:p>0.0485533792</text:p>
          </table:table-cell>
          <table:table-cell office:value-type="float" office:value="0.0647156835301737">
            <text:p>0.0647156835</text:p>
          </table:table-cell>
          <table:table-cell office:value-type="float" office:value="0">
            <text:p>0</text:p>
          </table:table-cell>
          <table:table-cell office:value-type="float" office:value="8.37012027925402">
            <text:p>8.3701202793</text:p>
          </table:table-cell>
          <table:table-cell office:value-type="float" office:value="9.94249903948925">
            <text:p>9.9424990395</text:p>
          </table:table-cell>
          <table:table-cell office:value-type="float" office:value="7">
            <text:p>7</text:p>
          </table:table-cell>
          <table:table-cell office:value-type="float" office:value="0.698681606553261">
            <text:p>0.698681606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5.0393839850552">
            <text:p>15.04</text:p>
          </table:table-cell>
          <table:table-cell office:value-type="float" office:value="0.7">
            <text:p>0.7</text:p>
          </table:table-cell>
          <table:table-cell office:value-type="float" office:value="0.0471218467524592">
            <text:p>0.0471218468</text:p>
          </table:table-cell>
          <table:table-cell office:value-type="float" office:value="0.0548388252062586">
            <text:p>0.0548388252</text:p>
          </table:table-cell>
          <table:table-cell office:value-type="float" office:value="0">
            <text:p>0</text:p>
          </table:table-cell>
          <table:table-cell office:value-type="float" office:value="8.35778559249216">
            <text:p>8.3577855925</text:p>
          </table:table-cell>
          <table:table-cell office:value-type="float" office:value="8.87127161317173">
            <text:p>8.8712716132</text:p>
          </table:table-cell>
          <table:table-cell office:value-type="float" office:value="9">
            <text:p>9</text:p>
          </table:table-cell>
          <table:table-cell office:value-type="float" office:value="0.700480922870646">
            <text:p>0.700480922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0.0858953354636">
            <text:p>20.09</text:p>
          </table:table-cell>
          <table:table-cell office:value-type="float" office:value="0.7">
            <text:p>0.7</text:p>
          </table:table-cell>
          <table:table-cell office:value-type="float" office:value="0.0393444380466868">
            <text:p>0.039344438</text:p>
          </table:table-cell>
          <table:table-cell office:value-type="float" office:value="0.0602690802974357">
            <text:p>0.0602690803</text:p>
          </table:table-cell>
          <table:table-cell office:value-type="float" office:value="0">
            <text:p>0</text:p>
          </table:table-cell>
          <table:table-cell office:value-type="float" office:value="7.64036244964816">
            <text:p>7.6403624496</text:p>
          </table:table-cell>
          <table:table-cell office:value-type="float" office:value="9.38896033000282">
            <text:p>9.38896033</text:p>
          </table:table-cell>
          <table:table-cell office:value-type="float" office:value="8">
            <text:p>8</text:p>
          </table:table-cell>
          <table:table-cell office:value-type="float" office:value="0.668418009501236">
            <text:p>0.668418009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5.0901032952967">
            <text:p>25.09</text:p>
          </table:table-cell>
          <table:table-cell office:value-type="float" office:value="0.7">
            <text:p>0.7</text:p>
          </table:table-cell>
          <table:table-cell office:value-type="float" office:value="0.0324958738835939">
            <text:p>0.0324958739</text:p>
          </table:table-cell>
          <table:table-cell office:value-type="float" office:value="0.0621742741046494">
            <text:p>0.0621742741</text:p>
          </table:table-cell>
          <table:table-cell office:value-type="float" office:value="0">
            <text:p>0</text:p>
          </table:table-cell>
          <table:table-cell office:value-type="float" office:value="6.89285552540506">
            <text:p>6.8928555254</text:p>
          </table:table-cell>
          <table:table-cell office:value-type="float" office:value="9.63550848913934">
            <text:p>9.6355084891</text:p>
          </table:table-cell>
          <table:table-cell office:value-type="float" office:value="7">
            <text:p>7</text:p>
          </table:table-cell>
          <table:table-cell office:value-type="float" office:value="0.639579358049654">
            <text:p>0.63957935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0.0376967439442">
            <text:p>30.04</text:p>
          </table:table-cell>
          <table:table-cell office:value-type="float" office:value="0.7">
            <text:p>0.7</text:p>
          </table:table-cell>
          <table:table-cell office:value-type="float" office:value="0.0263375562018968">
            <text:p>0.0263375562</text:p>
          </table:table-cell>
          <table:table-cell office:value-type="float" office:value="0.0627650339516896">
            <text:p>0.062765034</text:p>
          </table:table-cell>
          <table:table-cell office:value-type="float" office:value="0">
            <text:p>0</text:p>
          </table:table-cell>
          <table:table-cell office:value-type="float" office:value="6.13359864141104">
            <text:p>6.1335986414</text:p>
          </table:table-cell>
          <table:table-cell office:value-type="float" office:value="9.80153763484916">
            <text:p>9.8015376348</text:p>
          </table:table-cell>
          <table:table-cell office:value-type="float" office:value="6">
            <text:p>6</text:p>
          </table:table-cell>
          <table:table-cell office:value-type="float" office:value="0.602834414719027">
            <text:p>0.602834414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13157515169349">
            <text:p>0.0213157515</text:p>
          </table:table-cell>
          <table:table-cell office:value-type="float" office:value="0">
            <text:p>0</text:p>
          </table:table-cell>
          <table:table-cell table:number-columns-repeated="2" office:value-type="float" office:value="5.02879848684288">
            <text:p>5.0287984868</text:p>
          </table:table-cell>
          <table:table-cell office:value-type="float" office:value="1">
            <text:p>1</text:p>
          </table:table-cell>
          <table:table-cell office:value-type="float" office:value="0.726532166076018">
            <text:p>0.726532166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77263331895532">
            <text:p>0.0277263332</text:p>
          </table:table-cell>
          <table:table-cell office:value-type="float" office:value="0">
            <text:p>0</text:p>
          </table:table-cell>
          <table:table-cell table:number-columns-repeated="2" office:value-type="float" office:value="5.79828167399228">
            <text:p>5.798281674</text:p>
          </table:table-cell>
          <table:table-cell office:value-type="float" office:value="1">
            <text:p>1</text:p>
          </table:table-cell>
          <table:table-cell office:value-type="float" office:value="0.77198009905649">
            <text:p>0.77198009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66066131006484">
            <text:p>0.0366066131</text:p>
          </table:table-cell>
          <table:table-cell office:value-type="float" office:value="0">
            <text:p>0</text:p>
          </table:table-cell>
          <table:table-cell table:number-columns-repeated="2" office:value-type="float" office:value="6.74023294560684">
            <text:p>6.7402329456</text:p>
          </table:table-cell>
          <table:table-cell office:value-type="float" office:value="1">
            <text:p>1</text:p>
          </table:table-cell>
          <table:table-cell office:value-type="float" office:value="0.821946619106411">
            <text:p>0.82194661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2487552485116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65340599502784">
            <text:p>0.04653406</text:p>
          </table:table-cell>
          <table:table-cell office:value-type="float" office:value="0">
            <text:p>0</text:p>
          </table:table-cell>
          <table:table-cell table:number-columns-repeated="2" office:value-type="float" office:value="7.67553489459917">
            <text:p>7.6755348946</text:p>
          </table:table-cell>
          <table:table-cell office:value-type="float" office:value="1">
            <text:p>1</text:p>
          </table:table-cell>
          <table:table-cell office:value-type="float" office:value="0.841418764670438">
            <text:p>0.841418764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4.86029408570645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7385267769133">
            <text:p>0.0617385268</text:p>
          </table:table-cell>
          <table:table-cell office:value-type="float" office:value="1">
            <text:p>1</text:p>
          </table:table-cell>
          <table:table-cell table:number-columns-repeated="2" office:value-type="float" office:value="8.93985464839846">
            <text:p>8.9398546484</text:p>
          </table:table-cell>
          <table:table-cell office:value-type="float" office:value="1">
            <text:p>1</text:p>
          </table:table-cell>
          <table:table-cell office:value-type="float" office:value="0.887438035927787">
            <text:p>0.887438035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9.95987018582134">
            <text:p>9.96</text:p>
          </table:table-cell>
          <table:table-cell office:value-type="float" office:value="0.9">
            <text:p>0.9</text:p>
          </table:table-cell>
          <table:table-cell office:value-type="float" office:value="0.0737906420602572">
            <text:p>0.0737906421</text:p>
          </table:table-cell>
          <table:table-cell office:value-type="float" office:value="0.078096399676743">
            <text:p>0.0780963997</text:p>
          </table:table-cell>
          <table:table-cell office:value-type="float" office:value="0">
            <text:p>0</text:p>
          </table:table-cell>
          <table:table-cell office:value-type="float" office:value="9.83541224828438">
            <text:p>9.8354122483</text:p>
          </table:table-cell>
          <table:table-cell office:value-type="float" office:value="10.1425271458026">
            <text:p>10.1425271458</text:p>
          </table:table-cell>
          <table:table-cell office:value-type="float" office:value="8">
            <text:p>8</text:p>
          </table:table-cell>
          <table:table-cell office:value-type="float" office:value="0.899116716367649">
            <text:p>0.899116716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5.0393843117506">
            <text:p>15.04</text:p>
          </table:table-cell>
          <table:table-cell office:value-type="float" office:value="0.9">
            <text:p>0.9</text:p>
          </table:table-cell>
          <table:table-cell office:value-type="float" office:value="0.0701461688674319">
            <text:p>0.0701461689</text:p>
          </table:table-cell>
          <table:table-cell office:value-type="float" office:value="0.077907714462762">
            <text:p>0.0779077145</text:p>
          </table:table-cell>
          <table:table-cell office:value-type="float" office:value="0">
            <text:p>0</text:p>
          </table:table-cell>
          <table:table-cell office:value-type="float" office:value="9.59454526699456">
            <text:p>9.594545267</text:p>
          </table:table-cell>
          <table:table-cell office:value-type="float" office:value="10.1138010626376">
            <text:p>10.1138010626</text:p>
          </table:table-cell>
          <table:table-cell office:value-type="float" office:value="6">
            <text:p>6</text:p>
          </table:table-cell>
          <table:table-cell office:value-type="float" office:value="0.903098433552294">
            <text:p>0.903098433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0.0877532927555">
            <text:p>20.09</text:p>
          </table:table-cell>
          <table:table-cell office:value-type="float" office:value="0.9">
            <text:p>0.9</text:p>
          </table:table-cell>
          <table:table-cell office:value-type="float" office:value="0.0621874569723966">
            <text:p>0.062187457</text:p>
          </table:table-cell>
          <table:table-cell office:value-type="float" office:value="0.0935453212239228">
            <text:p>0.0935453212</text:p>
          </table:table-cell>
          <table:table-cell office:value-type="float" office:value="0">
            <text:p>0</text:p>
          </table:table-cell>
          <table:table-cell office:value-type="float" office:value="8.99970951402232">
            <text:p>8.999709514</text:p>
          </table:table-cell>
          <table:table-cell office:value-type="float" office:value="11.1698359984777">
            <text:p>11.1698359985</text:p>
          </table:table-cell>
          <table:table-cell office:value-type="float" office:value="6">
            <text:p>6</text:p>
          </table:table-cell>
          <table:table-cell office:value-type="float" office:value="0.910461452693868">
            <text:p>0.910461452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97799661847436">
            <text:p>0.0497799662</text:p>
          </table:table-cell>
          <table:table-cell office:value-type="float" office:value="0.0925334105641187">
            <text:p>0.0925334106</text:p>
          </table:table-cell>
          <table:table-cell office:value-type="float" office:value="0">
            <text:p>0</text:p>
          </table:table-cell>
          <table:table-cell office:value-type="float" office:value="7.97847891865465">
            <text:p>7.9784789187</text:p>
          </table:table-cell>
          <table:table-cell office:value-type="float" office:value="11.1087002118145">
            <text:p>11.1087002118</text:p>
          </table:table-cell>
          <table:table-cell office:value-type="float" office:value="8">
            <text:p>8</text:p>
          </table:table-cell>
          <table:table-cell office:value-type="float" office:value="0.850167018447468">
            <text:p>0.850167018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30.0425374429991">
            <text:p>30.04</text:p>
          </table:table-cell>
          <table:table-cell office:value-type="float" office:value="0.9">
            <text:p>0.9</text:p>
          </table:table-cell>
          <table:table-cell office:value-type="float" office:value="0.041243672847737">
            <text:p>0.0412436728</text:p>
          </table:table-cell>
          <table:table-cell office:value-type="float" office:value="0.0893749635360615">
            <text:p>0.0893749635</text:p>
          </table:table-cell>
          <table:table-cell office:value-type="float" office:value="0">
            <text:p>0</text:p>
          </table:table-cell>
          <table:table-cell office:value-type="float" office:value="7.20394431924816">
            <text:p>7.2039443192</text:p>
          </table:table-cell>
          <table:table-cell office:value-type="float" office:value="10.904488926059">
            <text:p>10.9044889261</text:p>
          </table:table-cell>
          <table:table-cell office:value-type="float" office:value="7">
            <text:p>7</text:p>
          </table:table-cell>
          <table:table-cell office:value-type="float" office:value="0.815383716846875">
            <text:p>0.815383716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07190396711967">
            <text:p>0.0207190397</text:p>
          </table:table-cell>
          <table:table-cell office:value-type="float" office:value="0">
            <text:p>0</text:p>
          </table:table-cell>
          <table:table-cell table:number-columns-repeated="2" office:value-type="float" office:value="5.01807773888652">
            <text:p>5.0180777389</text:p>
          </table:table-cell>
          <table:table-cell office:value-type="float" office:value="1">
            <text:p>1</text:p>
          </table:table-cell>
          <table:table-cell office:value-type="float" office:value="0.726531736860283">
            <text:p>0.726531736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69135406365106">
            <text:p>0.02691354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8702294935251">
            <text:p>5.7870229494</text:p>
          </table:table-cell>
          <table:table-cell office:value-type="float" office:value="1">
            <text:p>1</text:p>
          </table:table-cell>
          <table:table-cell office:value-type="float" office:value="0.771978160619474">
            <text:p>0.771978160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54745866803154">
            <text:p>0.0354745867</text:p>
          </table:table-cell>
          <table:table-cell office:value-type="float" office:value="0">
            <text:p>0</text:p>
          </table:table-cell>
          <table:table-cell table:number-columns-repeated="2" office:value-type="float" office:value="6.72852629059405">
            <text:p>6.7285262906</text:p>
          </table:table-cell>
          <table:table-cell office:value-type="float" office:value="1">
            <text:p>1</text:p>
          </table:table-cell>
          <table:table-cell office:value-type="float" office:value="0.821921372921331">
            <text:p>0.821921372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487552467622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49999563004342">
            <text:p>0.0449999563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18265793724">
            <text:p>7.6591826579</text:p>
          </table:table-cell>
          <table:table-cell office:value-type="float" office:value="1">
            <text:p>1</text:p>
          </table:table-cell>
          <table:table-cell office:value-type="float" office:value="0.841418825301531">
            <text:p>0.841418825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.86029409233781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95222892619285">
            <text:p>0.0595222893</text:p>
          </table:table-cell>
          <table:table-cell office:value-type="float" office:value="1">
            <text:p>1</text:p>
          </table:table-cell>
          <table:table-cell table:number-columns-repeated="2" office:value-type="float" office:value="8.90175936409869">
            <text:p>8.9017593641</text:p>
          </table:table-cell>
          <table:table-cell office:value-type="float" office:value="1">
            <text:p>1</text:p>
          </table:table-cell>
          <table:table-cell office:value-type="float" office:value="0.88743787056726">
            <text:p>0.887437870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.95987018685591">
            <text:p>9.96</text:p>
          </table:table-cell>
          <table:table-cell office:value-type="float" office:value="0.9">
            <text:p>0.9</text:p>
          </table:table-cell>
          <table:table-cell office:value-type="float" office:value="0.0708168980762316">
            <text:p>0.0708168981</text:p>
          </table:table-cell>
          <table:table-cell office:value-type="float" office:value="0.0808553105775194">
            <text:p>0.0808553106</text:p>
          </table:table-cell>
          <table:table-cell office:value-type="float" office:value="0">
            <text:p>0</text:p>
          </table:table-cell>
          <table:table-cell office:value-type="float" office:value="9.75252520312711">
            <text:p>9.7525252031</text:p>
          </table:table-cell>
          <table:table-cell office:value-type="float" office:value="10.4934165941219">
            <text:p>10.4934165941</text:p>
          </table:table-cell>
          <table:table-cell office:value-type="float" office:value="7">
            <text:p>7</text:p>
          </table:table-cell>
          <table:table-cell office:value-type="float" office:value="0.899115933873001">
            <text:p>0.899115933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5.0393843004059">
            <text:p>15.04</text:p>
          </table:table-cell>
          <table:table-cell office:value-type="float" office:value="0.9">
            <text:p>0.9</text:p>
          </table:table-cell>
          <table:table-cell office:value-type="float" office:value="0.0671569371324763">
            <text:p>0.0671569371</text:p>
          </table:table-cell>
          <table:table-cell office:value-type="float" office:value="0.0715586833881208">
            <text:p>0.0715586834</text:p>
          </table:table-cell>
          <table:table-cell office:value-type="float" office:value="0">
            <text:p>0</text:p>
          </table:table-cell>
          <table:table-cell office:value-type="float" office:value="9.54907211594724">
            <text:p>9.5490721159</text:p>
          </table:table-cell>
          <table:table-cell office:value-type="float" office:value="9.76754860067532">
            <text:p>9.7675486007</text:p>
          </table:table-cell>
          <table:table-cell office:value-type="float" office:value="7">
            <text:p>7</text:p>
          </table:table-cell>
          <table:table-cell office:value-type="float" office:value="0.903098260794222">
            <text:p>0.903098260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0.0877532727549">
            <text:p>20.09</text:p>
          </table:table-cell>
          <table:table-cell office:value-type="float" office:value="0.9">
            <text:p>0.9</text:p>
          </table:table-cell>
          <table:table-cell office:value-type="float" office:value="0.0594547789409707">
            <text:p>0.0594547789</text:p>
          </table:table-cell>
          <table:table-cell office:value-type="float" office:value="0.0855647513204005">
            <text:p>0.0855647513</text:p>
          </table:table-cell>
          <table:table-cell office:value-type="float" office:value="0">
            <text:p>0</text:p>
          </table:table-cell>
          <table:table-cell office:value-type="float" office:value="8.97058758132458">
            <text:p>8.9705875813</text:p>
          </table:table-cell>
          <table:table-cell office:value-type="float" office:value="10.7776084884556">
            <text:p>10.7776084885</text:p>
          </table:table-cell>
          <table:table-cell office:value-type="float" office:value="8">
            <text:p>8</text:p>
          </table:table-cell>
          <table:table-cell office:value-type="float" office:value="0.910461281221022">
            <text:p>0.910461281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75518659213032">
            <text:p>0.0475518659</text:p>
          </table:table-cell>
          <table:table-cell office:value-type="float" office:value="0.0850058988849367">
            <text:p>0.0850058989</text:p>
          </table:table-cell>
          <table:table-cell office:value-type="float" office:value="0">
            <text:p>0</text:p>
          </table:table-cell>
          <table:table-cell office:value-type="float" office:value="7.94571226000214">
            <text:p>7.94571226</text:p>
          </table:table-cell>
          <table:table-cell office:value-type="float" office:value="10.751715881143">
            <text:p>10.7517158811</text:p>
          </table:table-cell>
          <table:table-cell office:value-type="float" office:value="9">
            <text:p>9</text:p>
          </table:table-cell>
          <table:table-cell office:value-type="float" office:value="0.850166027161194">
            <text:p>0.850166027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0.0425374834516">
            <text:p>30.04</text:p>
          </table:table-cell>
          <table:table-cell office:value-type="float" office:value="0.9">
            <text:p>0.9</text:p>
          </table:table-cell>
          <table:table-cell office:value-type="float" office:value="0.0393767901498014">
            <text:p>0.0393767901</text:p>
          </table:table-cell>
          <table:table-cell office:value-type="float" office:value="0.0825192773281793">
            <text:p>0.0825192773</text:p>
          </table:table-cell>
          <table:table-cell office:value-type="float" office:value="0">
            <text:p>0</text:p>
          </table:table-cell>
          <table:table-cell office:value-type="float" office:value="7.16520739357691">
            <text:p>7.1652073936</text:p>
          </table:table-cell>
          <table:table-cell office:value-type="float" office:value="10.5864325282712">
            <text:p>10.5864325283</text:p>
          </table:table-cell>
          <table:table-cell office:value-type="float" office:value="8">
            <text:p>8</text:p>
          </table:table-cell>
          <table:table-cell office:value-type="float" office:value="0.815382325301532">
            <text:p>0.81538232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01261639988386">
            <text:p>0.0201261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4619866746128">
            <text:p>5.0461986675</text:p>
          </table:table-cell>
          <table:table-cell office:value-type="float" office:value="1">
            <text:p>1</text:p>
          </table:table-cell>
          <table:table-cell office:value-type="float" office:value="0.726531273002947">
            <text:p>0.72653127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61090270086712">
            <text:p>0.026109027</text:p>
          </table:table-cell>
          <table:table-cell office:value-type="float" office:value="0">
            <text:p>0</text:p>
          </table:table-cell>
          <table:table-cell table:number-columns-repeated="2" office:value-type="float" office:value="5.82172756429151">
            <text:p>5.8217275643</text:p>
          </table:table-cell>
          <table:table-cell office:value-type="float" office:value="1">
            <text:p>1</text:p>
          </table:table-cell>
          <table:table-cell office:value-type="float" office:value="0.771976065722756">
            <text:p>0.771976065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43598885390595">
            <text:p>0.0343598885</text:p>
          </table:table-cell>
          <table:table-cell office:value-type="float" office:value="0">
            <text:p>0</text:p>
          </table:table-cell>
          <table:table-cell table:number-columns-repeated="2" office:value-type="float" office:value="6.77155380156661">
            <text:p>6.7715538016</text:p>
          </table:table-cell>
          <table:table-cell office:value-type="float" office:value="1">
            <text:p>1</text:p>
          </table:table-cell>
          <table:table-cell office:value-type="float" office:value="0.82195199469183">
            <text:p>0.821951994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248755245014344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34980622191061">
            <text:p>0.0434980622</text:p>
          </table:table-cell>
          <table:table-cell office:value-type="float" office:value="0">
            <text:p>0</text:p>
          </table:table-cell>
          <table:table-cell table:number-columns-repeated="2" office:value-type="float" office:value="7.70591594352298">
            <text:p>7.7059159435</text:p>
          </table:table-cell>
          <table:table-cell office:value-type="float" office:value="1">
            <text:p>1</text:p>
          </table:table-cell>
          <table:table-cell office:value-type="float" office:value="0.841418881195175">
            <text:p>0.841418881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4.86029409950432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73692282102878">
            <text:p>0.0573692282</text:p>
          </table:table-cell>
          <table:table-cell office:value-type="float" office:value="1">
            <text:p>1</text:p>
          </table:table-cell>
          <table:table-cell table:number-columns-repeated="2" office:value-type="float" office:value="8.93621703611147">
            <text:p>8.9362170361</text:p>
          </table:table-cell>
          <table:table-cell office:value-type="float" office:value="1">
            <text:p>1</text:p>
          </table:table-cell>
          <table:table-cell office:value-type="float" office:value="0.88743769185333">
            <text:p>0.887437691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9.95987018797386">
            <text:p>9.96</text:p>
          </table:table-cell>
          <table:table-cell office:value-type="float" office:value="0.9">
            <text:p>0.9</text:p>
          </table:table-cell>
          <table:table-cell office:value-type="float" office:value="0.067959180764142">
            <text:p>0.0679591808</text:p>
          </table:table-cell>
          <table:table-cell office:value-type="float" office:value="0.0779696200775675">
            <text:p>0.0779696201</text:p>
          </table:table-cell>
          <table:table-cell office:value-type="float" office:value="0">
            <text:p>0</text:p>
          </table:table-cell>
          <table:table-cell office:value-type="float" office:value="9.74948048960014">
            <text:p>9.7494804896</text:p>
          </table:table-cell>
          <table:table-cell office:value-type="float" office:value="10.5488793248814">
            <text:p>10.5488793249</text:p>
          </table:table-cell>
          <table:table-cell office:value-type="float" office:value="8">
            <text:p>8</text:p>
          </table:table-cell>
          <table:table-cell office:value-type="float" office:value="0.899115088219555">
            <text:p>0.899115088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5.0393842881457">
            <text:p>15.04</text:p>
          </table:table-cell>
          <table:table-cell office:value-type="float" office:value="0.9">
            <text:p>0.9</text:p>
          </table:table-cell>
          <table:table-cell office:value-type="float" office:value="0.0643062625933233">
            <text:p>0.0643062626</text:p>
          </table:table-cell>
          <table:table-cell office:value-type="float" office:value="0.065685242373722">
            <text:p>0.0656852424</text:p>
          </table:table-cell>
          <table:table-cell office:value-type="float" office:value="0">
            <text:p>0</text:p>
          </table:table-cell>
          <table:table-cell table:number-columns-repeated="2" office:value-type="float" office:value="9.58373994626169">
            <text:p>9.5837399463</text:p>
          </table:table-cell>
          <table:table-cell office:value-type="float" office:value="9">
            <text:p>9</text:p>
          </table:table-cell>
          <table:table-cell office:value-type="float" office:value="0.903098074084432">
            <text:p>0.903098074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0.0877532511402">
            <text:p>20.09</text:p>
          </table:table-cell>
          <table:table-cell office:value-type="float" office:value="0.9">
            <text:p>0.9</text:p>
          </table:table-cell>
          <table:table-cell office:value-type="float" office:value="0.0568597693025856">
            <text:p>0.0568597693</text:p>
          </table:table-cell>
          <table:table-cell office:value-type="float" office:value="0.0782159692873514">
            <text:p>0.0782159693</text:p>
          </table:table-cell>
          <table:table-cell office:value-type="float" office:value="0">
            <text:p>0</text:p>
          </table:table-cell>
          <table:table-cell office:value-type="float" office:value="9.02053958757938">
            <text:p>9.0205395876</text:p>
          </table:table-cell>
          <table:table-cell office:value-type="float" office:value="10.4901611126544">
            <text:p>10.4901611127</text:p>
          </table:table-cell>
          <table:table-cell office:value-type="float" office:value="8">
            <text:p>8</text:p>
          </table:table-cell>
          <table:table-cell office:value-type="float" office:value="0.910461095899056">
            <text:p>0.91046109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54399457710408">
            <text:p>0.0454399458</text:p>
          </table:table-cell>
          <table:table-cell office:value-type="float" office:value="0.0780849057924056">
            <text:p>0.0780849058</text:p>
          </table:table-cell>
          <table:table-cell office:value-type="float" office:value="0">
            <text:p>0</text:p>
          </table:table-cell>
          <table:table-cell office:value-type="float" office:value="7.9839944767749">
            <text:p>7.9839944768</text:p>
          </table:table-cell>
          <table:table-cell office:value-type="float" office:value="10.4989507290749">
            <text:p>10.4989507291</text:p>
          </table:table-cell>
          <table:table-cell office:value-type="float" office:value="9">
            <text:p>9</text:p>
          </table:table-cell>
          <table:table-cell office:value-type="float" office:value="0.850164955859502">
            <text:p>0.85016495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30.0425375271694">
            <text:p>30.04</text:p>
          </table:table-cell>
          <table:table-cell office:value-type="float" office:value="0.9">
            <text:p>0.9</text:p>
          </table:table-cell>
          <table:table-cell office:value-type="float" office:value="0.0376088866074762">
            <text:p>0.0376088866</text:p>
          </table:table-cell>
          <table:table-cell office:value-type="float" office:value="0.0761663143590439">
            <text:p>0.0761663144</text:p>
          </table:table-cell>
          <table:table-cell office:value-type="float" office:value="0">
            <text:p>0</text:p>
          </table:table-cell>
          <table:table-cell office:value-type="float" office:value="7.19000862373722">
            <text:p>7.1900086237</text:p>
          </table:table-cell>
          <table:table-cell office:value-type="float" office:value="10.366158378472">
            <text:p>10.3661583785</text:p>
          </table:table-cell>
          <table:table-cell office:value-type="float" office:value="8">
            <text:p>8</text:p>
          </table:table-cell>
          <table:table-cell office:value-type="float" office:value="0.815380821436133">
            <text:p>0.815380821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95452018066009">
            <text:p>0.0195452018</text:p>
          </table:table-cell>
          <table:table-cell office:value-type="float" office:value="0">
            <text:p>0</text:p>
          </table:table-cell>
          <table:table-cell table:number-columns-repeated="2" office:value-type="float" office:value="5.10790092381847">
            <text:p>5.1079009238</text:p>
          </table:table-cell>
          <table:table-cell office:value-type="float" office:value="1">
            <text:p>1</text:p>
          </table:table-cell>
          <table:table-cell office:value-type="float" office:value="0.726530778148079">
            <text:p>0.726530778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53236844281597">
            <text:p>0.0253236844</text:p>
          </table:table-cell>
          <table:table-cell office:value-type="float" office:value="0">
            <text:p>0</text:p>
          </table:table-cell>
          <table:table-cell table:number-columns-repeated="2" office:value-type="float" office:value="5.8947486017341">
            <text:p>5.8947486017</text:p>
          </table:table-cell>
          <table:table-cell office:value-type="float" office:value="1">
            <text:p>1</text:p>
          </table:table-cell>
          <table:table-cell office:value-type="float" office:value="0.7719738308216">
            <text:p>0.771973830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32766784686698">
            <text:p>0.0332766785</text:p>
          </table:table-cell>
          <table:table-cell office:value-type="float" office:value="0">
            <text:p>0</text:p>
          </table:table-cell>
          <table:table-cell table:number-columns-repeated="2" office:value-type="float" office:value="6.85910981386294">
            <text:p>6.8591098139</text:p>
          </table:table-cell>
          <table:table-cell office:value-type="float" office:value="1">
            <text:p>1</text:p>
          </table:table-cell>
          <table:table-cell office:value-type="float" office:value="0.821939338808348">
            <text:p>0.821939338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4875524329131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20466980782157">
            <text:p>0.0420466981</text:p>
          </table:table-cell>
          <table:table-cell office:value-type="float" office:value="1">
            <text:p>1</text:p>
          </table:table-cell>
          <table:table-cell table:number-columns-repeated="2" office:value-type="float" office:value="7.80291809451792">
            <text:p>7.8029180945</text:p>
          </table:table-cell>
          <table:table-cell office:value-type="float" office:value="1">
            <text:p>1</text:p>
          </table:table-cell>
          <table:table-cell office:value-type="float" office:value="0.841418931633572">
            <text:p>0.841418931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.86029410714976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53034376271546">
            <text:p>0.0553034376</text:p>
          </table:table-cell>
          <table:table-cell office:value-type="float" office:value="1">
            <text:p>1</text:p>
          </table:table-cell>
          <table:table-cell table:number-columns-repeated="2" office:value-type="float" office:value="9.02895819340863">
            <text:p>9.0289581934</text:p>
          </table:table-cell>
          <table:table-cell office:value-type="float" office:value="1">
            <text:p>1</text:p>
          </table:table-cell>
          <table:table-cell office:value-type="float" office:value="0.887437501188366">
            <text:p>0.88743750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.95987018916644">
            <text:p>9.96</text:p>
          </table:table-cell>
          <table:table-cell office:value-type="float" office:value="0.9">
            <text:p>0.9</text:p>
          </table:table-cell>
          <table:table-cell office:value-type="float" office:value="0.0652447484669239">
            <text:p>0.0652447485</text:p>
          </table:table-cell>
          <table:table-cell office:value-type="float" office:value="0.0708590412030008">
            <text:p>0.0708590412</text:p>
          </table:table-cell>
          <table:table-cell office:value-type="float" office:value="0">
            <text:p>0</text:p>
          </table:table-cell>
          <table:table-cell office:value-type="float" office:value="9.81329186417543">
            <text:p>9.8132918642</text:p>
          </table:table-cell>
          <table:table-cell office:value-type="float" office:value="10.3289344756302">
            <text:p>10.3289344756</text:p>
          </table:table-cell>
          <table:table-cell office:value-type="float" office:value="7">
            <text:p>7</text:p>
          </table:table-cell>
          <table:table-cell office:value-type="float" office:value="0.899114186049808">
            <text:p>0.89911418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5.0393842750662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6171315823859">
            <text:p>0.0616171316</text:p>
          </table:table-cell>
          <table:table-cell office:value-type="float" office:value="0">
            <text:p>0</text:p>
          </table:table-cell>
          <table:table-cell table:number-columns-repeated="2" office:value-type="float" office:value="9.67801231319822">
            <text:p>9.6780123132</text:p>
          </table:table-cell>
          <table:table-cell office:value-type="float" office:value="9">
            <text:p>9</text:p>
          </table:table-cell>
          <table:table-cell office:value-type="float" office:value="0.903097874887835">
            <text:p>0.903097874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0.0877532280812">
            <text:p>20.09</text:p>
          </table:table-cell>
          <table:table-cell office:value-type="float" office:value="0.9">
            <text:p>0.9</text:p>
          </table:table-cell>
          <table:table-cell office:value-type="float" office:value="0.0544209514989396">
            <text:p>0.0544209515</text:p>
          </table:table-cell>
          <table:table-cell office:value-type="float" office:value="0.0715318509585852">
            <text:p>0.071531851</text:p>
          </table:table-cell>
          <table:table-cell office:value-type="float" office:value="0">
            <text:p>0</text:p>
          </table:table-cell>
          <table:table-cell office:value-type="float" office:value="9.12605585799461">
            <text:p>9.126055858</text:p>
          </table:table-cell>
          <table:table-cell office:value-type="float" office:value="10.2961055042573">
            <text:p>10.2961055043</text:p>
          </table:table-cell>
          <table:table-cell office:value-type="float" office:value="9">
            <text:p>9</text:p>
          </table:table-cell>
          <table:table-cell office:value-type="float" office:value="0.910460898181729">
            <text:p>0.910460898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5.0923835941484">
            <text:p>25.09</text:p>
          </table:table-cell>
          <table:table-cell office:value-type="float" office:value="0.9">
            <text:p>0.9</text:p>
          </table:table-cell>
          <table:table-cell office:value-type="float" office:value="0.0434590577135361">
            <text:p>0.0434590577</text:p>
          </table:table-cell>
          <table:table-cell office:value-type="float" office:value="0.071766250299639">
            <text:p>0.0717662503</text:p>
          </table:table-cell>
          <table:table-cell office:value-type="float" office:value="0">
            <text:p>0</text:p>
          </table:table-cell>
          <table:table-cell office:value-type="float" office:value="8.07252895927547">
            <text:p>8.0725289593</text:p>
          </table:table-cell>
          <table:table-cell office:value-type="float" office:value="10.3320495725112">
            <text:p>10.3320495725</text:p>
          </table:table-cell>
          <table:table-cell office:value-type="float" office:value="8">
            <text:p>8</text:p>
          </table:table-cell>
          <table:table-cell office:value-type="float" office:value="0.850143673423004">
            <text:p>0.850143673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0.042537573809">
            <text:p>30.04</text:p>
          </table:table-cell>
          <table:table-cell office:value-type="float" office:value="0.9">
            <text:p>0.9</text:p>
          </table:table-cell>
          <table:table-cell office:value-type="float" office:value="0.0359519748165493">
            <text:p>0.0359519748</text:p>
          </table:table-cell>
          <table:table-cell office:value-type="float" office:value="0.0703962415963433">
            <text:p>0.0703962416</text:p>
          </table:table-cell>
          <table:table-cell office:value-type="float" office:value="0">
            <text:p>0</text:p>
          </table:table-cell>
          <table:table-cell office:value-type="float" office:value="7.26092644398738">
            <text:p>7.260926444</text:p>
          </table:table-cell>
          <table:table-cell office:value-type="float" office:value="10.2306304038246">
            <text:p>10.2306304038</text:p>
          </table:table-cell>
          <table:table-cell office:value-type="float" office:value="8">
            <text:p>8</text:p>
          </table:table-cell>
          <table:table-cell office:value-type="float" office:value="0.815379217062917">
            <text:p>0.8153792171</text:p>
          </table:table-cell>
        </table:table-row>
        <table:table-row table:style-name="ro1" table:number-rows-repeated="10483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table:number-columns-spanned="20" table:number-rows-spanned="1">
            <text:p>Vc_des (m/s)</text:p>
          </table:table-cell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3"/>
        </table:table-row>
        <table:table-row table:style-name="ro3">
          <table:table-cell table:number-columns-repeated="2"/>
          <table:table-cell table:style-name="ce66" office:value-type="string" table:number-columns-spanned="4" table:number-rows-spanned="1">
            <text:p><text:span text:style-name="T1">0.1</text:span> (0 0 0 0.019 0.100 0.066 0 0 0 0)</text:p>
          </table:table-cell>
          <table:covered-table-cell table:number-columns-repeated="3"/>
          <table:table-cell table:style-name="ce66" office:value-type="string" table:number-columns-spanned="4" table:number-rows-spanned="1">
            <text:p><text:span text:style-name="T1">0.3</text:span> (0 0 0.158 0.239 0.296 0.290 0.267 0.228 0.169 0.051)</text:p>
          </table:table-cell>
          <table:covered-table-cell table:number-columns-repeated="3"/>
          <table:table-cell table:style-name="ce66" office:value-type="string" table:number-columns-spanned="4" table:number-rows-spanned="1">
            <text:p><text:span text:style-name="T1">0.5 </text:span>(0.189 0.310 0.402 0.441 0.491 0.498 0.481 0.456 0.422 0.379)</text:p>
          </table:table-cell>
          <table:covered-table-cell table:number-columns-repeated="3"/>
          <table:table-cell table:style-name="ce66" office:value-type="string" table:number-columns-spanned="4" table:number-rows-spanned="1">
            <text:p><text:span text:style-name="T1">0.7</text:span> (0.492 0.553 0.615 0.641 0.689 0.699 0.700 0.668 0.640 0.603)</text:p>
          </table:table-cell>
          <table:covered-table-cell table:number-columns-repeated="3"/>
          <table:table-cell table:style-name="ce66" office:value-type="string" table:number-columns-spanned="4" table:number-rows-spanned="1">
            <text:p><text:span text:style-name="T1">0.9</text:span> (0.727 0.772 0.822 0.841 0.887 0.899 0.903 0.910 0.850 0.815)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string">
            <text:p>Tilt (deg)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table:style-name="ce1" office:value-type="string">
            <text:p>Stabilize?</text:p>
          </table:table-cell>
          <table:table-cell table:style-name="ce1" office:value-type="string">
            <text:p># Contacts</text:p>
          </table:table-cell>
        </table:table-row>
        <table:table-row table:style-name="ro1">
          <table:table-cell table:style-name="ce2" office:value-type="float" office:value="0.95" table:number-columns-spanned="1" table:number-rows-spanned="10">
            <text:p>0.95</text:p>
          </table:table-cell>
          <table:table-cell table:style-name="ce4" office:value-type="float" office:value="-15">
            <text:p>-15.00</text:p>
          </table:table-cell>
          <table:table-cell table:style-name="ce1" table:number-columns-repeated="4"/>
          <table:table-cell table:style-name="ce15" table:number-columns-repeated="2"/>
          <table:table-cell table:style-name="ce1" table:number-columns-repeated="2"/>
          <table:table-cell table:number-columns-repeated="2" table:style-name="ce15" office:value-type="float" office:value="0.00299281716660049">
            <text:p>0.003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5" office:value-type="float" office:value="0.0115735821553606">
            <text:p>0.0116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5" office:value-type="float" office:value="0.0194024391566479">
            <text:p>0.0194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61" table:number-columns-repeated="2"/>
          <table:table-cell table:style-name="ce16" table:number-columns-repeated="2"/>
          <table:table-cell table:style-name="ce61" table:number-columns-repeated="2"/>
          <table:table-cell table:number-columns-repeated="2" table:style-name="ce16" office:value-type="float" office:value="0.00636002410425918">
            <text:p>0.0064</text:p>
          </table:table-cell>
          <table:table-cell table:number-columns-repeated="2" table:style-name="ce61" office:value-type="float" office:value="1">
            <text:p>1</text:p>
          </table:table-cell>
          <table:table-cell table:number-columns-repeated="2" table:style-name="ce16" office:value-type="float" office:value="0.015135787678846">
            <text:p>0.0151</text:p>
          </table:table-cell>
          <table:table-cell table:number-columns-repeated="2" table:style-name="ce61" office:value-type="float" office:value="1">
            <text:p>1</text:p>
          </table:table-cell>
          <table:table-cell table:number-columns-repeated="2" table:style-name="ce16" office:value-type="float" office:value="0.0241787997410923">
            <text:p>0.0242</text:p>
          </table:table-cell>
          <table:table-cell table:number-columns-repeated="2" table:style-name="ce6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62" table:number-columns-repeated="2"/>
          <table:table-cell table:number-columns-repeated="2" table:style-name="ce17" office:value-type="float" office:value="0.00266307623082795">
            <text:p>0.0027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17" office:value-type="float" office:value="0.0116700732060862">
            <text:p>0.0117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17" office:value-type="float" office:value="0.0213041527659963">
            <text:p>0.0213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17" office:value-type="float" office:value="0.0316373727010846">
            <text:p>0.0316</text:p>
          </table:table-cell>
          <table:table-cell table:number-columns-repeated="2" table:style-name="ce62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165478470737668">
            <text:p>0.0002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2" table:style-name="ce18" office:value-type="float" office:value="0.00713473347246119">
            <text:p>0.0071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2" table:style-name="ce18" office:value-type="float" office:value="0.0170621433046618">
            <text:p>0.0171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2" table:style-name="ce18" office:value-type="float" office:value="0.0282275081004832">
            <text:p>0.0282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2" table:style-name="ce18" office:value-type="float" office:value="0.0394983268791964">
            <text:p>0.039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number-columns-repeated="2" table:style-name="ce19" office:value-type="float" office:value="0.00351406924498798">
            <text:p>0.0035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137541462538677">
            <text:p>0.0138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254070206332742">
            <text:p>0.0254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388007469553271">
            <text:p>0.0388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528913845795205">
            <text:p>0.05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9" office:value-type="float" office:value="9.95985868259189">
            <text:p>9.96</text:p>
          </table:table-cell>
          <table:table-cell table:number-columns-repeated="2" table:style-name="ce20" office:value-type="float" office:value="0.00485841847457946">
            <text:p>0.0049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186734137862796">
            <text:p>0.0187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336936198401046">
            <text:p>0.0337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493859086172555">
            <text:p>0.0494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658764099544211">
            <text:p>0.065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number-columns-repeated="2" table:style-name="ce21" office:value-type="float" office:value="0.0230872493035412">
            <text:p>0.0231</text:p>
          </table:table-cell>
          <table:table-cell table:number-columns-repeated="2" table:style-name="ce33" office:value-type="float" office:value="1">
            <text:p>1</text:p>
          </table:table-cell>
          <table:table-cell table:number-columns-repeated="2" table:style-name="ce21" office:value-type="float" office:value="0.0402418724051428">
            <text:p>0.040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21" office:value-type="float" office:value="0.0601918592344317">
            <text:p>0.0602</text:p>
          </table:table-cell>
          <table:table-cell table:style-name="ce21" office:value-type="float" office:value="0.0881816179599579">
            <text:p>0.088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791765739102432">
            <text:p>0.0792</text:p>
          </table:table-cell>
          <table:table-cell table:style-name="ce21" office:value-type="float" office:value="0.0971203914552448">
            <text:p>0.097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</table:table-row>
        <table:table-row table:style-name="ro1">
          <table:covered-table-cell table:style-name="ce1"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242507455123451">
            <text:p>0.0243</text:p>
          </table:table-cell>
          <table:table-cell table:style-name="ce22" office:value-type="float" office:value="0.0516392800474834">
            <text:p>0.05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412721325950189">
            <text:p>0.0413</text:p>
          </table:table-cell>
          <table:table-cell table:style-name="ce22" office:value-type="float" office:value="0.0506812848851808">
            <text:p>0.050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7">
            <text:p>7</text:p>
          </table:table-cell>
          <table:table-cell table:style-name="ce22" office:value-type="float" office:value="0.0580876312333707">
            <text:p>0.0581</text:p>
          </table:table-cell>
          <table:table-cell table:style-name="ce22" office:value-type="float" office:value="0.0842222072043133">
            <text:p>0.084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">
            <text:p>4</text:p>
          </table:table-cell>
          <table:table-cell table:style-name="ce22" office:value-type="float" office:value="0.0795912389419395">
            <text:p>0.0796</text:p>
          </table:table-cell>
          <table:table-cell table:style-name="ce22" office:value-type="float" office:value="0.0875450512198572">
            <text:p>0.087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</table:table-row>
        <table:table-row table:style-name="ro1">
          <table:covered-table-cell table:style-name="ce1"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210172154091937">
            <text:p>0.0210</text:p>
          </table:table-cell>
          <table:table-cell table:style-name="ce23" office:value-type="float" office:value="0.0501106641252262">
            <text:p>0.050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376555657282172">
            <text:p>0.0377</text:p>
          </table:table-cell>
          <table:table-cell table:style-name="ce23" office:value-type="float" office:value="0.0570971828978624">
            <text:p>0.057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23" office:value-type="float" office:value="0.0526252401070688">
            <text:p>0.0526</text:p>
          </table:table-cell>
          <table:table-cell table:style-name="ce23" office:value-type="float" office:value="0.0677182169720738">
            <text:p>0.06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23" office:value-type="float" office:value="0.0671787508293309">
            <text:p>0.0672</text:p>
          </table:table-cell>
          <table:table-cell table:style-name="ce23" office:value-type="float" office:value="0.0861508818287777">
            <text:p>0.086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</table:table-row>
        <table:table-row table:style-name="ro1">
          <table:covered-table-cell table:style-name="ce1"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132201119505224">
            <text:p>0.0132</text:p>
          </table:table-cell>
          <table:table-cell table:style-name="ce24" office:value-type="float" office:value="0.0555765932367658">
            <text:p>0.055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328432458686436">
            <text:p>0.0328</text:p>
          </table:table-cell>
          <table:table-cell table:style-name="ce43" office:value-type="float" office:value="0.059163046911233">
            <text:p>0.059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24" office:value-type="float" office:value="0.0460831997043125">
            <text:p>0.0461</text:p>
          </table:table-cell>
          <table:table-cell table:style-name="ce24" office:value-type="float" office:value="0.0714923976098638">
            <text:p>0.071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24" office:value-type="float" office:value="0.0591934954335984">
            <text:p>0.0592</text:p>
          </table:table-cell>
          <table:table-cell table:style-name="ce24" office:value-type="float" office:value="0.0899969353900709">
            <text:p>0.090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</table:table-row>
        <table:table-row table:style-name="ro1">
          <table:table-cell table:style-name="ce2" office:value-type="float" office:value="0.9" table:number-columns-spanned="1" table:number-rows-spanned="10">
            <text:p>0.9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style-name="ce25" office:value-type="float" office:value="0.00293108140306542">
            <text:p>0.0029</text:p>
          </table:table-cell>
          <table:table-cell table:style-name="ce44" office:value-type="float" office:value="0.00293108140306542">
            <text:p>0.0029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12895866747815">
            <text:p>0.0113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89071549852491">
            <text:p>0.0189</text:p>
          </table:table-cell>
          <table:table-cell table:number-columns-repeated="2" table:style-name="ce37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style-name="ce16" office:value-type="float" office:value="0.00622425922823222">
            <text:p>0.0062</text:p>
          </table:table-cell>
          <table:table-cell table:style-name="ce45" office:value-type="float" office:value="0.00622425922823222">
            <text:p>0.0062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147643579278269">
            <text:p>0.0148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35537058700905">
            <text:p>0.0236</text:p>
          </table:table-cell>
          <table:table-cell table:number-columns-repeated="2" table:style-name="ce28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26143443159321">
            <text:p>0.0026</text:p>
          </table:table-cell>
          <table:table-cell table:number-columns-repeated="2" table:style-name="ce29" office:value-type="float" office:value="1">
            <text:p>1</text:p>
          </table:table-cell>
          <table:table-cell table:style-name="ce17" office:value-type="float" office:value="0.0113851972639838">
            <text:p>0.0114</text:p>
          </table:table-cell>
          <table:table-cell table:style-name="ce46" office:value-type="float" office:value="0.0113851972639838">
            <text:p>0.0114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207503315155089">
            <text:p>0.0208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307880300193686">
            <text:p>0.0308</text:p>
          </table:table-cell>
          <table:table-cell table:number-columns-repeated="2" table:style-name="ce29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164420594251036">
            <text:p>0.0002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695373625479423">
            <text:p>0.007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18" office:value-type="float" office:value="0.0165963847660418">
            <text:p>0.0166</text:p>
          </table:table-cell>
          <table:table-cell table:style-name="ce47" office:value-type="float" office:value="0.0165963847660418">
            <text:p>0.0166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274392465901809">
            <text:p>0.0274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383954754690055">
            <text:p>0.0384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number-columns-repeated="2" table:style-name="ce19" office:value-type="float" office:value="0.00339267438413771">
            <text:p>0.0034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133127218241191">
            <text:p>0.0133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246242586478083">
            <text:p>0.0246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376255557537233">
            <text:p>0.0376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5131682651048">
            <text:p>0.05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9" office:value-type="float" office:value="9.95985868259189">
            <text:p>9.96</text:p>
          </table:table-cell>
          <table:table-cell table:number-columns-repeated="2" table:style-name="ce20" office:value-type="float" office:value="0.00454478433865413">
            <text:p>0.0045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179157045213452">
            <text:p>0.0179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324722679105631">
            <text:p>0.0325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477072864372068">
            <text:p>0.0477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637444055945462">
            <text:p>0.0637</text:p>
          </table:table-cell>
          <table:table-cell table:number-columns-repeated="2" table:style-name="ce32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number-columns-repeated="2" table:style-name="ce21" office:value-type="float" office:value="0.0218213360551451">
            <text:p>0.0218</text:p>
          </table:table-cell>
          <table:table-cell table:number-columns-repeated="2" table:style-name="ce33" office:value-type="float" office:value="1">
            <text:p>1</text:p>
          </table:table-cell>
          <table:table-cell table:number-columns-repeated="2" table:style-name="ce21" office:value-type="float" office:value="0.0383644569360815">
            <text:p>0.0384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21" office:value-type="float" office:value="0.0575495992266937">
            <text:p>0.0575</text:p>
          </table:table-cell>
          <table:table-cell table:style-name="ce21" office:value-type="float" office:value="0.0743611880785644">
            <text:p>0.074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style-name="ce21" office:value-type="float" office:value="0.0758471557760576">
            <text:p>0.0758</text:p>
          </table:table-cell>
          <table:table-cell table:style-name="ce21" office:value-type="float" office:value="0.0845299754833333">
            <text:p>0.084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</table:table-row>
        <table:table-row table:style-name="ro1">
          <table:covered-table-cell table:style-name="ce1"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224087675686517">
            <text:p>0.0224</text:p>
          </table:table-cell>
          <table:table-cell table:style-name="ce22" office:value-type="float" office:value="0.0526657121974206">
            <text:p>0.052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388086811540913">
            <text:p>0.0388</text:p>
          </table:table-cell>
          <table:table-cell table:style-name="ce22" office:value-type="float" office:value="0.0516349208918601">
            <text:p>0.05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7">
            <text:p>7</text:p>
          </table:table-cell>
          <table:table-cell table:number-columns-repeated="2" table:style-name="ce22" office:value-type="float" office:value="0.0549279499477899">
            <text:p>0.054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number-columns-repeated="2" table:style-name="ce22" office:value-type="float" office:value="0.0754901495924703">
            <text:p>0.075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</table:table-row>
        <table:table-row table:style-name="ro1">
          <table:covered-table-cell table:style-name="ce1"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89153588546129">
            <text:p>0.0189</text:p>
          </table:table-cell>
          <table:table-cell table:style-name="ce23" office:value-type="float" office:value="0.0502493701379028">
            <text:p>0.050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351046194628748">
            <text:p>0.0351</text:p>
          </table:table-cell>
          <table:table-cell table:style-name="ce23" office:value-type="float" office:value="0.0452847601451705">
            <text:p>0.045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table:style-name="ce23" office:value-type="float" office:value="0.0494967944088851">
            <text:p>0.0495</text:p>
          </table:table-cell>
          <table:table-cell table:style-name="ce23" office:value-type="float" office:value="0.0624493389423835">
            <text:p>0.062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23" office:value-type="float" office:value="0.0634601331493188">
            <text:p>0.0635</text:p>
          </table:table-cell>
          <table:table-cell table:style-name="ce23" office:value-type="float" office:value="0.0790407935448048">
            <text:p>0.079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</table:table-row>
        <table:table-row table:style-name="ro1">
          <table:covered-table-cell table:style-name="ce1"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107148214503661">
            <text:p>0.0107</text:p>
          </table:table-cell>
          <table:table-cell table:style-name="ce24" office:value-type="float" office:value="0.0528431265626621">
            <text:p>0.0528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303780497795996">
            <text:p>0.0304</text:p>
          </table:table-cell>
          <table:table-cell table:style-name="ce24" office:value-type="float" office:value="0.0485571791696131">
            <text:p>0.048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431606501462993">
            <text:p>0.0432</text:p>
          </table:table-cell>
          <table:table-cell table:style-name="ce24" office:value-type="float" office:value="0.0655158605462125">
            <text:p>0.065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24" office:value-type="float" office:value="0.0557619068791255">
            <text:p>0.0558</text:p>
          </table:table-cell>
          <table:table-cell table:style-name="ce24" office:value-type="float" office:value="0.0822855029598484">
            <text:p>0.082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</table:table-row>
        <table:table-row table:style-name="ro1">
          <table:table-cell table:style-name="ce2" office:value-type="float" office:value="0.85" table:number-columns-spanned="1" table:number-rows-spanned="10">
            <text:p>0.85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number-columns-repeated="2" table:style-name="ce25" office:value-type="float" office:value="0.00286844181145507">
            <text:p>0.0029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10046395193639">
            <text:p>0.0110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84116683431483">
            <text:p>0.0184</text:p>
          </table:table-cell>
          <table:table-cell table:number-columns-repeated="2" table:style-name="ce37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number-columns-repeated="2" table:style-name="ce16" office:value-type="float" office:value="0.00608677129963042">
            <text:p>0.0061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143914619854804">
            <text:p>0.0144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29292357959114">
            <text:p>0.0229</text:p>
          </table:table-cell>
          <table:table-cell table:number-columns-repeated="2" table:style-name="ce28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256461873961489">
            <text:p>0.0026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110993343396266">
            <text:p>0.0111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201974190234417">
            <text:p>0.0202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299425606762116">
            <text:p>0.0299</text:p>
          </table:table-cell>
          <table:table-cell table:number-columns-repeated="2" table:style-name="ce29" office:value-type="float" office:value="1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163290960760509">
            <text:p>0.0002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677257194621772">
            <text:p>0.0068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161330624609537">
            <text:p>0.016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266569124527263">
            <text:p>0.0267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373016764113863">
            <text:p>0.0373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number-columns-repeated="2" table:style-name="ce19" office:value-type="float" office:value="0.00327405976666095">
            <text:p>0.0033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128791024990513">
            <text:p>0.0129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238532569069743">
            <text:p>0.0239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36467020744517">
            <text:p>0.0365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49763139041104">
            <text:p>0.049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9.95985868259189">
            <text:p>9.96</text:p>
          </table:table-cell>
          <table:table-cell table:number-columns-repeated="2" table:style-name="ce20" office:value-type="float" office:value="0.00426172354478971">
            <text:p>0.0043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171871319983306">
            <text:p>0.0172</text:p>
          </table:table-cell>
          <table:table-cell table:number-columns-repeated="2" table:style-name="ce32" office:value-type="float" office:value="1">
            <text:p>1</text:p>
          </table:table-cell>
          <table:table-cell table:style-name="ce20" office:value-type="float" office:value="0.0312842664052364">
            <text:p>0.0313</text:p>
          </table:table-cell>
          <table:table-cell table:style-name="ce49" office:value-type="float" office:value="0.0312842664052364">
            <text:p>0.0313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460648462653064">
            <text:p>0.0461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616499412155178">
            <text:p>0.0616</text:p>
          </table:table-cell>
          <table:table-cell table:number-columns-repeated="2" table:style-name="ce32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number-columns-repeated="2" table:style-name="ce21" office:value-type="float" office:value="0.0206444817357032">
            <text:p>0.0206</text:p>
          </table:table-cell>
          <table:table-cell table:number-columns-repeated="2" table:style-name="ce33" office:value-type="float" office:value="1">
            <text:p>1</text:p>
          </table:table-cell>
          <table:table-cell table:style-name="ce21" office:value-type="float" office:value="0.0365779224069176">
            <text:p>0.0366</text:p>
          </table:table-cell>
          <table:table-cell table:style-name="ce21" office:value-type="float" office:value="0.0463012457239158">
            <text:p>0.046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9">
            <text:p>9</text:p>
          </table:table-cell>
          <table:table-cell table:style-name="ce21" office:value-type="float" office:value="0.0550109525318607">
            <text:p>0.0550</text:p>
          </table:table-cell>
          <table:table-cell table:style-name="ce21" office:value-type="float" office:value="0.0622315692854134">
            <text:p>0.062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number-columns-repeated="2" table:style-name="ce21" office:value-type="float" office:value="0.0726248480423124">
            <text:p>0.0726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</table:table-row>
        <table:table-row table:style-name="ro1">
          <table:covered-table-cell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207887435714547">
            <text:p>0.0208</text:p>
          </table:table-cell>
          <table:table-cell table:style-name="ce22" office:value-type="float" office:value="0.0525678352000774">
            <text:p>0.052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style-name="ce22" office:value-type="float" office:value="0.0365493082580355">
            <text:p>0.0365</text:p>
          </table:table-cell>
          <table:table-cell table:style-name="ce22" office:value-type="float" office:value="0.0503248649734445">
            <text:p>0.050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">
            <text:p>8</text:p>
          </table:table-cell>
          <table:table-cell table:number-columns-repeated="2" table:style-name="ce22" office:value-type="float" office:value="0.0519912958641009">
            <text:p>0.052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number-columns-repeated="2" table:style-name="ce22" office:value-type="float" office:value="0.0716486766613373">
            <text:p>0.07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7">
            <text:p>7</text:p>
          </table:table-cell>
        </table:table-row>
        <table:table-row table:style-name="ro1">
          <table:covered-table-cell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71816136775973">
            <text:p>0.0172</text:p>
          </table:table-cell>
          <table:table-cell table:style-name="ce23" office:value-type="float" office:value="0.0504405616756634">
            <text:p>0.05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328187460110443">
            <text:p>0.0328</text:p>
          </table:table-cell>
          <table:table-cell table:style-name="ce23" office:value-type="float" office:value="0.0399953081580633">
            <text:p>0.040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table:style-name="ce23" office:value-type="float" office:value="0.0466330276787075">
            <text:p>0.0466</text:p>
          </table:table-cell>
          <table:table-cell table:style-name="ce23" office:value-type="float" office:value="0.0577079477238518">
            <text:p>0.05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23" office:value-type="float" office:value="0.0600212848808459">
            <text:p>0.0600</text:p>
          </table:table-cell>
          <table:table-cell table:style-name="ce23" office:value-type="float" office:value="0.0725284952371141">
            <text:p>0.072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</table:table-row>
        <table:table-row table:style-name="ro1">
          <table:covered-table-cell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906657729233418">
            <text:p>0.0091</text:p>
          </table:table-cell>
          <table:table-cell table:style-name="ce24" office:value-type="float" office:value="0.0498722700848862">
            <text:p>0.0499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2821466447125">
            <text:p>0.0282</text:p>
          </table:table-cell>
          <table:table-cell table:style-name="ce43" office:value-type="float" office:value="0.04168922002786">
            <text:p>0.041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4051696681668">
            <text:p>0.0405</text:p>
          </table:table-cell>
          <table:table-cell table:style-name="ce24" office:value-type="float" office:value="0.0599525258465923">
            <text:p>0.060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24" office:value-type="float" office:value="0.0526133114116403">
            <text:p>0.0526</text:p>
          </table:table-cell>
          <table:table-cell table:style-name="ce24" office:value-type="float" office:value="0.0753793217001637">
            <text:p>0.075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</table:table-row>
        <table:table-row table:style-name="ro1">
          <table:table-cell table:style-name="ce3" office:value-type="float" office:value="0.8" table:number-columns-spanned="1" table:number-rows-spanned="10">
            <text:p>0.8</text:p>
          </table:table-cell>
          <table:table-cell table:style-name="ce14" office:value-type="float" office:value="-15">
            <text:p>-15.00</text:p>
          </table:table-cell>
          <table:table-cell table:style-name="ce25" table:number-columns-repeated="2"/>
          <table:table-cell table:style-name="ce37" table:number-columns-repeated="2"/>
          <table:table-cell table:style-name="ce25" table:number-columns-repeated="2"/>
          <table:table-cell table:style-name="ce37" table:number-columns-repeated="2"/>
          <table:table-cell table:style-name="ce25" office:value-type="float" office:value="0.00280577883043387">
            <text:p>0.0028</text:p>
          </table:table-cell>
          <table:table-cell table:style-name="ce44" office:value-type="float" office:value="0.00280577883043387">
            <text:p>0.002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07227397825502">
            <text:p>0.0107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25" office:value-type="float" office:value="0.0179229302085453">
            <text:p>0.0179</text:p>
          </table:table-cell>
          <table:table-cell table:number-columns-repeated="2" table:style-name="ce37" office:value-type="float" office:value="1">
            <text:p>1</text:p>
          </table:table-cell>
        </table:table-row>
        <table:table-row table:style-name="ro1">
          <table:covered-table-cell/>
          <table:table-cell table:style-name="ce5" office:value-type="float" office:value="-10">
            <text:p>-10.00</text:p>
          </table:table-cell>
          <table:table-cell table:style-name="ce16" table:number-columns-repeated="2"/>
          <table:table-cell table:style-name="ce28" table:number-columns-repeated="2"/>
          <table:table-cell table:style-name="ce16" table:number-columns-repeated="2"/>
          <table:table-cell table:style-name="ce28" table:number-columns-repeated="2"/>
          <table:table-cell table:style-name="ce16" office:value-type="float" office:value="0.00594956321125961">
            <text:p>0.0059</text:p>
          </table:table-cell>
          <table:table-cell table:style-name="ce45" office:value-type="float" office:value="0.00594956321125961">
            <text:p>0.0059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140228375143083">
            <text:p>0.0140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16" office:value-type="float" office:value="0.0223139273208355">
            <text:p>0.0223</text:p>
          </table:table-cell>
          <table:table-cell table:number-columns-repeated="2" table:style-name="ce28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6" office:value-type="float" office:value="-5">
            <text:p>-5.00</text:p>
          </table:table-cell>
          <table:table-cell table:style-name="ce17" table:number-columns-repeated="2"/>
          <table:table-cell table:style-name="ce29" table:number-columns-repeated="2"/>
          <table:table-cell table:number-columns-repeated="2" table:style-name="ce17" office:value-type="float" office:value="0.00251459100827223">
            <text:p>0.0025</text:p>
          </table:table-cell>
          <table:table-cell table:number-columns-repeated="2" table:style-name="ce29" office:value-type="float" office:value="1">
            <text:p>1</text:p>
          </table:table-cell>
          <table:table-cell table:style-name="ce17" office:value-type="float" office:value="0.010816533757755">
            <text:p>0.0108</text:p>
          </table:table-cell>
          <table:table-cell table:style-name="ce46" office:value-type="float" office:value="0.010816533757755">
            <text:p>0.0108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196530302128801">
            <text:p>0.0197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2" table:style-name="ce17" office:value-type="float" office:value="0.0291124096429107">
            <text:p>0.0291</text:p>
          </table:table-cell>
          <table:table-cell table:number-columns-repeated="2" table:style-name="ce29" office:value-type="float" office:value="1">
            <text:p>1</text:p>
          </table:table-cell>
        </table:table-row>
        <table:table-row table:style-name="ro1">
          <table:covered-table-cell/>
          <table:table-cell table:style-name="ce7" office:value-type="float" office:value="0">
            <text:p>0.00</text:p>
          </table:table-cell>
          <table:table-cell table:number-columns-repeated="2" table:style-name="ce18" office:value-type="float" office:value="0.000162101173797335">
            <text:p>0.0002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0659376210892937">
            <text:p>0.0066</text:p>
          </table:table-cell>
          <table:table-cell table:number-columns-repeated="2" table:style-name="ce30" office:value-type="float" office:value="1">
            <text:p>1</text:p>
          </table:table-cell>
          <table:table-cell table:style-name="ce18" office:value-type="float" office:value="0.015678460410157">
            <text:p>0.0157</text:p>
          </table:table-cell>
          <table:table-cell table:style-name="ce47" office:value-type="float" office:value="0.015678460410157">
            <text:p>0.0157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258909547792503">
            <text:p>0.0259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2" table:style-name="ce18" office:value-type="float" office:value="0.0362315402901596">
            <text:p>0.0362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4.860294799079">
            <text:p>4.86</text:p>
          </table:table-cell>
          <table:table-cell table:number-columns-repeated="2" table:style-name="ce19" office:value-type="float" office:value="0.00315964943931624">
            <text:p>0.0032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124587164665688">
            <text:p>0.0125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231038735210927">
            <text:p>0.0231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353399273698547">
            <text:p>0.0353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19" office:value-type="float" office:value="0.0482502994435921">
            <text:p>0.0483</text:p>
          </table:table-cell>
          <table:table-cell table:style-name="ce58" office:value-type="float" office:value="1">
            <text:p>1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9.95985868259189">
            <text:p>9.96</text:p>
          </table:table-cell>
          <table:table-cell table:number-columns-repeated="2" table:style-name="ce20" office:value-type="float" office:value="0.00400734050299523">
            <text:p>0.0040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164947032193208">
            <text:p>0.0165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30143071737897">
            <text:p>0.0301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444782816167573">
            <text:p>0.0445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2" table:style-name="ce20" office:value-type="float" office:value="0.0596188641270183">
            <text:p>0.0596</text:p>
          </table:table-cell>
          <table:table-cell table:number-columns-repeated="2" table:style-name="ce32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15.037817384913">
            <text:p>15.04</text:p>
          </table:table-cell>
          <table:table-cell table:style-name="ce21" table:number-columns-repeated="2"/>
          <table:table-cell table:style-name="ce33" table:number-columns-repeated="2"/>
          <table:table-cell table:number-columns-repeated="2" table:style-name="ce21" office:value-type="float" office:value="0.0195600600538248">
            <text:p>0.019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21" office:value-type="float" office:value="0.03489746751006">
            <text:p>0.0349</text:p>
          </table:table-cell>
          <table:table-cell table:style-name="ce21" office:value-type="float" office:value="0.0450526927768462">
            <text:p>0.045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0">
            <text:p>10</text:p>
          </table:table-cell>
          <table:table-cell table:style-name="ce21" office:value-type="float" office:value="0.0526031345442579">
            <text:p>0.0526</text:p>
          </table:table-cell>
          <table:table-cell table:style-name="ce21" office:value-type="float" office:value="0.0527304388005847">
            <text:p>0.0527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  <table:table-cell table:number-columns-repeated="2" table:style-name="ce21" office:value-type="float" office:value="0.0695496561092908">
            <text:p>0.069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8">
            <text:p>8</text:p>
          </table:table-cell>
        </table:table-row>
        <table:table-row table:style-name="ro1">
          <table:covered-table-cell/>
          <table:table-cell table:style-name="ce11" office:value-type="float" office:value="20.0845458118495">
            <text:p>20.08</text:p>
          </table:table-cell>
          <table:table-cell table:style-name="ce22" table:number-columns-repeated="2"/>
          <table:table-cell table:style-name="ce34" table:number-columns-repeated="2"/>
          <table:table-cell table:style-name="ce22" office:value-type="float" office:value="0.0193654370794747">
            <text:p>0.0194</text:p>
          </table:table-cell>
          <table:table-cell table:style-name="ce22" office:value-type="float" office:value="0.0477595914484408">
            <text:p>0.047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22" office:value-type="float" office:value="0.0344924452937023">
            <text:p>0.0345</text:p>
          </table:table-cell>
          <table:table-cell table:style-name="ce22" office:value-type="float" office:value="0.044903969629301">
            <text:p>0.044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number-columns-repeated="2" table:style-name="ce22" office:value-type="float" office:value="0.0492865601988293">
            <text:p>0.049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number-columns-repeated="2" table:style-name="ce22" office:value-type="float" office:value="0.0680863216086185">
            <text:p>0.068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">
            <text:p>5</text:p>
          </table:table-cell>
        </table:table-row>
        <table:table-row table:style-name="ro1">
          <table:covered-table-cell/>
          <table:table-cell table:style-name="ce12" office:value-type="float" office:value="25.0867555146697">
            <text:p>25.09</text:p>
          </table:table-cell>
          <table:table-cell table:style-name="ce23" table:number-columns-repeated="2"/>
          <table:table-cell table:style-name="ce35" table:number-columns-repeated="2"/>
          <table:table-cell table:style-name="ce23" office:value-type="float" office:value="0.0157338385749071">
            <text:p>0.0157</text:p>
          </table:table-cell>
          <table:table-cell table:style-name="ce23" office:value-type="float" office:value="0.0471144386270992">
            <text:p>0.047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23" office:value-type="float" office:value="0.0307780632721717">
            <text:p>0.0308</text:p>
          </table:table-cell>
          <table:table-cell table:style-name="ce23" office:value-type="float" office:value="0.0419429199399835">
            <text:p>0.041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table:style-name="ce23" office:value-type="float" office:value="0.0440293168128862">
            <text:p>0.0440</text:p>
          </table:table-cell>
          <table:table-cell table:style-name="ce23" office:value-type="float" office:value="0.0529390084934076">
            <text:p>0.05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23" office:value-type="float" office:value="0.0568669780585784">
            <text:p>0.0569</text:p>
          </table:table-cell>
          <table:table-cell table:style-name="ce23" office:value-type="float" office:value="0.0667598672002661">
            <text:p>0.066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7">
            <text:p>7</text:p>
          </table:table-cell>
        </table:table-row>
        <table:table-row table:style-name="ro1">
          <table:covered-table-cell/>
          <table:table-cell table:style-name="ce13" office:value-type="float" office:value="30.0314107548755">
            <text:p>30.03</text:p>
          </table:table-cell>
          <table:table-cell table:style-name="ce24" table:number-columns-repeated="2"/>
          <table:table-cell table:style-name="ce36" table:number-columns-repeated="2"/>
          <table:table-cell table:style-name="ce24" office:value-type="float" office:value="0.00788736243358867">
            <text:p>0.0079</text:p>
          </table:table-cell>
          <table:table-cell table:style-name="ce24" office:value-type="float" office:value="0.0471573380996344">
            <text:p>0.047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24" office:value-type="float" office:value="0.0263162289627712">
            <text:p>0.0263</text:p>
          </table:table-cell>
          <table:table-cell table:style-name="ce24" office:value-type="float" office:value="0.0390866600742963">
            <text:p>0.039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381373661733146">
            <text:p>0.0381</text:p>
          </table:table-cell>
          <table:table-cell table:style-name="ce24" office:value-type="float" office:value="0.0547343863488829">
            <text:p>0.054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24" office:value-type="float" office:value="0.0497442448728049">
            <text:p>0.0497</text:p>
          </table:table-cell>
          <table:table-cell table:style-name="ce24" office:value-type="float" office:value="0.0691804891042631">
            <text:p>0.069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2">
          <table:table-cell table:number-columns-repeated="3"/>
          <table:table-cell table:style-name="ce26"/>
          <table:table-cell table:number-columns-repeated="18"/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covery 2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e</text:p>
          </table:table-cell>
          <table:table-cell table:style-name="ce1" office:value-type="string">
            <text:p>Tilt (deg)</text:p>
          </table:table-cell>
          <table:table-cell office:value-type="string">
            <text:p>Vc (m/s)</text:p>
          </table:table-cell>
          <table:table-cell table:style-name="ce1" office:value-type="string">
            <text:p>Defl 1</text:p>
          </table:table-cell>
          <table:table-cell table:style-name="ce1" office:value-type="string">
            <text:p>Defl Max</text:p>
          </table:table-cell>
          <table:table-cell office:value-type="string">
            <text:p>Stabilize?</text:p>
          </table:table-cell>
          <table:table-cell office:value-type="string">
            <text:p>Fn 1</text:p>
          </table:table-cell>
          <table:table-cell office:value-type="string">
            <text:p>Fn max</text:p>
          </table:table-cell>
          <table:table-cell office:value-type="string">
            <text:p>num Contacts</text:p>
          </table:table-cell>
          <table:table-cell office:value-type="string">
            <text:p>Vc_act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4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0.248736279298627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0165478470737668">
            <text:p>0.0002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0.370109352115658">
            <text:p>0.3701093521</text:p>
          </table:table-cell>
          <table:table-cell office:value-type="float" office:value="1">
            <text:p>1</text:p>
          </table:table-cell>
          <table:table-cell office:value-type="float" office:value="0.0193917539067289">
            <text:p>0.019391753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351406924498798">
            <text:p>0.0035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1.89975641065887">
            <text:p>1.8997564107</text:p>
          </table:table-cell>
          <table:table-cell office:value-type="float" office:value="1">
            <text:p>1</text:p>
          </table:table-cell>
          <table:table-cell office:value-type="float" office:value="0.0998948944080773">
            <text:p>0.099894894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9.95913412651552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485841847457946">
            <text:p>0.0049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2.27950984205719">
            <text:p>2.2795098421</text:p>
          </table:table-cell>
          <table:table-cell office:value-type="float" office:value="1">
            <text:p>1</text:p>
          </table:table-cell>
          <table:table-cell office:value-type="float" office:value="0.0662976945319032">
            <text:p>0.0662976945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4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151302908913786">
            <text:p>0.0015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381430792106574">
            <text:p>0.0038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586191365787236">
            <text:p>0.0059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773286648727201">
            <text:p>0.0077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4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0.24873628115365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0164420594251036">
            <text:p>0.0002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0.388602490603593">
            <text:p>0.3886024906</text:p>
          </table:table-cell>
          <table:table-cell office:value-type="float" office:value="1">
            <text:p>1</text:p>
          </table:table-cell>
          <table:table-cell office:value-type="float" office:value="0.0193916314258487">
            <text:p>0.019391631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339267438413771">
            <text:p>0.0034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88804841863762">
            <text:p>1.8880484186</text:p>
          </table:table-cell>
          <table:table-cell office:value-type="float" office:value="1">
            <text:p>1</text:p>
          </table:table-cell>
          <table:table-cell office:value-type="float" office:value="0.0998948441202634">
            <text:p>0.099894844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9.95913412691021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454478433865413">
            <text:p>0.0045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26475025799808">
            <text:p>2.264750258</text:p>
          </table:table-cell>
          <table:table-cell office:value-type="float" office:value="1">
            <text:p>1</text:p>
          </table:table-cell>
          <table:table-cell office:value-type="float" office:value="0.0662974284108551">
            <text:p>0.066297428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151302908913786">
            <text:p>0.0015</text:p>
          </table:table-cell>
          <table:table-cell table:style-name="ce3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381430792106574">
            <text:p>0.0038</text:p>
          </table:table-cell>
          <table:table-cell table:style-name="ce3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4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586191365787236">
            <text:p>0.0059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773286648727201">
            <text:p>0.0077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">
            <text:p>0.0000</text:p>
          </table:table-cell>
          <table:table-cell table:style-name="ce3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0.24873628316107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0163290960760509">
            <text:p>0.0002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0.413302622819607">
            <text:p>0.4133026228</text:p>
          </table:table-cell>
          <table:table-cell office:value-type="float" office:value="1">
            <text:p>1</text:p>
          </table:table-cell>
          <table:table-cell office:value-type="float" office:value="0.0193914990590996">
            <text:p>0.019391499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4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327405976666095">
            <text:p>0.0033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.88972701232479">
            <text:p>1.8897270123</text:p>
          </table:table-cell>
          <table:table-cell office:value-type="float" office:value="1">
            <text:p>1</text:p>
          </table:table-cell>
          <table:table-cell office:value-type="float" office:value="0.0998947897732784">
            <text:p>0.099894789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9.95913412733665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426172354478971">
            <text:p>0.0043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2.27739620348259">
            <text:p>2.2773962035</text:p>
          </table:table-cell>
          <table:table-cell office:value-type="float" office:value="1">
            <text:p>1</text:p>
          </table:table-cell>
          <table:table-cell office:value-type="float" office:value="0.0662971408098161">
            <text:p>0.066297140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151302908913786">
            <text:p>0.0015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381430792106574">
            <text:p>0.0038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586191365787236">
            <text:p>0.0059</text:p>
          </table:table-cell>
          <table:table-cell table:style-name="ce3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773286648727201">
            <text:p>0.0077</text:p>
          </table:table-cell>
          <table:table-cell table:style-name="ce3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4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0.248736285300373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0162101173797335">
            <text:p>0.0002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0.438829776470525">
            <text:p>0.4388297765</text:p>
          </table:table-cell>
          <table:table-cell office:value-type="float" office:value="1">
            <text:p>1</text:p>
          </table:table-cell>
          <table:table-cell office:value-type="float" office:value="0.0193913578462351">
            <text:p>0.019391357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23" office:value-type="float" office:value="0.00315964943931624">
            <text:p>0.0032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1.90230957126439">
            <text:p>1.9023095713</text:p>
          </table:table-cell>
          <table:table-cell office:value-type="float" office:value="1">
            <text:p>1</text:p>
          </table:table-cell>
          <table:table-cell office:value-type="float" office:value="0.0998947317939654">
            <text:p>0.099894731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9.95913412779167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24" office:value-type="float" office:value="0.00400734050299523">
            <text:p>0.0040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2.30723755619364">
            <text:p>2.3072375562</text:p>
          </table:table-cell>
          <table:table-cell office:value-type="float" office:value="1">
            <text:p>1</text:p>
          </table:table-cell>
          <table:table-cell office:value-type="float" office:value="0.0662968339878257">
            <text:p>0.06629683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4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15" office:value-type="float" office:value="0.00151302908913786">
            <text:p>0.0015</text:p>
          </table:table-cell>
          <table:table-cell table:style-name="ce2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20" office:value-type="float" office:value="0.00381430792106574">
            <text:p>0.0038</text:p>
          </table:table-cell>
          <table:table-cell table:style-name="ce3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21" office:value-type="float" office:value="0.00586191365787236">
            <text:p>0.0059</text:p>
          </table:table-cell>
          <table:table-cell table:style-name="ce3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22" office:value-type="float" office:value="0.00773286648727201">
            <text:p>0.0077</text:p>
          </table:table-cell>
          <table:table-cell table:style-name="ce3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0266307623082795">
            <text:p>0.0027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.63222295849239">
            <text:p>1.6322229585</text:p>
          </table:table-cell>
          <table:table-cell office:value-type="float" office:value="1">
            <text:p>1</text:p>
          </table:table-cell>
          <table:table-cell office:value-type="float" office:value="0.158108830768456">
            <text:p>0.1581088308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0.24875266172867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0" office:value-type="float" office:value="0.00713473347246119">
            <text:p>0.0071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2.78210206423914">
            <text:p>2.7821020642</text:p>
          </table:table-cell>
          <table:table-cell office:value-type="float" office:value="1">
            <text:p>1</text:p>
          </table:table-cell>
          <table:table-cell office:value-type="float" office:value="0.239329468646403">
            <text:p>0.239329468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4.86029900772066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137541462538677">
            <text:p>0.0138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3.97121832623925">
            <text:p>3.9712183262</text:p>
          </table:table-cell>
          <table:table-cell office:value-type="float" office:value="1">
            <text:p>1</text:p>
          </table:table-cell>
          <table:table-cell office:value-type="float" office:value="0.296289319647269">
            <text:p>0.296289319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9.95906923239424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.0186734137862796">
            <text:p>0.0187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4.69024924278947">
            <text:p>4.6902492428</text:p>
          </table:table-cell>
          <table:table-cell office:value-type="float" office:value="1">
            <text:p>1</text:p>
          </table:table-cell>
          <table:table-cell office:value-type="float" office:value="0.289810907332895">
            <text:p>0.2898109073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15.0374906895377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230872493035412">
            <text:p>0.0231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5.2663574038242">
            <text:p>5.2663574038</text:p>
          </table:table-cell>
          <table:table-cell office:value-type="float" office:value="1">
            <text:p>1</text:p>
          </table:table-cell>
          <table:table-cell office:value-type="float" office:value="0.267175746074434">
            <text:p>0.267175746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4" office:value-type="float" office:value="0.0242507455123451">
            <text:p>0.0243</text:p>
          </table:table-cell>
          <table:table-cell table:style-name="ce24" office:value-type="float" office:value="0.0516392800474834">
            <text:p>0.0516</text:p>
          </table:table-cell>
          <table:table-cell table:style-name="ce36" office:value-type="float" office:value="0">
            <text:p>0</text:p>
          </table:table-cell>
          <table:table-cell office:value-type="float" office:value="5.4266816612162">
            <text:p>5.4266816612</text:p>
          </table:table-cell>
          <table:table-cell office:value-type="float" office:value="8.10443511380064">
            <text:p>8.1044351138</text:p>
          </table:table-cell>
          <table:table-cell office:value-type="float" office:value="8">
            <text:p>8</text:p>
          </table:table-cell>
          <table:table-cell office:value-type="float" office:value="0.228468295655278">
            <text:p>0.2284682957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4" office:value-type="float" office:value="25.0864433827205">
            <text:p>25.09</text:p>
          </table:table-cell>
          <table:table-cell office:value-type="float" office:value="0.3">
            <text:p>0.3</text:p>
          </table:table-cell>
          <table:table-cell table:style-name="ce15" office:value-type="float" office:value="0.0210172154091937">
            <text:p>0.0210</text:p>
          </table:table-cell>
          <table:table-cell table:style-name="ce15" office:value-type="float" office:value="0.0501106641252262">
            <text:p>0.0501</text:p>
          </table:table-cell>
          <table:table-cell table:style-name="ce27" office:value-type="float" office:value="0">
            <text:p>0</text:p>
          </table:table-cell>
          <table:table-cell office:value-type="float" office:value="5.06479317176924">
            <text:p>5.0647931718</text:p>
          </table:table-cell>
          <table:table-cell office:value-type="float" office:value="7.97921695894522">
            <text:p>7.9792169589</text:p>
          </table:table-cell>
          <table:table-cell office:value-type="float" office:value="8">
            <text:p>8</text:p>
          </table:table-cell>
          <table:table-cell office:value-type="float" office:value="0.168627598139666">
            <text:p>0.168627598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30.0309689196844">
            <text:p>30.03</text:p>
          </table:table-cell>
          <table:table-cell office:value-type="float" office:value="0.3">
            <text:p>0.3</text:p>
          </table:table-cell>
          <table:table-cell table:style-name="ce20" office:value-type="float" office:value="0.0132201119505224">
            <text:p>0.0132</text:p>
          </table:table-cell>
          <table:table-cell table:style-name="ce20" office:value-type="float" office:value="0.0555765932367658">
            <text:p>0.0556</text:p>
          </table:table-cell>
          <table:table-cell table:style-name="ce32" office:value-type="float" office:value="0">
            <text:p>0</text:p>
          </table:table-cell>
          <table:table-cell office:value-type="float" office:value="4.27061667229726">
            <text:p>4.2706166723</text:p>
          </table:table-cell>
          <table:table-cell office:value-type="float" office:value="8.44262896618229">
            <text:p>8.4426289662</text:p>
          </table:table-cell>
          <table:table-cell office:value-type="float" office:value="8">
            <text:p>8</text:p>
          </table:table-cell>
          <table:table-cell office:value-type="float" office:value="0.0505591326646921">
            <text:p>0.0505591327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">
            <text:p>0.0000</text:p>
          </table:table-cell>
          <table:table-cell table:style-name="ce3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026143443159321">
            <text:p>0.0026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1.62799094293107">
            <text:p>1.6279909429</text:p>
          </table:table-cell>
          <table:table-cell office:value-type="float" office:value="1">
            <text:p>1</text:p>
          </table:table-cell>
          <table:table-cell office:value-type="float" office:value="0.158108126398657">
            <text:p>0.158108126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0.248752655610113">
            <text:p>0.25</text:p>
          </table:table-cell>
          <table:table-cell office:value-type="float" office:value="0.3">
            <text:p>0.3</text:p>
          </table:table-cell>
          <table:table-cell table:style-name="ce24" office:value-type="float" office:value="0.00695373625479423">
            <text:p>0.0070</text:p>
          </table:table-cell>
          <table:table-cell table:style-name="ce64" office:value-type="float" office:value="0.00695373625479423">
            <text:p>0.0070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2.77255595357261">
            <text:p>2.7725559536</text:p>
          </table:table-cell>
          <table:table-cell office:value-type="float" office:value="1">
            <text:p>1</text:p>
          </table:table-cell>
          <table:table-cell office:value-type="float" office:value="0.239329392680318">
            <text:p>0.2393293927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4" office:value-type="float" office:value="4.86029900302031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133127218241191">
            <text:p>0.0133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3.95758531003371">
            <text:p>3.95758531</text:p>
          </table:table-cell>
          <table:table-cell office:value-type="float" office:value="1">
            <text:p>1</text:p>
          </table:table-cell>
          <table:table-cell office:value-type="float" office:value="0.29628854521302">
            <text:p>0.296288545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9.95906923455432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20" office:value-type="float" office:value="0.0179157045213452">
            <text:p>0.0179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4.66720313638826">
            <text:p>4.6672031364</text:p>
          </table:table-cell>
          <table:table-cell office:value-type="float" office:value="1">
            <text:p>1</text:p>
          </table:table-cell>
          <table:table-cell office:value-type="float" office:value="0.289809556780042">
            <text:p>0.2898095568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15.0374906844099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218213360551451">
            <text:p>0.0218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5.2157251400968">
            <text:p>5.2157251401</text:p>
          </table:table-cell>
          <table:table-cell office:value-type="float" office:value="1">
            <text:p>1</text:p>
          </table:table-cell>
          <table:table-cell office:value-type="float" office:value="0.267175661352701">
            <text:p>0.2671756614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2" office:value-type="float" office:value="0.0224087675686517">
            <text:p>0.0224</text:p>
          </table:table-cell>
          <table:table-cell table:style-name="ce22" office:value-type="float" office:value="0.0526657121974206">
            <text:p>0.0527</text:p>
          </table:table-cell>
          <table:table-cell table:style-name="ce34" office:value-type="float" office:value="0">
            <text:p>0</text:p>
          </table:table-cell>
          <table:table-cell office:value-type="float" office:value="5.35094402282845">
            <text:p>5.3509440228</text:p>
          </table:table-cell>
          <table:table-cell office:value-type="float" office:value="8.30716439535921">
            <text:p>8.3071643954</text:p>
          </table:table-cell>
          <table:table-cell office:value-type="float" office:value="8">
            <text:p>8</text:p>
          </table:table-cell>
          <table:table-cell office:value-type="float" office:value="0.228467774538418">
            <text:p>0.2284677745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25.086443398934">
            <text:p>25.09</text:p>
          </table:table-cell>
          <table:table-cell office:value-type="float" office:value="0.3">
            <text:p>0.3</text:p>
          </table:table-cell>
          <table:table-cell table:style-name="ce23" office:value-type="float" office:value="0.0189153588546129">
            <text:p>0.0189</text:p>
          </table:table-cell>
          <table:table-cell table:style-name="ce23" office:value-type="float" office:value="0.0502493701379028">
            <text:p>0.0502</text:p>
          </table:table-cell>
          <table:table-cell table:style-name="ce35" office:value-type="float" office:value="0">
            <text:p>0</text:p>
          </table:table-cell>
          <table:table-cell office:value-type="float" office:value="5.00563771410454">
            <text:p>5.0056377141</text:p>
          </table:table-cell>
          <table:table-cell office:value-type="float" office:value="8.10426606175986">
            <text:p>8.1042660618</text:p>
          </table:table-cell>
          <table:table-cell office:value-type="float" office:value="8">
            <text:p>8</text:p>
          </table:table-cell>
          <table:table-cell office:value-type="float" office:value="0.168626916898583">
            <text:p>0.1686269169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30.030968927618">
            <text:p>30.03</text:p>
          </table:table-cell>
          <table:table-cell office:value-type="float" office:value="0.3">
            <text:p>0.3</text:p>
          </table:table-cell>
          <table:table-cell table:style-name="ce24" office:value-type="float" office:value="0.0107148214503661">
            <text:p>0.0107</text:p>
          </table:table-cell>
          <table:table-cell table:style-name="ce24" office:value-type="float" office:value="0.0528431265626621">
            <text:p>0.0528</text:p>
          </table:table-cell>
          <table:table-cell table:style-name="ce36" office:value-type="float" office:value="0">
            <text:p>0</text:p>
          </table:table-cell>
          <table:table-cell office:value-type="float" office:value="4.50128717032239">
            <text:p>4.5012871703</text:p>
          </table:table-cell>
          <table:table-cell office:value-type="float" office:value="8.33481693819392">
            <text:p>8.3348169382</text:p>
          </table:table-cell>
          <table:table-cell office:value-type="float" office:value="7">
            <text:p>7</text:p>
          </table:table-cell>
          <table:table-cell office:value-type="float" office:value="0.0505588963512491">
            <text:p>0.050558896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4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">
            <text:p>0.0000</text:p>
          </table:table-cell>
          <table:table-cell table:style-name="ce2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20" office:value-type="float" office:value="0">
            <text:p>0.0000</text:p>
          </table:table-cell>
          <table:table-cell table:style-name="ce65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0256461873961489">
            <text:p>0.0026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63168564654161">
            <text:p>1.6316856465</text:p>
          </table:table-cell>
          <table:table-cell office:value-type="float" office:value="1">
            <text:p>1</text:p>
          </table:table-cell>
          <table:table-cell office:value-type="float" office:value="0.158107365177148">
            <text:p>0.158107365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0.24875264899924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.00677257194621772">
            <text:p>0.0068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78042217724929">
            <text:p>2.7804221772</text:p>
          </table:table-cell>
          <table:table-cell office:value-type="float" office:value="1">
            <text:p>1</text:p>
          </table:table-cell>
          <table:table-cell office:value-type="float" office:value="0.239329310577927">
            <text:p>0.239329310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4.86029899794053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128791024990513">
            <text:p>0.0129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3.97478507765269">
            <text:p>3.9747850777</text:p>
          </table:table-cell>
          <table:table-cell office:value-type="float" office:value="1">
            <text:p>1</text:p>
          </table:table-cell>
          <table:table-cell office:value-type="float" office:value="0.296287708269078">
            <text:p>0.2962877083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9.95906923688871">
            <text:p>9.96</text:p>
          </table:table-cell>
          <table:table-cell office:value-type="float" office:value="0.3">
            <text:p>0.3</text:p>
          </table:table-cell>
          <table:table-cell table:style-name="ce24" office:value-type="float" office:value="0.0171871319983306">
            <text:p>0.0172</text:p>
          </table:table-cell>
          <table:table-cell table:style-name="ce64" office:value-type="float" office:value="0.0171871319983306">
            <text:p>0.0172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4.68632896768336">
            <text:p>4.6863289677</text:p>
          </table:table-cell>
          <table:table-cell office:value-type="float" office:value="1">
            <text:p>1</text:p>
          </table:table-cell>
          <table:table-cell office:value-type="float" office:value="0.289808097217936">
            <text:p>0.289808097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4" office:value-type="float" office:value="15.0374906788683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206444817357032">
            <text:p>0.0206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5.22196830055277">
            <text:p>5.2219683006</text:p>
          </table:table-cell>
          <table:table-cell office:value-type="float" office:value="1">
            <text:p>1</text:p>
          </table:table-cell>
          <table:table-cell office:value-type="float" office:value="0.267175569787314">
            <text:p>0.2671755698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0" office:value-type="float" office:value="0.0207887435714547">
            <text:p>0.0208</text:p>
          </table:table-cell>
          <table:table-cell table:style-name="ce20" office:value-type="float" office:value="0.0525678352000774">
            <text:p>0.0526</text:p>
          </table:table-cell>
          <table:table-cell table:style-name="ce32" office:value-type="float" office:value="0">
            <text:p>0</text:p>
          </table:table-cell>
          <table:table-cell office:value-type="float" office:value="5.35224895207522">
            <text:p>5.3522489521</text:p>
          </table:table-cell>
          <table:table-cell office:value-type="float" office:value="8.46464634233656">
            <text:p>8.4646463423</text:p>
          </table:table-cell>
          <table:table-cell office:value-type="float" office:value="8">
            <text:p>8</text:p>
          </table:table-cell>
          <table:table-cell office:value-type="float" office:value="0.228467211357642">
            <text:p>0.228467211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25.0864434164565">
            <text:p>25.09</text:p>
          </table:table-cell>
          <table:table-cell office:value-type="float" office:value="0.3">
            <text:p>0.3</text:p>
          </table:table-cell>
          <table:table-cell table:style-name="ce21" office:value-type="float" office:value="0.0171816136775973">
            <text:p>0.0172</text:p>
          </table:table-cell>
          <table:table-cell table:style-name="ce21" office:value-type="float" office:value="0.0504405616756634">
            <text:p>0.0504</text:p>
          </table:table-cell>
          <table:table-cell table:style-name="ce33" office:value-type="float" office:value="0">
            <text:p>0</text:p>
          </table:table-cell>
          <table:table-cell office:value-type="float" office:value="5.04405806723612">
            <text:p>5.0440580672</text:p>
          </table:table-cell>
          <table:table-cell office:value-type="float" office:value="8.29816149579448">
            <text:p>8.2981614958</text:p>
          </table:table-cell>
          <table:table-cell office:value-type="float" office:value="8">
            <text:p>8</text:p>
          </table:table-cell>
          <table:table-cell office:value-type="float" office:value="0.168626180672515">
            <text:p>0.1686261807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30.0309689361923">
            <text:p>30.03</text:p>
          </table:table-cell>
          <table:table-cell office:value-type="float" office:value="0.3">
            <text:p>0.3</text:p>
          </table:table-cell>
          <table:table-cell table:style-name="ce22" office:value-type="float" office:value="0.00906657729233418">
            <text:p>0.0091</text:p>
          </table:table-cell>
          <table:table-cell table:style-name="ce22" office:value-type="float" office:value="0.0498722700848862">
            <text:p>0.0499</text:p>
          </table:table-cell>
          <table:table-cell table:style-name="ce34" office:value-type="float" office:value="0">
            <text:p>0</text:p>
          </table:table-cell>
          <table:table-cell office:value-type="float" office:value="4.87554265705222">
            <text:p>4.8755426571</text:p>
          </table:table-cell>
          <table:table-cell office:value-type="float" office:value="8.26552984312242">
            <text:p>8.2655298431</text:p>
          </table:table-cell>
          <table:table-cell office:value-type="float" office:value="8">
            <text:p>8</text:p>
          </table:table-cell>
          <table:table-cell office:value-type="float" office:value="0.0505586409645353">
            <text:p>0.05055864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">
            <text:p>0.0000</text:p>
          </table:table-cell>
          <table:table-cell table:style-name="ce3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24" office:value-type="float" office:value="0">
            <text:p>0.0000</text:p>
          </table:table-cell>
          <table:table-cell table:style-name="ce3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15" office:value-type="float" office:value="0.00251459100827223">
            <text:p>0.0025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.64296634092973">
            <text:p>1.6429663409</text:p>
          </table:table-cell>
          <table:table-cell office:value-type="float" office:value="1">
            <text:p>1</text:p>
          </table:table-cell>
          <table:table-cell office:value-type="float" office:value="0.158106553083502">
            <text:p>0.158106553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0.248752641945902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20" office:value-type="float" office:value="0.00659376210892937">
            <text:p>0.0066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2.80366828702514">
            <text:p>2.803668287</text:p>
          </table:table-cell>
          <table:table-cell office:value-type="float" office:value="1">
            <text:p>1</text:p>
          </table:table-cell>
          <table:table-cell office:value-type="float" office:value="0.239329222983093">
            <text:p>0.23932922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4.86029899252139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21" office:value-type="float" office:value="0.0124587164665688">
            <text:p>0.0125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4.01701283575242">
            <text:p>4.0170128358</text:p>
          </table:table-cell>
          <table:table-cell office:value-type="float" office:value="1">
            <text:p>1</text:p>
          </table:table-cell>
          <table:table-cell office:value-type="float" office:value="0.296286815389201">
            <text:p>0.296286815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9.9590692393791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22" office:value-type="float" office:value="0.0164947032193208">
            <text:p>0.0165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4.73786015116678">
            <text:p>4.7378601512</text:p>
          </table:table-cell>
          <table:table-cell office:value-type="float" office:value="1">
            <text:p>1</text:p>
          </table:table-cell>
          <table:table-cell office:value-type="float" office:value="0.289806540111285">
            <text:p>0.289806540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15.0374906729565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23" office:value-type="float" office:value="0.0195600600538248">
            <text:p>0.0196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5.27044913972294">
            <text:p>5.2704491397</text:p>
          </table:table-cell>
          <table:table-cell office:value-type="float" office:value="2">
            <text:p>2</text:p>
          </table:table-cell>
          <table:table-cell office:value-type="float" office:value="0.267175472096326">
            <text:p>0.267175472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24" office:value-type="float" office:value="0.0193654370794747">
            <text:p>0.0194</text:p>
          </table:table-cell>
          <table:table-cell table:style-name="ce24" office:value-type="float" office:value="0.0477595914484408">
            <text:p>0.0478</text:p>
          </table:table-cell>
          <table:table-cell table:style-name="ce36" office:value-type="float" office:value="0">
            <text:p>0</text:p>
          </table:table-cell>
          <table:table-cell office:value-type="float" office:value="5.40724540278344">
            <text:p>5.4072454028</text:p>
          </table:table-cell>
          <table:table-cell office:value-type="float" office:value="8.21832784318849">
            <text:p>8.2183278432</text:p>
          </table:table-cell>
          <table:table-cell office:value-type="float" office:value="9">
            <text:p>9</text:p>
          </table:table-cell>
          <table:table-cell office:value-type="float" office:value="0.228466610536187">
            <text:p>0.2284666105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4" office:value-type="float" office:value="25.0864434351505">
            <text:p>25.09</text:p>
          </table:table-cell>
          <table:table-cell office:value-type="float" office:value="0.3">
            <text:p>0.3</text:p>
          </table:table-cell>
          <table:table-cell table:style-name="ce15" office:value-type="float" office:value="0.0157338385749071">
            <text:p>0.0157</text:p>
          </table:table-cell>
          <table:table-cell table:style-name="ce15" office:value-type="float" office:value="0.0471144386270992">
            <text:p>0.0471</text:p>
          </table:table-cell>
          <table:table-cell table:style-name="ce27" office:value-type="float" office:value="0">
            <text:p>0</text:p>
          </table:table-cell>
          <table:table-cell office:value-type="float" office:value="5.14522230757813">
            <text:p>5.1452223076</text:p>
          </table:table-cell>
          <table:table-cell office:value-type="float" office:value="8.19889370415122">
            <text:p>8.1988937042</text:p>
          </table:table-cell>
          <table:table-cell office:value-type="float" office:value="8">
            <text:p>8</text:p>
          </table:table-cell>
          <table:table-cell office:value-type="float" office:value="0.168625395244676">
            <text:p>0.168625395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30.03096894534">
            <text:p>30.03</text:p>
          </table:table-cell>
          <table:table-cell office:value-type="float" office:value="0.3">
            <text:p>0.3</text:p>
          </table:table-cell>
          <table:table-cell table:style-name="ce20" office:value-type="float" office:value="0.00788736243358867">
            <text:p>0.0079</text:p>
          </table:table-cell>
          <table:table-cell table:style-name="ce20" office:value-type="float" office:value="0.0471573380996344">
            <text:p>0.0472</text:p>
          </table:table-cell>
          <table:table-cell table:style-name="ce32" office:value-type="float" office:value="0">
            <text:p>0</text:p>
          </table:table-cell>
          <table:table-cell office:value-type="float" office:value="5.30500862054118">
            <text:p>5.3050086205</text:p>
          </table:table-cell>
          <table:table-cell office:value-type="float" office:value="8.26055226513059">
            <text:p>8.2605522651</text:p>
          </table:table-cell>
          <table:table-cell office:value-type="float" office:value="8">
            <text:p>8</text:p>
          </table:table-cell>
          <table:table-cell office:value-type="float" office:value="0.0505583685107328">
            <text:p>0.0505583685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0299281716660049">
            <text:p>0.0030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7402854512073">
            <text:p>1.7402854512</text:p>
          </table:table-cell>
          <table:table-cell office:value-type="float" office:value="1">
            <text:p>1</text:p>
          </table:table-cell>
          <table:table-cell office:value-type="float" office:value="0.188934882892035">
            <text:p>0.188934882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0636002410425918">
            <text:p>0.0064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61335425340324">
            <text:p>2.6133542534</text:p>
          </table:table-cell>
          <table:table-cell office:value-type="float" office:value="1">
            <text:p>1</text:p>
          </table:table-cell>
          <table:table-cell office:value-type="float" office:value="0.310080999611985">
            <text:p>0.310080999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116700732060862">
            <text:p>0.0117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3.62908538221527">
            <text:p>3.6290853822</text:p>
          </table:table-cell>
          <table:table-cell office:value-type="float" office:value="1">
            <text:p>1</text:p>
          </table:table-cell>
          <table:table-cell office:value-type="float" office:value="0.402252356413349">
            <text:p>0.402252356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0.248754337714747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170621433046618">
            <text:p>0.0171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4.45859943637638">
            <text:p>4.4585994364</text:p>
          </table:table-cell>
          <table:table-cell office:value-type="float" office:value="1">
            <text:p>1</text:p>
          </table:table-cell>
          <table:table-cell office:value-type="float" office:value="0.440659613997485">
            <text:p>0.440659614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4" office:value-type="float" office:value="4.86029601372274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254070206332742">
            <text:p>0.025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5.53311864068605">
            <text:p>5.5331186407</text:p>
          </table:table-cell>
          <table:table-cell office:value-type="float" office:value="1">
            <text:p>1</text:p>
          </table:table-cell>
          <table:table-cell office:value-type="float" office:value="0.490933810913139">
            <text:p>0.4909338109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9" office:value-type="float" office:value="9.95986930233158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336936198401046">
            <text:p>0.0337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6.44806808676916">
            <text:p>6.4480680868</text:p>
          </table:table-cell>
          <table:table-cell office:value-type="float" office:value="1">
            <text:p>1</text:p>
          </table:table-cell>
          <table:table-cell office:value-type="float" office:value="0.4980369762814">
            <text:p>0.4980369763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0" office:value-type="float" office:value="15.0378776997943">
            <text:p>15.04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402418724051428">
            <text:p>0.040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7.09788598058516">
            <text:p>7.0978859806</text:p>
          </table:table-cell>
          <table:table-cell office:value-type="float" office:value="2">
            <text:p>2</text:p>
          </table:table-cell>
          <table:table-cell office:value-type="float" office:value="0.480862985715454">
            <text:p>0.4808629857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1" office:value-type="float" office:value="20.0848147835994">
            <text:p>20.08</text:p>
          </table:table-cell>
          <table:table-cell office:value-type="float" office:value="0.5">
            <text:p>0.5</text:p>
          </table:table-cell>
          <table:table-cell table:style-name="ce22" office:value-type="float" office:value="0.0412721325950189">
            <text:p>0.0413</text:p>
          </table:table-cell>
          <table:table-cell table:style-name="ce22" office:value-type="float" office:value="0.0506812848851808">
            <text:p>0.0507</text:p>
          </table:table-cell>
          <table:table-cell table:style-name="ce34" office:value-type="float" office:value="0">
            <text:p>0</text:p>
          </table:table-cell>
          <table:table-cell office:value-type="float" office:value="7.21187026800508">
            <text:p>7.211870268</text:p>
          </table:table-cell>
          <table:table-cell office:value-type="float" office:value="8.0334323361705">
            <text:p>8.0334323362</text:p>
          </table:table-cell>
          <table:table-cell office:value-type="float" office:value="7">
            <text:p>7</text:p>
          </table:table-cell>
          <table:table-cell office:value-type="float" office:value="0.456367162617532">
            <text:p>0.4563671626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2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3" office:value-type="float" office:value="0.0376555657282172">
            <text:p>0.0377</text:p>
          </table:table-cell>
          <table:table-cell table:style-name="ce23" office:value-type="float" office:value="0.0570971828978624">
            <text:p>0.0571</text:p>
          </table:table-cell>
          <table:table-cell table:style-name="ce35" office:value-type="float" office:value="0">
            <text:p>0</text:p>
          </table:table-cell>
          <table:table-cell office:value-type="float" office:value="6.88277710770558">
            <text:p>6.8827771077</text:p>
          </table:table-cell>
          <table:table-cell office:value-type="float" office:value="8.55693223356555">
            <text:p>8.5569322336</text:p>
          </table:table-cell>
          <table:table-cell office:value-type="float" office:value="6">
            <text:p>6</text:p>
          </table:table-cell>
          <table:table-cell office:value-type="float" office:value="0.422339151002129">
            <text:p>0.422339151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13" office:value-type="float" office:value="30.0330617292424">
            <text:p>30.03</text:p>
          </table:table-cell>
          <table:table-cell office:value-type="float" office:value="0.5">
            <text:p>0.5</text:p>
          </table:table-cell>
          <table:table-cell table:style-name="ce24" office:value-type="float" office:value="0.0328432458686436">
            <text:p>0.0328</text:p>
          </table:table-cell>
          <table:table-cell table:style-name="ce24" office:value-type="float" office:value="0.059163046911233">
            <text:p>0.0592</text:p>
          </table:table-cell>
          <table:table-cell table:style-name="ce36" office:value-type="float" office:value="0">
            <text:p>0</text:p>
          </table:table-cell>
          <table:table-cell office:value-type="float" office:value="6.41268586516467">
            <text:p>6.4126858652</text:p>
          </table:table-cell>
          <table:table-cell office:value-type="float" office:value="8.72333246150389">
            <text:p>8.7233324615</text:p>
          </table:table-cell>
          <table:table-cell office:value-type="float" office:value="6">
            <text:p>6</text:p>
          </table:table-cell>
          <table:table-cell office:value-type="float" office:value="0.378885548301626">
            <text:p>0.378885548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0293108140306542">
            <text:p>0.0029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.73946214029188">
            <text:p>1.7394621403</text:p>
          </table:table-cell>
          <table:table-cell office:value-type="float" office:value="1">
            <text:p>1</text:p>
          </table:table-cell>
          <table:table-cell office:value-type="float" office:value="0.188934817311706">
            <text:p>0.188934817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0622425922823222">
            <text:p>0.0062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2.60684401020438">
            <text:p>2.6068440102</text:p>
          </table:table-cell>
          <table:table-cell office:value-type="float" office:value="1">
            <text:p>1</text:p>
          </table:table-cell>
          <table:table-cell office:value-type="float" office:value="0.310080671106669">
            <text:p>0.310080671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113851972639838">
            <text:p>0.0114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3.61937649762651">
            <text:p>3.6193764976</text:p>
          </table:table-cell>
          <table:table-cell office:value-type="float" office:value="1">
            <text:p>1</text:p>
          </table:table-cell>
          <table:table-cell office:value-type="float" office:value="0.402251012058856">
            <text:p>0.4022510121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0.248754338482493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165963847660418">
            <text:p>0.0166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4.4480666759336">
            <text:p>4.4480666759</text:p>
          </table:table-cell>
          <table:table-cell office:value-type="float" office:value="1">
            <text:p>1</text:p>
          </table:table-cell>
          <table:table-cell office:value-type="float" office:value="0.440659923622393">
            <text:p>0.4406599236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2" office:value-type="float" office:value="4.86029601252028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246242586478083">
            <text:p>0.0246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5.52177272031454">
            <text:p>5.5217727203</text:p>
          </table:table-cell>
          <table:table-cell office:value-type="float" office:value="1">
            <text:p>1</text:p>
          </table:table-cell>
          <table:table-cell office:value-type="float" office:value="0.49092843320705">
            <text:p>0.490928433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3" office:value-type="float" office:value="9.95986930573162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324722679105631">
            <text:p>0.0325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6.42484220483877">
            <text:p>6.4248422048</text:p>
          </table:table-cell>
          <table:table-cell office:value-type="float" office:value="1">
            <text:p>1</text:p>
          </table:table-cell>
          <table:table-cell office:value-type="float" office:value="0.498035723245433">
            <text:p>0.498035723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4" office:value-type="float" office:value="15.0378777098913">
            <text:p>15.04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383644569360815">
            <text:p>0.038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7.03576406031857">
            <text:p>7.0357640603</text:p>
          </table:table-cell>
          <table:table-cell office:value-type="float" office:value="2">
            <text:p>2</text:p>
          </table:table-cell>
          <table:table-cell office:value-type="float" office:value="0.480861842285454">
            <text:p>0.4808618423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9" office:value-type="float" office:value="20.0848147974048">
            <text:p>20.08</text:p>
          </table:table-cell>
          <table:table-cell office:value-type="float" office:value="0.5">
            <text:p>0.5</text:p>
          </table:table-cell>
          <table:table-cell table:style-name="ce20" office:value-type="float" office:value="0.0388086811540913">
            <text:p>0.0388</text:p>
          </table:table-cell>
          <table:table-cell table:style-name="ce20" office:value-type="float" office:value="0.0516349208918601">
            <text:p>0.0516</text:p>
          </table:table-cell>
          <table:table-cell table:style-name="ce32" office:value-type="float" office:value="0">
            <text:p>0</text:p>
          </table:table-cell>
          <table:table-cell office:value-type="float" office:value="7.13107079549297">
            <text:p>7.1310707955</text:p>
          </table:table-cell>
          <table:table-cell office:value-type="float" office:value="8.2259542001949">
            <text:p>8.2259542002</text:p>
          </table:table-cell>
          <table:table-cell office:value-type="float" office:value="7">
            <text:p>7</text:p>
          </table:table-cell>
          <table:table-cell office:value-type="float" office:value="0.456366401167469">
            <text:p>0.4563664012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0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1" office:value-type="float" office:value="0.0351046194628748">
            <text:p>0.0351</text:p>
          </table:table-cell>
          <table:table-cell table:style-name="ce21" office:value-type="float" office:value="0.0452847601451705">
            <text:p>0.0453</text:p>
          </table:table-cell>
          <table:table-cell table:style-name="ce33" office:value-type="float" office:value="0">
            <text:p>0</text:p>
          </table:table-cell>
          <table:table-cell office:value-type="float" office:value="6.81356610537316">
            <text:p>6.8135661054</text:p>
          </table:table-cell>
          <table:table-cell office:value-type="float" office:value="7.63456084837484">
            <text:p>7.6345608484</text:p>
          </table:table-cell>
          <table:table-cell office:value-type="float" office:value="7">
            <text:p>7</text:p>
          </table:table-cell>
          <table:table-cell office:value-type="float" office:value="0.422338517649804">
            <text:p>0.4223385176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11" office:value-type="float" office:value="30.0330617460969">
            <text:p>30.03</text:p>
          </table:table-cell>
          <table:table-cell office:value-type="float" office:value="0.5">
            <text:p>0.5</text:p>
          </table:table-cell>
          <table:table-cell table:style-name="ce22" office:value-type="float" office:value="0.0303780497795996">
            <text:p>0.0304</text:p>
          </table:table-cell>
          <table:table-cell table:style-name="ce22" office:value-type="float" office:value="0.0485571791696131">
            <text:p>0.0486</text:p>
          </table:table-cell>
          <table:table-cell table:style-name="ce34" office:value-type="float" office:value="0">
            <text:p>0</text:p>
          </table:table-cell>
          <table:table-cell office:value-type="float" office:value="6.3647341848577">
            <text:p>6.3647341849</text:p>
          </table:table-cell>
          <table:table-cell office:value-type="float" office:value="7.93052884198607">
            <text:p>7.930528842</text:p>
          </table:table-cell>
          <table:table-cell office:value-type="float" office:value="7">
            <text:p>7</text:p>
          </table:table-cell>
          <table:table-cell office:value-type="float" office:value="0.378885116228718">
            <text:p>0.378885116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0286844181145507">
            <text:p>0.0029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1.75072533602165">
            <text:p>1.750725336</text:p>
          </table:table-cell>
          <table:table-cell office:value-type="float" office:value="1">
            <text:p>1</text:p>
          </table:table-cell>
          <table:table-cell office:value-type="float" office:value="0.188934746429622">
            <text:p>0.1889347464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0608677129963042">
            <text:p>0.0061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2.61554432986608">
            <text:p>2.6155443299</text:p>
          </table:table-cell>
          <table:table-cell office:value-type="float" office:value="1">
            <text:p>1</text:p>
          </table:table-cell>
          <table:table-cell office:value-type="float" office:value="0.310080316088778">
            <text:p>0.310080316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110993343396266">
            <text:p>0.0111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3.63300837510729">
            <text:p>3.6330083751</text:p>
          </table:table-cell>
          <table:table-cell office:value-type="float" office:value="1">
            <text:p>1</text:p>
          </table:table-cell>
          <table:table-cell office:value-type="float" office:value="0.402249559195832">
            <text:p>0.402249559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0.248754339455361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161330624609537">
            <text:p>0.0161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4.4694458929542">
            <text:p>4.469445893</text:p>
          </table:table-cell>
          <table:table-cell office:value-type="float" office:value="1">
            <text:p>1</text:p>
          </table:table-cell>
          <table:table-cell office:value-type="float" office:value="0.440660227604415">
            <text:p>0.440660227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0" office:value-type="float" office:value="4.86029601185509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238532569069743">
            <text:p>0.0239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5.5543002271859">
            <text:p>5.5543002272</text:p>
          </table:table-cell>
          <table:table-cell office:value-type="float" office:value="1">
            <text:p>1</text:p>
          </table:table-cell>
          <table:table-cell office:value-type="float" office:value="0.490923249969596">
            <text:p>0.49092325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1" office:value-type="float" office:value="9.95986930940602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312842664052364">
            <text:p>0.0313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6.45624805176713">
            <text:p>6.4562480518</text:p>
          </table:table-cell>
          <table:table-cell office:value-type="float" office:value="1">
            <text:p>1</text:p>
          </table:table-cell>
          <table:table-cell office:value-type="float" office:value="0.498034369073786">
            <text:p>0.498034369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2" office:value-type="float" office:value="15.0378777208033">
            <text:p>15.04</text:p>
          </table:table-cell>
          <table:table-cell office:value-type="float" office:value="0.5">
            <text:p>0.5</text:p>
          </table:table-cell>
          <table:table-cell table:style-name="ce23" office:value-type="float" office:value="0.0365779224069176">
            <text:p>0.0366</text:p>
          </table:table-cell>
          <table:table-cell table:style-name="ce23" office:value-type="float" office:value="0.0463012457239158">
            <text:p>0.0463</text:p>
          </table:table-cell>
          <table:table-cell table:style-name="ce35" office:value-type="float" office:value="0">
            <text:p>0</text:p>
          </table:table-cell>
          <table:table-cell office:value-type="float" office:value="7.04053120453956">
            <text:p>7.0405312045</text:p>
          </table:table-cell>
          <table:table-cell office:value-type="float" office:value="7.95394685643704">
            <text:p>7.9539468564</text:p>
          </table:table-cell>
          <table:table-cell office:value-type="float" office:value="9">
            <text:p>9</text:p>
          </table:table-cell>
          <table:table-cell office:value-type="float" office:value="0.480860606561539">
            <text:p>0.4808606066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13" office:value-type="float" office:value="20.0848148123247">
            <text:p>20.08</text:p>
          </table:table-cell>
          <table:table-cell office:value-type="float" office:value="0.5">
            <text:p>0.5</text:p>
          </table:table-cell>
          <table:table-cell table:style-name="ce24" office:value-type="float" office:value="0.0365493082580355">
            <text:p>0.0365</text:p>
          </table:table-cell>
          <table:table-cell table:style-name="ce24" office:value-type="float" office:value="0.0503248649734445">
            <text:p>0.0503</text:p>
          </table:table-cell>
          <table:table-cell table:style-name="ce36" office:value-type="float" office:value="0">
            <text:p>0</text:p>
          </table:table-cell>
          <table:table-cell office:value-type="float" office:value="7.13007781154946">
            <text:p>7.1300778115</text:p>
          </table:table-cell>
          <table:table-cell office:value-type="float" office:value="8.25258434808197">
            <text:p>8.2525843481</text:p>
          </table:table-cell>
          <table:table-cell office:value-type="float" office:value="8">
            <text:p>8</text:p>
          </table:table-cell>
          <table:table-cell office:value-type="float" office:value="0.456365578255321">
            <text:p>0.4563655783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4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15" office:value-type="float" office:value="0.0328187460110443">
            <text:p>0.0328</text:p>
          </table:table-cell>
          <table:table-cell table:style-name="ce15" office:value-type="float" office:value="0.0399953081580633">
            <text:p>0.0400</text:p>
          </table:table-cell>
          <table:table-cell table:style-name="ce27" office:value-type="float" office:value="0">
            <text:p>0</text:p>
          </table:table-cell>
          <table:table-cell office:value-type="float" office:value="6.83082138130308">
            <text:p>6.8308213813</text:p>
          </table:table-cell>
          <table:table-cell office:value-type="float" office:value="7.39267252110555">
            <text:p>7.3926725211</text:p>
          </table:table-cell>
          <table:table-cell office:value-type="float" office:value="7">
            <text:p>7</text:p>
          </table:table-cell>
          <table:table-cell office:value-type="float" office:value="0.422337833174053">
            <text:p>0.4223378332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9" office:value-type="float" office:value="30.033061764312">
            <text:p>30.03</text:p>
          </table:table-cell>
          <table:table-cell office:value-type="float" office:value="0.5">
            <text:p>0.5</text:p>
          </table:table-cell>
          <table:table-cell table:style-name="ce20" office:value-type="float" office:value="0.02821466447125">
            <text:p>0.0282</text:p>
          </table:table-cell>
          <table:table-cell table:style-name="ce20" office:value-type="float" office:value="0.04168922002786">
            <text:p>0.0417</text:p>
          </table:table-cell>
          <table:table-cell table:style-name="ce32" office:value-type="float" office:value="0">
            <text:p>0</text:p>
          </table:table-cell>
          <table:table-cell office:value-type="float" office:value="6.4126099786064">
            <text:p>6.4126099786</text:p>
          </table:table-cell>
          <table:table-cell office:value-type="float" office:value="7.43769116866486">
            <text:p>7.4376911687</text:p>
          </table:table-cell>
          <table:table-cell office:value-type="float" office:value="7">
            <text:p>7</text:p>
          </table:table-cell>
          <table:table-cell office:value-type="float" office:value="0.378884649279863">
            <text:p>0.378884649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21" office:value-type="float" office:value="0.00280577883043387">
            <text:p>0.0028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.77340025836797">
            <text:p>1.7734002584</text:p>
          </table:table-cell>
          <table:table-cell office:value-type="float" office:value="1">
            <text:p>1</text:p>
          </table:table-cell>
          <table:table-cell office:value-type="float" office:value="0.188934670800692">
            <text:p>0.1889346708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22" office:value-type="float" office:value="0.00594956321125961">
            <text:p>0.0059</text:p>
          </table:table-cell>
          <table:table-cell table:style-name="ce34" office:value-type="float" office:value="1">
            <text:p>1</text:p>
          </table:table-cell>
          <table:table-cell table:number-columns-repeated="2" office:value-type="float" office:value="2.6386153094341">
            <text:p>2.6386153094</text:p>
          </table:table-cell>
          <table:table-cell office:value-type="float" office:value="1">
            <text:p>1</text:p>
          </table:table-cell>
          <table:table-cell office:value-type="float" office:value="0.310079937347511">
            <text:p>0.310079937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23" office:value-type="float" office:value="0.010816533757755">
            <text:p>0.0108</text:p>
          </table:table-cell>
          <table:table-cell table:style-name="ce35" office:value-type="float" office:value="1">
            <text:p>1</text:p>
          </table:table-cell>
          <table:table-cell table:number-columns-repeated="2" office:value-type="float" office:value="3.66743441993346">
            <text:p>3.6674344199</text:p>
          </table:table-cell>
          <table:table-cell office:value-type="float" office:value="1">
            <text:p>1</text:p>
          </table:table-cell>
          <table:table-cell office:value-type="float" office:value="0.402248009236455">
            <text:p>0.402248009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0.248754340650935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24" office:value-type="float" office:value="0.015678460410157">
            <text:p>0.0157</text:p>
          </table:table-cell>
          <table:table-cell table:style-name="ce36" office:value-type="float" office:value="1">
            <text:p>1</text:p>
          </table:table-cell>
          <table:table-cell table:number-columns-repeated="2" office:value-type="float" office:value="4.51773243335354">
            <text:p>4.5177324334</text:p>
          </table:table-cell>
          <table:table-cell office:value-type="float" office:value="1">
            <text:p>1</text:p>
          </table:table-cell>
          <table:table-cell office:value-type="float" office:value="0.440660522312314">
            <text:p>0.440660522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4" office:value-type="float" office:value="4.86029601186177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15" office:value-type="float" office:value="0.0231038735210927">
            <text:p>0.0231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5.6220972638924">
            <text:p>5.6220972639</text:p>
          </table:table-cell>
          <table:table-cell office:value-type="float" office:value="1">
            <text:p>1</text:p>
          </table:table-cell>
          <table:table-cell office:value-type="float" office:value="0.490918354090359">
            <text:p>0.4909183541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9" office:value-type="float" office:value="9.95986931332607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20" office:value-type="float" office:value="0.030143071737897">
            <text:p>0.0301</text:p>
          </table:table-cell>
          <table:table-cell table:style-name="ce32" office:value-type="float" office:value="1">
            <text:p>1</text:p>
          </table:table-cell>
          <table:table-cell table:number-columns-repeated="2" office:value-type="float" office:value="6.53063560509538">
            <text:p>6.5306356051</text:p>
          </table:table-cell>
          <table:table-cell office:value-type="float" office:value="1">
            <text:p>1</text:p>
          </table:table-cell>
          <table:table-cell office:value-type="float" office:value="0.498032924403894">
            <text:p>0.4980329244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0" office:value-type="float" office:value="15.0378777324447">
            <text:p>15.04</text:p>
          </table:table-cell>
          <table:table-cell office:value-type="float" office:value="0.5">
            <text:p>0.5</text:p>
          </table:table-cell>
          <table:table-cell table:style-name="ce21" office:value-type="float" office:value="0.03489746751006">
            <text:p>0.0349</text:p>
          </table:table-cell>
          <table:table-cell table:style-name="ce21" office:value-type="float" office:value="0.0450526927768462">
            <text:p>0.0451</text:p>
          </table:table-cell>
          <table:table-cell table:style-name="ce33" office:value-type="float" office:value="0">
            <text:p>0</text:p>
          </table:table-cell>
          <table:table-cell office:value-type="float" office:value="7.09821719088165">
            <text:p>7.0982171909</text:p>
          </table:table-cell>
          <table:table-cell office:value-type="float" office:value="8.0929041832195">
            <text:p>8.0929041832</text:p>
          </table:table-cell>
          <table:table-cell office:value-type="float" office:value="10">
            <text:p>10</text:p>
          </table:table-cell>
          <table:table-cell office:value-type="float" office:value="0.480859288249642">
            <text:p>0.4808592882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1" office:value-type="float" office:value="20.0848148282419">
            <text:p>20.08</text:p>
          </table:table-cell>
          <table:table-cell office:value-type="float" office:value="0.5">
            <text:p>0.5</text:p>
          </table:table-cell>
          <table:table-cell table:style-name="ce22" office:value-type="float" office:value="0.0344924452937023">
            <text:p>0.0345</text:p>
          </table:table-cell>
          <table:table-cell table:style-name="ce22" office:value-type="float" office:value="0.044903969629301">
            <text:p>0.0449</text:p>
          </table:table-cell>
          <table:table-cell table:style-name="ce34" office:value-type="float" office:value="0">
            <text:p>0</text:p>
          </table:table-cell>
          <table:table-cell office:value-type="float" office:value="7.18860201098411">
            <text:p>7.188602011</text:p>
          </table:table-cell>
          <table:table-cell office:value-type="float" office:value="7.95151084244782">
            <text:p>7.9515108424</text:p>
          </table:table-cell>
          <table:table-cell office:value-type="float" office:value="9">
            <text:p>9</text:p>
          </table:table-cell>
          <table:table-cell office:value-type="float" office:value="0.456364700344537">
            <text:p>0.456364700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2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23" office:value-type="float" office:value="0.0307780632721717">
            <text:p>0.0308</text:p>
          </table:table-cell>
          <table:table-cell table:style-name="ce23" office:value-type="float" office:value="0.0419429199399835">
            <text:p>0.0419</text:p>
          </table:table-cell>
          <table:table-cell table:style-name="ce35" office:value-type="float" office:value="0">
            <text:p>0</text:p>
          </table:table-cell>
          <table:table-cell office:value-type="float" office:value="6.90956644553959">
            <text:p>6.9095664455</text:p>
          </table:table-cell>
          <table:table-cell office:value-type="float" office:value="7.77838916517407">
            <text:p>7.7783891652</text:p>
          </table:table-cell>
          <table:table-cell office:value-type="float" office:value="7">
            <text:p>7</text:p>
          </table:table-cell>
          <table:table-cell office:value-type="float" office:value="0.422337102950767">
            <text:p>0.422337103</text:p>
          </table:table-cell>
        </table:table-row>
        <table:table-row table:style-name="ro1">
          <table:table-cell table:style-name="ce2" office:value-type="float" office:value="0.8">
            <text:p>0.8</text:p>
          </table:table-cell>
          <table:table-cell table:style-name="ce13" office:value-type="float" office:value="30.0330617837449">
            <text:p>30.03</text:p>
          </table:table-cell>
          <table:table-cell office:value-type="float" office:value="0.5">
            <text:p>0.5</text:p>
          </table:table-cell>
          <table:table-cell table:style-name="ce24" office:value-type="float" office:value="0.0263162289627712">
            <text:p>0.0263</text:p>
          </table:table-cell>
          <table:table-cell table:style-name="ce24" office:value-type="float" office:value="0.0390866600742963">
            <text:p>0.0391</text:p>
          </table:table-cell>
          <table:table-cell table:style-name="ce36" office:value-type="float" office:value="0">
            <text:p>0</text:p>
          </table:table-cell>
          <table:table-cell office:value-type="float" office:value="6.52566827416523">
            <text:p>6.5256682742</text:p>
          </table:table-cell>
          <table:table-cell office:value-type="float" office:value="7.51498015089388">
            <text:p>7.5149801509</text:p>
          </table:table-cell>
          <table:table-cell office:value-type="float" office:value="7">
            <text:p>7</text:p>
          </table:table-cell>
          <table:table-cell office:value-type="float" office:value="0.378884151122593">
            <text:p>0.378884151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5735821553606">
            <text:p>0.0115735822</text:p>
          </table:table-cell>
          <table:table-cell office:value-type="float" office:value="1">
            <text:p>1</text:p>
          </table:table-cell>
          <table:table-cell table:number-columns-repeated="2" office:value-type="float" office:value="3.61311634378221">
            <text:p>3.6131163438</text:p>
          </table:table-cell>
          <table:table-cell office:value-type="float" office:value="1">
            <text:p>1</text:p>
          </table:table-cell>
          <table:table-cell office:value-type="float" office:value="0.491588339716088">
            <text:p>0.491588339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5135787678846">
            <text:p>0.0151357877</text:p>
          </table:table-cell>
          <table:table-cell office:value-type="float" office:value="1">
            <text:p>1</text:p>
          </table:table-cell>
          <table:table-cell table:number-columns-repeated="2" office:value-type="float" office:value="4.17651212445253">
            <text:p>4.1765121245</text:p>
          </table:table-cell>
          <table:table-cell office:value-type="float" office:value="1">
            <text:p>1</text:p>
          </table:table-cell>
          <table:table-cell office:value-type="float" office:value="0.553356962451483">
            <text:p>0.553356962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13041527659963">
            <text:p>0.0213041528</text:p>
          </table:table-cell>
          <table:table-cell office:value-type="float" office:value="1">
            <text:p>1</text:p>
          </table:table-cell>
          <table:table-cell table:number-columns-repeated="2" office:value-type="float" office:value="5.0258439513273">
            <text:p>5.0258439513</text:p>
          </table:table-cell>
          <table:table-cell office:value-type="float" office:value="1">
            <text:p>1</text:p>
          </table:table-cell>
          <table:table-cell office:value-type="float" office:value="0.615361066117531">
            <text:p>0.615361066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0.24875527879064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82275081004832">
            <text:p>0.0282275081</text:p>
          </table:table-cell>
          <table:table-cell office:value-type="float" office:value="1">
            <text:p>1</text:p>
          </table:table-cell>
          <table:table-cell table:number-columns-repeated="2" office:value-type="float" office:value="5.85463057024679">
            <text:p>5.8546305702</text:p>
          </table:table-cell>
          <table:table-cell office:value-type="float" office:value="1">
            <text:p>1</text:p>
          </table:table-cell>
          <table:table-cell office:value-type="float" office:value="0.641135290957863">
            <text:p>0.6411352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4.86029480446631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88007469553271">
            <text:p>0.038800747</text:p>
          </table:table-cell>
          <table:table-cell office:value-type="float" office:value="1">
            <text:p>1</text:p>
          </table:table-cell>
          <table:table-cell table:number-columns-repeated="2" office:value-type="float" office:value="6.9570520680697">
            <text:p>6.9570520681</text:p>
          </table:table-cell>
          <table:table-cell office:value-type="float" office:value="1">
            <text:p>1</text:p>
          </table:table-cell>
          <table:table-cell office:value-type="float" office:value="0.68868895535867">
            <text:p>0.688688955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9.95986983049977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93859086172555">
            <text:p>0.0493859086</text:p>
          </table:table-cell>
          <table:table-cell office:value-type="float" office:value="1">
            <text:p>1</text:p>
          </table:table-cell>
          <table:table-cell table:number-columns-repeated="2" office:value-type="float" office:value="7.92666207561868">
            <text:p>7.9266620756</text:p>
          </table:table-cell>
          <table:table-cell office:value-type="float" office:value="1">
            <text:p>1</text:p>
          </table:table-cell>
          <table:table-cell office:value-type="float" office:value="0.698684760546456">
            <text:p>0.698684760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15.0393840121488">
            <text:p>15.04</text:p>
          </table:table-cell>
          <table:table-cell office:value-type="float" office:value="0.7">
            <text:p>0.7</text:p>
          </table:table-cell>
          <table:table-cell office:value-type="float" office:value="0.0601918592344317">
            <text:p>0.0601918592</text:p>
          </table:table-cell>
          <table:table-cell office:value-type="float" office:value="0.0881816179599579">
            <text:p>0.088181618</text:p>
          </table:table-cell>
          <table:table-cell office:value-type="float" office:value="0">
            <text:p>0</text:p>
          </table:table-cell>
          <table:table-cell office:value-type="float" office:value="8.81736185584965">
            <text:p>8.8173618558</text:p>
          </table:table-cell>
          <table:table-cell office:value-type="float" office:value="10.8203016877849">
            <text:p>10.8203016878</text:p>
          </table:table-cell>
          <table:table-cell office:value-type="float" office:value="8">
            <text:p>8</text:p>
          </table:table-cell>
          <table:table-cell office:value-type="float" office:value="0.700481378417827">
            <text:p>0.700481378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20.0858953919345">
            <text:p>20.09</text:p>
          </table:table-cell>
          <table:table-cell office:value-type="float" office:value="0.7">
            <text:p>0.7</text:p>
          </table:table-cell>
          <table:table-cell office:value-type="float" office:value="0.0580876312333707">
            <text:p>0.0580876312</text:p>
          </table:table-cell>
          <table:table-cell office:value-type="float" office:value="0.0842222072043133">
            <text:p>0.0842222072</text:p>
          </table:table-cell>
          <table:table-cell office:value-type="float" office:value="0">
            <text:p>0</text:p>
          </table:table-cell>
          <table:table-cell office:value-type="float" office:value="8.67099951553942">
            <text:p>8.6709995155</text:p>
          </table:table-cell>
          <table:table-cell office:value-type="float" office:value="10.5523369043378">
            <text:p>10.5523369043</text:p>
          </table:table-cell>
          <table:table-cell office:value-type="float" office:value="4">
            <text:p>4</text:p>
          </table:table-cell>
          <table:table-cell office:value-type="float" office:value="0.66841848544297">
            <text:p>0.668418485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25.0901031842999">
            <text:p>25.09</text:p>
          </table:table-cell>
          <table:table-cell office:value-type="float" office:value="0.7">
            <text:p>0.7</text:p>
          </table:table-cell>
          <table:table-cell office:value-type="float" office:value="0.0526252401070688">
            <text:p>0.0526252401</text:p>
          </table:table-cell>
          <table:table-cell office:value-type="float" office:value="0.0677182169720738">
            <text:p>0.067718217</text:p>
          </table:table-cell>
          <table:table-cell office:value-type="float" office:value="0">
            <text:p>0</text:p>
          </table:table-cell>
          <table:table-cell office:value-type="float" office:value="8.23755970389275">
            <text:p>8.2375597039</text:p>
          </table:table-cell>
          <table:table-cell office:value-type="float" office:value="9.37747288665292">
            <text:p>9.3774728867</text:p>
          </table:table-cell>
          <table:table-cell office:value-type="float" office:value="4">
            <text:p>4</text:p>
          </table:table-cell>
          <table:table-cell office:value-type="float" office:value="0.639584048038757">
            <text:p>0.63958404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30.0376966761663">
            <text:p>30.04</text:p>
          </table:table-cell>
          <table:table-cell office:value-type="float" office:value="0.7">
            <text:p>0.7</text:p>
          </table:table-cell>
          <table:table-cell office:value-type="float" office:value="0.0460831997043125">
            <text:p>0.0460831997</text:p>
          </table:table-cell>
          <table:table-cell office:value-type="float" office:value="0.0714923976098638">
            <text:p>0.0714923976</text:p>
          </table:table-cell>
          <table:table-cell office:value-type="float" office:value="0">
            <text:p>0</text:p>
          </table:table-cell>
          <table:table-cell office:value-type="float" office:value="7.68018526560235">
            <text:p>7.6801852656</text:p>
          </table:table-cell>
          <table:table-cell office:value-type="float" office:value="9.657648606101">
            <text:p>9.6576486061</text:p>
          </table:table-cell>
          <table:table-cell office:value-type="float" office:value="6">
            <text:p>6</text:p>
          </table:table-cell>
          <table:table-cell office:value-type="float" office:value="0.602836985016965">
            <text:p>0.60283698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2895866747815">
            <text:p>0.0112895867</text:p>
          </table:table-cell>
          <table:table-cell office:value-type="float" office:value="1">
            <text:p>1</text:p>
          </table:table-cell>
          <table:table-cell table:number-columns-repeated="2" office:value-type="float" office:value="3.60458145292911">
            <text:p>3.6045814529</text:p>
          </table:table-cell>
          <table:table-cell office:value-type="float" office:value="1">
            <text:p>1</text:p>
          </table:table-cell>
          <table:table-cell office:value-type="float" office:value="0.491588168233886">
            <text:p>0.491588168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7643579278269">
            <text:p>0.0147643579</text:p>
          </table:table-cell>
          <table:table-cell office:value-type="float" office:value="1">
            <text:p>1</text:p>
          </table:table-cell>
          <table:table-cell table:number-columns-repeated="2" office:value-type="float" office:value="4.16598078886274">
            <text:p>4.1659807889</text:p>
          </table:table-cell>
          <table:table-cell office:value-type="float" office:value="1">
            <text:p>1</text:p>
          </table:table-cell>
          <table:table-cell office:value-type="float" office:value="0.553362235810485">
            <text:p>0.553362235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07503315155089">
            <text:p>0.0207503315</text:p>
          </table:table-cell>
          <table:table-cell office:value-type="float" office:value="1">
            <text:p>1</text:p>
          </table:table-cell>
          <table:table-cell table:number-columns-repeated="2" office:value-type="float" office:value="5.01576659251747">
            <text:p>5.0157665925</text:p>
          </table:table-cell>
          <table:table-cell office:value-type="float" office:value="1">
            <text:p>1</text:p>
          </table:table-cell>
          <table:table-cell office:value-type="float" office:value="0.615360090950192">
            <text:p>0.61536009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0.248755300899879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74392465901809">
            <text:p>0.0274392466</text:p>
          </table:table-cell>
          <table:table-cell office:value-type="float" office:value="1">
            <text:p>1</text:p>
          </table:table-cell>
          <table:table-cell table:number-columns-repeated="2" office:value-type="float" office:value="5.84664522094453">
            <text:p>5.8466452209</text:p>
          </table:table-cell>
          <table:table-cell office:value-type="float" office:value="1">
            <text:p>1</text:p>
          </table:table-cell>
          <table:table-cell office:value-type="float" office:value="0.641133597225515">
            <text:p>0.641133597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4.86029481012856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76255557537233">
            <text:p>0.0376255558</text:p>
          </table:table-cell>
          <table:table-cell office:value-type="float" office:value="1">
            <text:p>1</text:p>
          </table:table-cell>
          <table:table-cell table:number-columns-repeated="2" office:value-type="float" office:value="6.95034951330986">
            <text:p>6.9503495133</text:p>
          </table:table-cell>
          <table:table-cell office:value-type="float" office:value="1">
            <text:p>1</text:p>
          </table:table-cell>
          <table:table-cell office:value-type="float" office:value="0.68868881235675">
            <text:p>0.6886888124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9.95986983228359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77072864372068">
            <text:p>0.0477072864</text:p>
          </table:table-cell>
          <table:table-cell office:value-type="float" office:value="1">
            <text:p>1</text:p>
          </table:table-cell>
          <table:table-cell table:number-columns-repeated="2" office:value-type="float" office:value="7.90662978470387">
            <text:p>7.9066297847</text:p>
          </table:table-cell>
          <table:table-cell office:value-type="float" office:value="1">
            <text:p>1</text:p>
          </table:table-cell>
          <table:table-cell office:value-type="float" office:value="0.698683785184712">
            <text:p>0.698683785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15.03938400377">
            <text:p>15.04</text:p>
          </table:table-cell>
          <table:table-cell office:value-type="float" office:value="0.7">
            <text:p>0.7</text:p>
          </table:table-cell>
          <table:table-cell office:value-type="float" office:value="0.0575495992266937">
            <text:p>0.0575495992</text:p>
          </table:table-cell>
          <table:table-cell office:value-type="float" office:value="0.0743611880785644">
            <text:p>0.0743611881</text:p>
          </table:table-cell>
          <table:table-cell office:value-type="float" office:value="0">
            <text:p>0</text:p>
          </table:table-cell>
          <table:table-cell office:value-type="float" office:value="8.74337011389238">
            <text:p>8.7433701139</text:p>
          </table:table-cell>
          <table:table-cell office:value-type="float" office:value="9.98793323984569">
            <text:p>9.9879332398</text:p>
          </table:table-cell>
          <table:table-cell office:value-type="float" office:value="8">
            <text:p>8</text:p>
          </table:table-cell>
          <table:table-cell office:value-type="float" office:value="0.700481237546676">
            <text:p>0.700481237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20.0858953744708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49279499477899">
            <text:p>0.0549279499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8533904008">
            <text:p>8.5908533904</text:p>
          </table:table-cell>
          <table:table-cell office:value-type="float" office:value="6">
            <text:p>6</text:p>
          </table:table-cell>
          <table:table-cell office:value-type="float" office:value="0.668418338267941">
            <text:p>0.668418338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25.0901032186249">
            <text:p>25.09</text:p>
          </table:table-cell>
          <table:table-cell office:value-type="float" office:value="0.7">
            <text:p>0.7</text:p>
          </table:table-cell>
          <table:table-cell office:value-type="float" office:value="0.0494967944088851">
            <text:p>0.0494967944</text:p>
          </table:table-cell>
          <table:table-cell office:value-type="float" office:value="0.0624493389423835">
            <text:p>0.0624493389</text:p>
          </table:table-cell>
          <table:table-cell office:value-type="float" office:value="0">
            <text:p>0</text:p>
          </table:table-cell>
          <table:table-cell office:value-type="float" office:value="8.17233586094424">
            <text:p>8.1723358609</text:p>
          </table:table-cell>
          <table:table-cell office:value-type="float" office:value="9.07687798732188">
            <text:p>9.0768779873</text:p>
          </table:table-cell>
          <table:table-cell office:value-type="float" office:value="6">
            <text:p>6</text:p>
          </table:table-cell>
          <table:table-cell office:value-type="float" office:value="0.639582597672174">
            <text:p>0.639582597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30.0376966971281">
            <text:p>30.04</text:p>
          </table:table-cell>
          <table:table-cell office:value-type="float" office:value="0.7">
            <text:p>0.7</text:p>
          </table:table-cell>
          <table:table-cell office:value-type="float" office:value="0.0431606501462993">
            <text:p>0.0431606501</text:p>
          </table:table-cell>
          <table:table-cell office:value-type="float" office:value="0.0655158605462125">
            <text:p>0.0655158605</text:p>
          </table:table-cell>
          <table:table-cell office:value-type="float" office:value="0">
            <text:p>0</text:p>
          </table:table-cell>
          <table:table-cell office:value-type="float" office:value="7.63072061211573">
            <text:p>7.6307206121</text:p>
          </table:table-cell>
          <table:table-cell office:value-type="float" office:value="9.31938269428917">
            <text:p>9.3193826943</text:p>
          </table:table-cell>
          <table:table-cell office:value-type="float" office:value="5">
            <text:p>5</text:p>
          </table:table-cell>
          <table:table-cell office:value-type="float" office:value="0.602836190158869">
            <text:p>0.602836190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0046395193639">
            <text:p>0.0110046395</text:p>
          </table:table-cell>
          <table:table-cell office:value-type="float" office:value="1">
            <text:p>1</text:p>
          </table:table-cell>
          <table:table-cell table:number-columns-repeated="2" office:value-type="float" office:value="3.62081696766437">
            <text:p>3.6208169677</text:p>
          </table:table-cell>
          <table:table-cell office:value-type="float" office:value="1">
            <text:p>1</text:p>
          </table:table-cell>
          <table:table-cell office:value-type="float" office:value="0.491587982903482">
            <text:p>0.491587982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3914619854804">
            <text:p>0.014391462</text:p>
          </table:table-cell>
          <table:table-cell office:value-type="float" office:value="1">
            <text:p>1</text:p>
          </table:table-cell>
          <table:table-cell table:number-columns-repeated="2" office:value-type="float" office:value="4.1829263153659">
            <text:p>4.1829263154</text:p>
          </table:table-cell>
          <table:table-cell office:value-type="float" office:value="1">
            <text:p>1</text:p>
          </table:table-cell>
          <table:table-cell office:value-type="float" office:value="0.553181375931553">
            <text:p>0.55318137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01974190234417">
            <text:p>0.020197419</text:p>
          </table:table-cell>
          <table:table-cell office:value-type="float" office:value="1">
            <text:p>1</text:p>
          </table:table-cell>
          <table:table-cell table:number-columns-repeated="2" office:value-type="float" office:value="5.04097507470335">
            <text:p>5.0409750747</text:p>
          </table:table-cell>
          <table:table-cell office:value-type="float" office:value="1">
            <text:p>1</text:p>
          </table:table-cell>
          <table:table-cell office:value-type="float" office:value="0.61535903707029">
            <text:p>0.615359037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0.248755324792213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66569124527263">
            <text:p>0.0266569125</text:p>
          </table:table-cell>
          <table:table-cell office:value-type="float" office:value="1">
            <text:p>1</text:p>
          </table:table-cell>
          <table:table-cell table:number-columns-repeated="2" office:value-type="float" office:value="5.88298459525538">
            <text:p>5.8829845953</text:p>
          </table:table-cell>
          <table:table-cell office:value-type="float" office:value="1">
            <text:p>1</text:p>
          </table:table-cell>
          <table:table-cell office:value-type="float" office:value="0.641131766781975">
            <text:p>0.641131766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4.86029481624765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6467020744517">
            <text:p>0.0364670207</text:p>
          </table:table-cell>
          <table:table-cell office:value-type="float" office:value="1">
            <text:p>1</text:p>
          </table:table-cell>
          <table:table-cell table:number-columns-repeated="2" office:value-type="float" office:value="6.99963296558793">
            <text:p>6.9996329656</text:p>
          </table:table-cell>
          <table:table-cell office:value-type="float" office:value="1">
            <text:p>1</text:p>
          </table:table-cell>
          <table:table-cell office:value-type="float" office:value="0.688688657806487">
            <text:p>0.688688657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9.9598698342114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60648462653064">
            <text:p>0.0460648463</text:p>
          </table:table-cell>
          <table:table-cell office:value-type="float" office:value="1">
            <text:p>1</text:p>
          </table:table-cell>
          <table:table-cell table:number-columns-repeated="2" office:value-type="float" office:value="7.95187310025373">
            <text:p>7.9518731003</text:p>
          </table:table-cell>
          <table:table-cell office:value-type="float" office:value="1">
            <text:p>1</text:p>
          </table:table-cell>
          <table:table-cell office:value-type="float" office:value="0.698682731093954">
            <text:p>0.698682731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15.0393839947151">
            <text:p>15.04</text:p>
          </table:table-cell>
          <table:table-cell office:value-type="float" office:value="0.7">
            <text:p>0.7</text:p>
          </table:table-cell>
          <table:table-cell office:value-type="float" office:value="0.0550109525318607">
            <text:p>0.0550109525</text:p>
          </table:table-cell>
          <table:table-cell office:value-type="float" office:value="0.0622315692854134">
            <text:p>0.0622315693</text:p>
          </table:table-cell>
          <table:table-cell office:value-type="float" office:value="0">
            <text:p>0</text:p>
          </table:table-cell>
          <table:table-cell office:value-type="float" office:value="8.74824006900665">
            <text:p>8.748240069</text:p>
          </table:table-cell>
          <table:table-cell office:value-type="float" office:value="9.24503253264946">
            <text:p>9.2450325326</text:p>
          </table:table-cell>
          <table:table-cell office:value-type="float" office:value="8">
            <text:p>8</text:p>
          </table:table-cell>
          <table:table-cell office:value-type="float" office:value="0.70048108529941">
            <text:p>0.70048108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20.0858953555977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19912958641009">
            <text:p>0.0519912959</text:p>
          </table:table-cell>
          <table:table-cell office:value-type="float" office:value="0">
            <text:p>0</text:p>
          </table:table-cell>
          <table:table-cell table:number-columns-repeated="2" office:value-type="float" office:value="8.59865102992885">
            <text:p>8.5986510299</text:p>
          </table:table-cell>
          <table:table-cell office:value-type="float" office:value="5">
            <text:p>5</text:p>
          </table:table-cell>
          <table:table-cell office:value-type="float" office:value="0.668418179204873">
            <text:p>0.668418179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25.0901032557209">
            <text:p>25.09</text:p>
          </table:table-cell>
          <table:table-cell office:value-type="float" office:value="0.7">
            <text:p>0.7</text:p>
          </table:table-cell>
          <table:table-cell office:value-type="float" office:value="0.0466330276787075">
            <text:p>0.0466330277</text:p>
          </table:table-cell>
          <table:table-cell office:value-type="float" office:value="0.0577079477238518">
            <text:p>0.0577079477</text:p>
          </table:table-cell>
          <table:table-cell office:value-type="float" office:value="0">
            <text:p>0</text:p>
          </table:table-cell>
          <table:table-cell office:value-type="float" office:value="8.1983767614414">
            <text:p>8.1983767614</text:p>
          </table:table-cell>
          <table:table-cell office:value-type="float" office:value="8.86961125087882">
            <text:p>8.8696112509</text:p>
          </table:table-cell>
          <table:table-cell office:value-type="float" office:value="5">
            <text:p>5</text:p>
          </table:table-cell>
          <table:table-cell office:value-type="float" office:value="0.639581030238563">
            <text:p>0.639581030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30.0376967197802">
            <text:p>30.04</text:p>
          </table:table-cell>
          <table:table-cell office:value-type="float" office:value="0.7">
            <text:p>0.7</text:p>
          </table:table-cell>
          <table:table-cell office:value-type="float" office:value="0.04051696681668">
            <text:p>0.0405169668</text:p>
          </table:table-cell>
          <table:table-cell office:value-type="float" office:value="0.0599525258465923">
            <text:p>0.0599525258</text:p>
          </table:table-cell>
          <table:table-cell office:value-type="float" office:value="0">
            <text:p>0</text:p>
          </table:table-cell>
          <table:table-cell office:value-type="float" office:value="7.67679519271205">
            <text:p>7.6767951927</text:p>
          </table:table-cell>
          <table:table-cell office:value-type="float" office:value="9.0825077014432">
            <text:p>9.0825077014</text:p>
          </table:table-cell>
          <table:table-cell office:value-type="float" office:value="5">
            <text:p>5</text:p>
          </table:table-cell>
          <table:table-cell office:value-type="float" office:value="0.602835331143764">
            <text:p>0.602835331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07227397825502">
            <text:p>0.0107227398</text:p>
          </table:table-cell>
          <table:table-cell office:value-type="float" office:value="1">
            <text:p>1</text:p>
          </table:table-cell>
          <table:table-cell table:number-columns-repeated="2" office:value-type="float" office:value="3.65911818100128">
            <text:p>3.659118181</text:p>
          </table:table-cell>
          <table:table-cell office:value-type="float" office:value="1">
            <text:p>1</text:p>
          </table:table-cell>
          <table:table-cell office:value-type="float" office:value="0.491587785179065">
            <text:p>0.491587785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0228375143083">
            <text:p>0.0140228375</text:p>
          </table:table-cell>
          <table:table-cell office:value-type="float" office:value="1">
            <text:p>1</text:p>
          </table:table-cell>
          <table:table-cell table:number-columns-repeated="2" office:value-type="float" office:value="4.22418514376906">
            <text:p>4.2241851438</text:p>
          </table:table-cell>
          <table:table-cell office:value-type="float" office:value="1">
            <text:p>1</text:p>
          </table:table-cell>
          <table:table-cell office:value-type="float" office:value="0.553188410531912">
            <text:p>0.553188410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96530302128801">
            <text:p>0.0196530302</text:p>
          </table:table-cell>
          <table:table-cell office:value-type="float" office:value="1">
            <text:p>1</text:p>
          </table:table-cell>
          <table:table-cell table:number-columns-repeated="2" office:value-type="float" office:value="5.096369799147">
            <text:p>5.0963697991</text:p>
          </table:table-cell>
          <table:table-cell office:value-type="float" office:value="1">
            <text:p>1</text:p>
          </table:table-cell>
          <table:table-cell office:value-type="float" office:value="0.615357912755414">
            <text:p>0.615357912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0.24875535028596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58909547792503">
            <text:p>0.0258909548</text:p>
          </table:table-cell>
          <table:table-cell office:value-type="float" office:value="1">
            <text:p>1</text:p>
          </table:table-cell>
          <table:table-cell table:number-columns-repeated="2" office:value-type="float" office:value="5.95571141835378">
            <text:p>5.9557114184</text:p>
          </table:table-cell>
          <table:table-cell office:value-type="float" office:value="1">
            <text:p>1</text:p>
          </table:table-cell>
          <table:table-cell office:value-type="float" office:value="0.641129814004663">
            <text:p>0.64112981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4.86029482277563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53399273698547">
            <text:p>0.0353399274</text:p>
          </table:table-cell>
          <table:table-cell office:value-type="float" office:value="1">
            <text:p>1</text:p>
          </table:table-cell>
          <table:table-cell table:number-columns-repeated="2" office:value-type="float" office:value="7.09346134525957">
            <text:p>7.0934613453</text:p>
          </table:table-cell>
          <table:table-cell office:value-type="float" office:value="1">
            <text:p>1</text:p>
          </table:table-cell>
          <table:table-cell office:value-type="float" office:value="0.688688492920535">
            <text:p>0.688688492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9.95986983626811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44782816167573">
            <text:p>0.0444782816</text:p>
          </table:table-cell>
          <table:table-cell office:value-type="float" office:value="1">
            <text:p>1</text:p>
          </table:table-cell>
          <table:table-cell table:number-columns-repeated="2" office:value-type="float" office:value="8.0486498515133">
            <text:p>8.0486498515</text:p>
          </table:table-cell>
          <table:table-cell office:value-type="float" office:value="1">
            <text:p>1</text:p>
          </table:table-cell>
          <table:table-cell office:value-type="float" office:value="0.698681606553261">
            <text:p>0.698681606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15.0393839850552">
            <text:p>15.04</text:p>
          </table:table-cell>
          <table:table-cell office:value-type="float" office:value="0.7">
            <text:p>0.7</text:p>
          </table:table-cell>
          <table:table-cell office:value-type="float" office:value="0.0526031345442579">
            <text:p>0.0526031345</text:p>
          </table:table-cell>
          <table:table-cell office:value-type="float" office:value="0.0527304388005847">
            <text:p>0.0527304388</text:p>
          </table:table-cell>
          <table:table-cell office:value-type="float" office:value="0">
            <text:p>0</text:p>
          </table:table-cell>
          <table:table-cell table:number-columns-repeated="2" office:value-type="float" office:value="8.81698507877507">
            <text:p>8.8169850788</text:p>
          </table:table-cell>
          <table:table-cell office:value-type="float" office:value="8">
            <text:p>8</text:p>
          </table:table-cell>
          <table:table-cell office:value-type="float" office:value="0.700480922870646">
            <text:p>0.700480922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20.0858953354636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92865601988293">
            <text:p>0.0492865602</text:p>
          </table:table-cell>
          <table:table-cell office:value-type="float" office:value="0">
            <text:p>0</text:p>
          </table:table-cell>
          <table:table-cell table:number-columns-repeated="2" office:value-type="float" office:value="8.67239242176016">
            <text:p>8.6723924218</text:p>
          </table:table-cell>
          <table:table-cell office:value-type="float" office:value="6">
            <text:p>6</text:p>
          </table:table-cell>
          <table:table-cell office:value-type="float" office:value="0.668418009501236">
            <text:p>0.668418009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25.0901032952967">
            <text:p>25.09</text:p>
          </table:table-cell>
          <table:table-cell office:value-type="float" office:value="0.7">
            <text:p>0.7</text:p>
          </table:table-cell>
          <table:table-cell office:value-type="float" office:value="0.0440293168128862">
            <text:p>0.0440293168</text:p>
          </table:table-cell>
          <table:table-cell office:value-type="float" office:value="0.0529390084934076">
            <text:p>0.0529390085</text:p>
          </table:table-cell>
          <table:table-cell office:value-type="float" office:value="0">
            <text:p>0</text:p>
          </table:table-cell>
          <table:table-cell office:value-type="float" office:value="8.289636465151">
            <text:p>8.2896364652</text:p>
          </table:table-cell>
          <table:table-cell office:value-type="float" office:value="8.74353322226802">
            <text:p>8.7435332223</text:p>
          </table:table-cell>
          <table:table-cell office:value-type="float" office:value="6">
            <text:p>6</text:p>
          </table:table-cell>
          <table:table-cell office:value-type="float" office:value="0.639579358049654">
            <text:p>0.63957935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30.0376967439442">
            <text:p>30.04</text:p>
          </table:table-cell>
          <table:table-cell office:value-type="float" office:value="0.7">
            <text:p>0.7</text:p>
          </table:table-cell>
          <table:table-cell office:value-type="float" office:value="0.0381373661733146">
            <text:p>0.0381373662</text:p>
          </table:table-cell>
          <table:table-cell office:value-type="float" office:value="0.0547343863488829">
            <text:p>0.0547343863</text:p>
          </table:table-cell>
          <table:table-cell office:value-type="float" office:value="0">
            <text:p>0</text:p>
          </table:table-cell>
          <table:table-cell office:value-type="float" office:value="7.79029399308843">
            <text:p>7.7902939931</text:p>
          </table:table-cell>
          <table:table-cell office:value-type="float" office:value="8.91424261340103">
            <text:p>8.9142426134</text:p>
          </table:table-cell>
          <table:table-cell office:value-type="float" office:value="7">
            <text:p>7</text:p>
          </table:table-cell>
          <table:table-cell office:value-type="float" office:value="0.602834414719027">
            <text:p>0.602834414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94024391566479">
            <text:p>0.0194024392</text:p>
          </table:table-cell>
          <table:table-cell office:value-type="float" office:value="1">
            <text:p>1</text:p>
          </table:table-cell>
          <table:table-cell table:number-columns-repeated="2" office:value-type="float" office:value="4.77689022450682">
            <text:p>4.7768902245</text:p>
          </table:table-cell>
          <table:table-cell office:value-type="float" office:value="1">
            <text:p>1</text:p>
          </table:table-cell>
          <table:table-cell office:value-type="float" office:value="0.726532166076018">
            <text:p>0.726532166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41787997410923">
            <text:p>0.0241787997</text:p>
          </table:table-cell>
          <table:table-cell office:value-type="float" office:value="1">
            <text:p>1</text:p>
          </table:table-cell>
          <table:table-cell table:number-columns-repeated="2" office:value-type="float" office:value="5.3809792212184">
            <text:p>5.3809792212</text:p>
          </table:table-cell>
          <table:table-cell office:value-type="float" office:value="1">
            <text:p>1</text:p>
          </table:table-cell>
          <table:table-cell office:value-type="float" office:value="0.77198009905649">
            <text:p>0.77198009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16373727010846">
            <text:p>0.0316373727</text:p>
          </table:table-cell>
          <table:table-cell office:value-type="float" office:value="1">
            <text:p>1</text:p>
          </table:table-cell>
          <table:table-cell table:number-columns-repeated="2" office:value-type="float" office:value="6.22522981563316">
            <text:p>6.2252298156</text:p>
          </table:table-cell>
          <table:table-cell office:value-type="float" office:value="1">
            <text:p>1</text:p>
          </table:table-cell>
          <table:table-cell office:value-type="float" office:value="0.821946619106411">
            <text:p>0.821946619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0.2487552485116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94983268791964">
            <text:p>0.0394983269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09476482752">
            <text:p>7.0220947648</text:p>
          </table:table-cell>
          <table:table-cell office:value-type="float" office:value="1">
            <text:p>1</text:p>
          </table:table-cell>
          <table:table-cell office:value-type="float" office:value="0.841418764670438">
            <text:p>0.841418764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4.86029408570645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28913845795205">
            <text:p>0.05289138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2689437201841">
            <text:p>8.226894372</text:p>
          </table:table-cell>
          <table:table-cell office:value-type="float" office:value="1">
            <text:p>1</text:p>
          </table:table-cell>
          <table:table-cell office:value-type="float" office:value="0.887438035927787">
            <text:p>0.887438035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9.95987018582134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58764099544211">
            <text:p>0.06587641</text:p>
          </table:table-cell>
          <table:table-cell office:value-type="float" office:value="0">
            <text:p>0</text:p>
          </table:table-cell>
          <table:table-cell table:number-columns-repeated="2" office:value-type="float" office:value="9.26230262149612">
            <text:p>9.2623026215</text:p>
          </table:table-cell>
          <table:table-cell office:value-type="float" office:value="1">
            <text:p>1</text:p>
          </table:table-cell>
          <table:table-cell office:value-type="float" office:value="0.899116716367649">
            <text:p>0.899116716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15.0393843117506">
            <text:p>15.04</text:p>
          </table:table-cell>
          <table:table-cell office:value-type="float" office:value="0.9">
            <text:p>0.9</text:p>
          </table:table-cell>
          <table:table-cell office:value-type="float" office:value="0.0791765739102432">
            <text:p>0.0791765739</text:p>
          </table:table-cell>
          <table:table-cell office:value-type="float" office:value="0.0971203914552448">
            <text:p>0.0971203915</text:p>
          </table:table-cell>
          <table:table-cell office:value-type="float" office:value="0">
            <text:p>0</text:p>
          </table:table-cell>
          <table:table-cell office:value-type="float" office:value="10.2216467578348">
            <text:p>10.2216467578</text:p>
          </table:table-cell>
          <table:table-cell office:value-type="float" office:value="11.4055798730532">
            <text:p>11.4055798731</text:p>
          </table:table-cell>
          <table:table-cell office:value-type="float" office:value="8">
            <text:p>8</text:p>
          </table:table-cell>
          <table:table-cell office:value-type="float" office:value="0.903098433552294">
            <text:p>0.903098433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20.0877532927555">
            <text:p>20.09</text:p>
          </table:table-cell>
          <table:table-cell office:value-type="float" office:value="0.9">
            <text:p>0.9</text:p>
          </table:table-cell>
          <table:table-cell office:value-type="float" office:value="0.0795912389419395">
            <text:p>0.0795912389</text:p>
          </table:table-cell>
          <table:table-cell office:value-type="float" office:value="0.0875450512198572">
            <text:p>0.0875450512</text:p>
          </table:table-cell>
          <table:table-cell office:value-type="float" office:value="0">
            <text:p>0</text:p>
          </table:table-cell>
          <table:table-cell office:value-type="float" office:value="10.2781809406833">
            <text:p>10.2781809407</text:p>
          </table:table-cell>
          <table:table-cell office:value-type="float" office:value="10.7627319877466">
            <text:p>10.7627319877</text:p>
          </table:table-cell>
          <table:table-cell office:value-type="float" office:value="3">
            <text:p>3</text:p>
          </table:table-cell>
          <table:table-cell office:value-type="float" office:value="0.910461452693868">
            <text:p>0.910461452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71787508293309">
            <text:p>0.0671787508</text:p>
          </table:table-cell>
          <table:table-cell office:value-type="float" office:value="0.0861508818287777">
            <text:p>0.0861508818</text:p>
          </table:table-cell>
          <table:table-cell office:value-type="float" office:value="0">
            <text:p>0</text:p>
          </table:table-cell>
          <table:table-cell office:value-type="float" office:value="9.39717198758884">
            <text:p>9.3971719876</text:p>
          </table:table-cell>
          <table:table-cell office:value-type="float" office:value="10.6742634213741">
            <text:p>10.6742634214</text:p>
          </table:table-cell>
          <table:table-cell office:value-type="float" office:value="4">
            <text:p>4</text:p>
          </table:table-cell>
          <table:table-cell office:value-type="float" office:value="0.850167018447468">
            <text:p>0.850167018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4" office:value-type="float" office:value="30.0425374429991">
            <text:p>30.04</text:p>
          </table:table-cell>
          <table:table-cell office:value-type="float" office:value="0.9">
            <text:p>0.9</text:p>
          </table:table-cell>
          <table:table-cell office:value-type="float" office:value="0.0591934954335984">
            <text:p>0.0591934954</text:p>
          </table:table-cell>
          <table:table-cell office:value-type="float" office:value="0.0899969353900709">
            <text:p>0.0899969354</text:p>
          </table:table-cell>
          <table:table-cell office:value-type="float" office:value="0">
            <text:p>0</text:p>
          </table:table-cell>
          <table:table-cell office:value-type="float" office:value="8.784717289089">
            <text:p>8.7847172891</text:p>
          </table:table-cell>
          <table:table-cell office:value-type="float" office:value="10.9318094290427">
            <text:p>10.931809429</text:p>
          </table:table-cell>
          <table:table-cell office:value-type="float" office:value="4">
            <text:p>4</text:p>
          </table:table-cell>
          <table:table-cell office:value-type="float" office:value="0.815383716846875">
            <text:p>0.815383716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89071549852491">
            <text:p>0.018907155</text:p>
          </table:table-cell>
          <table:table-cell office:value-type="float" office:value="1">
            <text:p>1</text:p>
          </table:table-cell>
          <table:table-cell table:number-columns-repeated="2" office:value-type="float" office:value="4.76510481775267">
            <text:p>4.7651048178</text:p>
          </table:table-cell>
          <table:table-cell office:value-type="float" office:value="1">
            <text:p>1</text:p>
          </table:table-cell>
          <table:table-cell office:value-type="float" office:value="0.726531736860283">
            <text:p>0.726531736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35537058700905">
            <text:p>0.0235537059</text:p>
          </table:table-cell>
          <table:table-cell office:value-type="float" office:value="1">
            <text:p>1</text:p>
          </table:table-cell>
          <table:table-cell table:number-columns-repeated="2" office:value-type="float" office:value="5.36970239304104">
            <text:p>5.369702393</text:p>
          </table:table-cell>
          <table:table-cell office:value-type="float" office:value="1">
            <text:p>1</text:p>
          </table:table-cell>
          <table:table-cell office:value-type="float" office:value="0.771978160619474">
            <text:p>0.771978160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07880300193686">
            <text:p>0.03078803</text:p>
          </table:table-cell>
          <table:table-cell office:value-type="float" office:value="1">
            <text:p>1</text:p>
          </table:table-cell>
          <table:table-cell table:number-columns-repeated="2" office:value-type="float" office:value="6.21731263056246">
            <text:p>6.2173126306</text:p>
          </table:table-cell>
          <table:table-cell office:value-type="float" office:value="1">
            <text:p>1</text:p>
          </table:table-cell>
          <table:table-cell office:value-type="float" office:value="0.821921372921331">
            <text:p>0.821921372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0.2487552467622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83954754690055">
            <text:p>0.0383954755</text:p>
          </table:table-cell>
          <table:table-cell office:value-type="float" office:value="1">
            <text:p>1</text:p>
          </table:table-cell>
          <table:table-cell table:number-columns-repeated="2" office:value-type="float" office:value="7.01912818573058">
            <text:p>7.0191281857</text:p>
          </table:table-cell>
          <table:table-cell office:value-type="float" office:value="1">
            <text:p>1</text:p>
          </table:table-cell>
          <table:table-cell office:value-type="float" office:value="0.841418825301531">
            <text:p>0.841418825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4.86029409233781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131682651048">
            <text:p>0.0513168265</text:p>
          </table:table-cell>
          <table:table-cell office:value-type="float" office:value="0">
            <text:p>0</text:p>
          </table:table-cell>
          <table:table-cell table:number-columns-repeated="2" office:value-type="float" office:value="8.22747573036184">
            <text:p>8.2274757304</text:p>
          </table:table-cell>
          <table:table-cell office:value-type="float" office:value="1">
            <text:p>1</text:p>
          </table:table-cell>
          <table:table-cell office:value-type="float" office:value="0.88743787056726">
            <text:p>0.887437870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9.95987018685591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37444055945462">
            <text:p>0.0637444056</text:p>
          </table:table-cell>
          <table:table-cell office:value-type="float" office:value="1">
            <text:p>1</text:p>
          </table:table-cell>
          <table:table-cell table:number-columns-repeated="2" office:value-type="float" office:value="9.24885454118858">
            <text:p>9.2488545412</text:p>
          </table:table-cell>
          <table:table-cell office:value-type="float" office:value="1">
            <text:p>1</text:p>
          </table:table-cell>
          <table:table-cell office:value-type="float" office:value="0.899115933873001">
            <text:p>0.899115933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15.0393843004059">
            <text:p>15.04</text:p>
          </table:table-cell>
          <table:table-cell office:value-type="float" office:value="0.9">
            <text:p>0.9</text:p>
          </table:table-cell>
          <table:table-cell office:value-type="float" office:value="0.0758471557760576">
            <text:p>0.0758471558</text:p>
          </table:table-cell>
          <table:table-cell office:value-type="float" office:value="0.0845299754833333">
            <text:p>0.0845299755</text:p>
          </table:table-cell>
          <table:table-cell office:value-type="float" office:value="0">
            <text:p>0</text:p>
          </table:table-cell>
          <table:table-cell office:value-type="float" office:value="10.1402199373822">
            <text:p>10.1402199374</text:p>
          </table:table-cell>
          <table:table-cell office:value-type="float" office:value="10.7458524896744">
            <text:p>10.7458524897</text:p>
          </table:table-cell>
          <table:table-cell office:value-type="float" office:value="8">
            <text:p>8</text:p>
          </table:table-cell>
          <table:table-cell office:value-type="float" office:value="0.903098260794222">
            <text:p>0.903098260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20.0877532727549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54901495924703">
            <text:p>0.0754901496</text:p>
          </table:table-cell>
          <table:table-cell office:value-type="float" office:value="0">
            <text:p>0</text:p>
          </table:table-cell>
          <table:table-cell table:number-columns-repeated="2" office:value-type="float" office:value="10.1963398125243">
            <text:p>10.1963398125</text:p>
          </table:table-cell>
          <table:table-cell office:value-type="float" office:value="6">
            <text:p>6</text:p>
          </table:table-cell>
          <table:table-cell office:value-type="float" office:value="0.910461281221022">
            <text:p>0.910461281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34601331493188">
            <text:p>0.0634601331</text:p>
          </table:table-cell>
          <table:table-cell office:value-type="float" office:value="0.0790407935448048">
            <text:p>0.0790407935</text:p>
          </table:table-cell>
          <table:table-cell office:value-type="float" office:value="0">
            <text:p>0</text:p>
          </table:table-cell>
          <table:table-cell office:value-type="float" office:value="9.33950528537393">
            <text:p>9.3395052854</text:p>
          </table:table-cell>
          <table:table-cell office:value-type="float" office:value="10.2931011655435">
            <text:p>10.2931011655</text:p>
          </table:table-cell>
          <table:table-cell office:value-type="float" office:value="4">
            <text:p>4</text:p>
          </table:table-cell>
          <table:table-cell office:value-type="float" office:value="0.850166027161194">
            <text:p>0.850166027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4" office:value-type="float" office:value="30.0425374834516">
            <text:p>30.04</text:p>
          </table:table-cell>
          <table:table-cell office:value-type="float" office:value="0.9">
            <text:p>0.9</text:p>
          </table:table-cell>
          <table:table-cell office:value-type="float" office:value="0.0557619068791255">
            <text:p>0.0557619069</text:p>
          </table:table-cell>
          <table:table-cell office:value-type="float" office:value="0.0822855029598484">
            <text:p>0.082285503</text:p>
          </table:table-cell>
          <table:table-cell office:value-type="float" office:value="0">
            <text:p>0</text:p>
          </table:table-cell>
          <table:table-cell office:value-type="float" office:value="8.73776190267799">
            <text:p>8.7377619027</text:p>
          </table:table-cell>
          <table:table-cell office:value-type="float" office:value="10.5258965236934">
            <text:p>10.5258965237</text:p>
          </table:table-cell>
          <table:table-cell office:value-type="float" office:value="6">
            <text:p>6</text:p>
          </table:table-cell>
          <table:table-cell office:value-type="float" office:value="0.815382325301532">
            <text:p>0.81538232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84116683431483">
            <text:p>0.0184116683</text:p>
          </table:table-cell>
          <table:table-cell office:value-type="float" office:value="1">
            <text:p>1</text:p>
          </table:table-cell>
          <table:table-cell table:number-columns-repeated="2" office:value-type="float" office:value="4.78623272505834">
            <text:p>4.7862327251</text:p>
          </table:table-cell>
          <table:table-cell office:value-type="float" office:value="1">
            <text:p>1</text:p>
          </table:table-cell>
          <table:table-cell office:value-type="float" office:value="0.726531273002947">
            <text:p>0.72653127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29292357959114">
            <text:p>0.0229292358</text:p>
          </table:table-cell>
          <table:table-cell office:value-type="float" office:value="1">
            <text:p>1</text:p>
          </table:table-cell>
          <table:table-cell table:number-columns-repeated="2" office:value-type="float" office:value="5.39606013433373">
            <text:p>5.3960601343</text:p>
          </table:table-cell>
          <table:table-cell office:value-type="float" office:value="1">
            <text:p>1</text:p>
          </table:table-cell>
          <table:table-cell office:value-type="float" office:value="0.771976065722756">
            <text:p>0.771976065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99425606762116">
            <text:p>0.0299425607</text:p>
          </table:table-cell>
          <table:table-cell office:value-type="float" office:value="1">
            <text:p>1</text:p>
          </table:table-cell>
          <table:table-cell table:number-columns-repeated="2" office:value-type="float" office:value="6.2554546979906">
            <text:p>6.255454698</text:p>
          </table:table-cell>
          <table:table-cell office:value-type="float" office:value="1">
            <text:p>1</text:p>
          </table:table-cell>
          <table:table-cell office:value-type="float" office:value="0.82195199469183">
            <text:p>0.821951994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0.248755245014344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73016764113863">
            <text:p>0.0373016764</text:p>
          </table:table-cell>
          <table:table-cell office:value-type="float" office:value="1">
            <text:p>1</text:p>
          </table:table-cell>
          <table:table-cell table:number-columns-repeated="2" office:value-type="float" office:value="7.07109953543726">
            <text:p>7.0710995354</text:p>
          </table:table-cell>
          <table:table-cell office:value-type="float" office:value="1">
            <text:p>1</text:p>
          </table:table-cell>
          <table:table-cell office:value-type="float" office:value="0.841418881195175">
            <text:p>0.841418881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4.86029409950432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9763139041104">
            <text:p>0.049763139</text:p>
          </table:table-cell>
          <table:table-cell office:value-type="float" office:value="0">
            <text:p>0</text:p>
          </table:table-cell>
          <table:table-cell table:number-columns-repeated="2" office:value-type="float" office:value="8.29516600531304">
            <text:p>8.2951660053</text:p>
          </table:table-cell>
          <table:table-cell office:value-type="float" office:value="1">
            <text:p>1</text:p>
          </table:table-cell>
          <table:table-cell office:value-type="float" office:value="0.88743769185333">
            <text:p>0.887437691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9.95987018797386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6499412155178">
            <text:p>0.0616499412</text:p>
          </table:table-cell>
          <table:table-cell office:value-type="float" office:value="1">
            <text:p>1</text:p>
          </table:table-cell>
          <table:table-cell table:number-columns-repeated="2" office:value-type="float" office:value="9.31030666702336">
            <text:p>9.310306667</text:p>
          </table:table-cell>
          <table:table-cell office:value-type="float" office:value="1">
            <text:p>1</text:p>
          </table:table-cell>
          <table:table-cell office:value-type="float" office:value="0.899115088219555">
            <text:p>0.899115088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15.0393842881457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26248480423124">
            <text:p>0.07262484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473276911959">
            <text:p>10.1473276912</text:p>
          </table:table-cell>
          <table:table-cell office:value-type="float" office:value="8">
            <text:p>8</text:p>
          </table:table-cell>
          <table:table-cell office:value-type="float" office:value="0.903098074084432">
            <text:p>0.903098074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20.0877532511402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16486766613373">
            <text:p>0.0716486767</text:p>
          </table:table-cell>
          <table:table-cell office:value-type="float" office:value="0">
            <text:p>0</text:p>
          </table:table-cell>
          <table:table-cell table:number-columns-repeated="2" office:value-type="float" office:value="10.2132234062233">
            <text:p>10.2132234062</text:p>
          </table:table-cell>
          <table:table-cell office:value-type="float" office:value="7">
            <text:p>7</text:p>
          </table:table-cell>
          <table:table-cell office:value-type="float" office:value="0.910461095899056">
            <text:p>0.91046109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00212848808459">
            <text:p>0.0600212849</text:p>
          </table:table-cell>
          <table:table-cell office:value-type="float" office:value="0.0725284952371141">
            <text:p>0.0725284952</text:p>
          </table:table-cell>
          <table:table-cell office:value-type="float" office:value="0">
            <text:p>0</text:p>
          </table:table-cell>
          <table:table-cell office:value-type="float" office:value="9.38040744589832">
            <text:p>9.3804074459</text:p>
          </table:table-cell>
          <table:table-cell office:value-type="float" office:value="10.00656426918">
            <text:p>10.0065642692</text:p>
          </table:table-cell>
          <table:table-cell office:value-type="float" office:value="5">
            <text:p>5</text:p>
          </table:table-cell>
          <table:table-cell office:value-type="float" office:value="0.850164955859502">
            <text:p>0.850164955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4" office:value-type="float" office:value="30.0425375271694">
            <text:p>30.04</text:p>
          </table:table-cell>
          <table:table-cell office:value-type="float" office:value="0.9">
            <text:p>0.9</text:p>
          </table:table-cell>
          <table:table-cell office:value-type="float" office:value="0.0526133114116403">
            <text:p>0.0526133114</text:p>
          </table:table-cell>
          <table:table-cell office:value-type="float" office:value="0.0753793217001637">
            <text:p>0.0753793217</text:p>
          </table:table-cell>
          <table:table-cell office:value-type="float" office:value="0">
            <text:p>0</text:p>
          </table:table-cell>
          <table:table-cell office:value-type="float" office:value="8.79123719768323">
            <text:p>8.7912371977</text:p>
          </table:table-cell>
          <table:table-cell office:value-type="float" office:value="10.2290560055603">
            <text:p>10.2290560056</text:p>
          </table:table-cell>
          <table:table-cell office:value-type="float" office:value="5">
            <text:p>5</text:p>
          </table:table-cell>
          <table:table-cell office:value-type="float" office:value="0.815380821436133">
            <text:p>0.815380821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0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79229302085453">
            <text:p>0.0179229302</text:p>
          </table:table-cell>
          <table:table-cell office:value-type="float" office:value="1">
            <text:p>1</text:p>
          </table:table-cell>
          <table:table-cell table:number-columns-repeated="2" office:value-type="float" office:value="4.83651407385856">
            <text:p>4.8365140739</text:p>
          </table:table-cell>
          <table:table-cell office:value-type="float" office:value="1">
            <text:p>1</text:p>
          </table:table-cell>
          <table:table-cell office:value-type="float" office:value="0.726530778148079">
            <text:p>0.726530778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1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23139273208355">
            <text:p>0.0223139273</text:p>
          </table:table-cell>
          <table:table-cell office:value-type="float" office:value="1">
            <text:p>1</text:p>
          </table:table-cell>
          <table:table-cell table:number-columns-repeated="2" office:value-type="float" office:value="5.45479636878756">
            <text:p>5.4547963688</text:p>
          </table:table-cell>
          <table:table-cell office:value-type="float" office:value="1">
            <text:p>1</text:p>
          </table:table-cell>
          <table:table-cell office:value-type="float" office:value="0.7719738308216">
            <text:p>0.771973830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2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91124096429107">
            <text:p>0.0291124096</text:p>
          </table:table-cell>
          <table:table-cell office:value-type="float" office:value="1">
            <text:p>1</text:p>
          </table:table-cell>
          <table:table-cell table:number-columns-repeated="2" office:value-type="float" office:value="6.3319183313776">
            <text:p>6.3319183314</text:p>
          </table:table-cell>
          <table:table-cell office:value-type="float" office:value="1">
            <text:p>1</text:p>
          </table:table-cell>
          <table:table-cell office:value-type="float" office:value="0.821939338808348">
            <text:p>0.821939338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0.24875524329131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62315402901596">
            <text:p>0.0362315403</text:p>
          </table:table-cell>
          <table:table-cell office:value-type="float" office:value="1">
            <text:p>1</text:p>
          </table:table-cell>
          <table:table-cell table:number-columns-repeated="2" office:value-type="float" office:value="7.1672667062281">
            <text:p>7.1672667062</text:p>
          </table:table-cell>
          <table:table-cell office:value-type="float" office:value="1">
            <text:p>1</text:p>
          </table:table-cell>
          <table:table-cell office:value-type="float" office:value="0.841418931633572">
            <text:p>0.841418931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4.86029410714976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82502994435921">
            <text:p>0.0482502994</text:p>
          </table:table-cell>
          <table:table-cell office:value-type="float" office:value="1">
            <text:p>1</text:p>
          </table:table-cell>
          <table:table-cell table:number-columns-repeated="2" office:value-type="float" office:value="8.4151663050413">
            <text:p>8.415166305</text:p>
          </table:table-cell>
          <table:table-cell office:value-type="float" office:value="1">
            <text:p>1</text:p>
          </table:table-cell>
          <table:table-cell office:value-type="float" office:value="0.887437501188366">
            <text:p>0.88743750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9.95987018916644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96188641270183">
            <text:p>0.0596188641</text:p>
          </table:table-cell>
          <table:table-cell office:value-type="float" office:value="1">
            <text:p>1</text:p>
          </table:table-cell>
          <table:table-cell table:number-columns-repeated="2" office:value-type="float" office:value="9.43054300688646">
            <text:p>9.4305430069</text:p>
          </table:table-cell>
          <table:table-cell office:value-type="float" office:value="1">
            <text:p>1</text:p>
          </table:table-cell>
          <table:table-cell office:value-type="float" office:value="0.899114186049808">
            <text:p>0.89911418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15.0393842750662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95496561092908">
            <text:p>0.069549656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271361095087">
            <text:p>10.2271361095</text:p>
          </table:table-cell>
          <table:table-cell office:value-type="float" office:value="8">
            <text:p>8</text:p>
          </table:table-cell>
          <table:table-cell office:value-type="float" office:value="0.903097874887835">
            <text:p>0.903097874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20.0877532280812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80863216086185">
            <text:p>0.0680863216</text:p>
          </table:table-cell>
          <table:table-cell office:value-type="float" office:value="0">
            <text:p>0</text:p>
          </table:table-cell>
          <table:table-cell table:number-columns-repeated="2" office:value-type="float" office:value="10.3042061363475">
            <text:p>10.3042061363</text:p>
          </table:table-cell>
          <table:table-cell office:value-type="float" office:value="5">
            <text:p>5</text:p>
          </table:table-cell>
          <table:table-cell office:value-type="float" office:value="0.910460898181729">
            <text:p>0.910460898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25.0923835941484">
            <text:p>25.09</text:p>
          </table:table-cell>
          <table:table-cell office:value-type="float" office:value="0.9">
            <text:p>0.9</text:p>
          </table:table-cell>
          <table:table-cell office:value-type="float" office:value="0.0568669780585784">
            <text:p>0.0568669781</text:p>
          </table:table-cell>
          <table:table-cell office:value-type="float" office:value="0.0667598672002661">
            <text:p>0.0667598672</text:p>
          </table:table-cell>
          <table:table-cell office:value-type="float" office:value="0">
            <text:p>0</text:p>
          </table:table-cell>
          <table:table-cell office:value-type="float" office:value="9.49164069901236">
            <text:p>9.491640699</text:p>
          </table:table-cell>
          <table:table-cell office:value-type="float" office:value="9.81980766072728">
            <text:p>9.8198076607</text:p>
          </table:table-cell>
          <table:table-cell office:value-type="float" office:value="7">
            <text:p>7</text:p>
          </table:table-cell>
          <table:table-cell office:value-type="float" office:value="0.850143673423004">
            <text:p>0.850143673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4" office:value-type="float" office:value="30.042537573809">
            <text:p>30.04</text:p>
          </table:table-cell>
          <table:table-cell office:value-type="float" office:value="0.9">
            <text:p>0.9</text:p>
          </table:table-cell>
          <table:table-cell office:value-type="float" office:value="0.0497442448728049">
            <text:p>0.0497442449</text:p>
          </table:table-cell>
          <table:table-cell office:value-type="float" office:value="0.0691804891042631">
            <text:p>0.0691804891</text:p>
          </table:table-cell>
          <table:table-cell office:value-type="float" office:value="0">
            <text:p>0</text:p>
          </table:table-cell>
          <table:table-cell office:value-type="float" office:value="8.91494430497628">
            <text:p>8.914944305</text:p>
          </table:table-cell>
          <table:table-cell office:value-type="float" office:value="10.0346667015902">
            <text:p>10.0346667016</text:p>
          </table:table-cell>
          <table:table-cell office:value-type="float" office:value="5">
            <text:p>5</text:p>
          </table:table-cell>
          <table:table-cell office:value-type="float" office:value="0.815379217062917">
            <text:p>0.8153792171</text:p>
          </table:table-cell>
        </table:table-row>
        <table:table-row table:style-name="ro1" table:number-rows-repeated="10483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Vc_des (m/s)</text:p>
          </table:table-cell>
          <table:covered-table-cell table:number-columns-repeated="4" table:style-name="ce1"/>
          <table:table-cell table:number-columns-repeated="2"/>
        </table:table-row>
        <table:table-row table:style-name="ro1">
          <table:table-cell office:value-type="string">
            <text:p>Tilt (deg)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table:style-name="ce67" office:value-type="float" office:value="-15.5290273158193">
            <text:p>-15.53</text:p>
          </table:table-cell>
          <table:table-cell table:number-columns-repeated="2" table:style-name="ce68" office:value-type="float" office:value="0">
            <text:p>0.000</text:p>
          </table:table-cell>
          <table:table-cell table:style-name="ce69" office:value-type="float" office:value="0.188934882892035">
            <text:p>0.189</text:p>
          </table:table-cell>
          <table:table-cell table:style-name="ce69" office:value-type="float" office:value="0.491588339716088">
            <text:p>0.492</text:p>
          </table:table-cell>
          <table:table-cell table:style-name="ce69" office:value-type="float" office:value="0.726532166076018">
            <text:p>0.727</text:p>
          </table:table-cell>
          <table:table-cell table:number-columns-repeated="2"/>
        </table:table-row>
        <table:table-row table:style-name="ro1">
          <table:table-cell table:style-name="ce5" office:value-type="float" office:value="-10.4540700955723">
            <text:p>-10.45</text:p>
          </table:table-cell>
          <table:table-cell table:number-columns-repeated="2" table:style-name="ce68" office:value-type="float" office:value="0">
            <text:p>0.000</text:p>
          </table:table-cell>
          <table:table-cell table:style-name="ce68" office:value-type="float" office:value="0.310080999611985">
            <text:p>0.310</text:p>
          </table:table-cell>
          <table:table-cell table:style-name="ce68" office:value-type="float" office:value="0.553356962451483">
            <text:p>0.553</text:p>
          </table:table-cell>
          <table:table-cell table:style-name="ce68" office:value-type="float" office:value="0.77198009905649">
            <text:p>0.772</text:p>
          </table:table-cell>
          <table:table-cell table:number-columns-repeated="2"/>
        </table:table-row>
        <table:table-row table:style-name="ro1">
          <table:table-cell table:style-name="ce6" office:value-type="float" office:value="-5.35697069822157">
            <text:p>-5.36</text:p>
          </table:table-cell>
          <table:table-cell table:style-name="ce68" office:value-type="float" office:value="0">
            <text:p>0.000</text:p>
          </table:table-cell>
          <table:table-cell table:style-name="ce68" office:value-type="float" office:value="0.158108830768456">
            <text:p>0.158</text:p>
          </table:table-cell>
          <table:table-cell table:style-name="ce68" office:value-type="float" office:value="0.402252356413349">
            <text:p>0.402</text:p>
          </table:table-cell>
          <table:table-cell table:style-name="ce68" office:value-type="float" office:value="0.615361066117531">
            <text:p>0.615</text:p>
          </table:table-cell>
          <table:table-cell table:style-name="ce68" office:value-type="float" office:value="0.821946619106411">
            <text:p>0.822</text:p>
          </table:table-cell>
          <table:table-cell table:number-columns-repeated="2"/>
        </table:table-row>
        <table:table-row table:style-name="ro1">
          <table:table-cell table:style-name="ce7" office:value-type="float" office:value="0.248736279298627">
            <text:p>0.25</text:p>
          </table:table-cell>
          <table:table-cell table:style-name="ce68" office:value-type="float" office:value="0.0193917539067289">
            <text:p>0.019</text:p>
          </table:table-cell>
          <table:table-cell table:style-name="ce68" office:value-type="float" office:value="0.239329468646403">
            <text:p>0.239</text:p>
          </table:table-cell>
          <table:table-cell table:style-name="ce68" office:value-type="float" office:value="0.440659613997485">
            <text:p>0.441</text:p>
          </table:table-cell>
          <table:table-cell table:style-name="ce68" office:value-type="float" office:value="0.641135290957863">
            <text:p>0.641</text:p>
          </table:table-cell>
          <table:table-cell table:style-name="ce68" office:value-type="float" office:value="0.841418764670438">
            <text:p>0.841</text:p>
          </table:table-cell>
          <table:table-cell table:number-columns-repeated="2"/>
        </table:table-row>
        <table:table-row table:style-name="ro1">
          <table:table-cell table:style-name="ce8" office:value-type="float" office:value="4.860294799079">
            <text:p>4.86</text:p>
          </table:table-cell>
          <table:table-cell office:value-type="float" office:value="0.1">
            <text:p>0.1</text:p>
          </table:table-cell>
          <table:table-cell office:value-type="float" office:value="0.296">
            <text:p>0.296</text:p>
          </table:table-cell>
          <table:table-cell office:value-type="float" office:value="0.491">
            <text:p>0.491</text:p>
          </table:table-cell>
          <table:table-cell office:value-type="float" office:value="0.689">
            <text:p>0.689</text:p>
          </table:table-cell>
          <table:table-cell office:value-type="float" office:value="0.887">
            <text:p>0.887</text:p>
          </table:table-cell>
          <table:table-cell table:number-columns-repeated="2"/>
        </table:table-row>
        <table:table-row table:style-name="ro1">
          <table:table-cell table:style-name="ce9" office:value-type="float" office:value="9.95985868259189">
            <text:p>9.96</text:p>
          </table:table-cell>
          <table:table-cell office:value-type="float" office:value="0.066">
            <text:p>0.066</text:p>
          </table:table-cell>
          <table:table-cell office:value-type="float" office:value="0.29">
            <text:p>0.29</text:p>
          </table:table-cell>
          <table:table-cell office:value-type="float" office:value="0.498">
            <text:p>0.498</text:p>
          </table:table-cell>
          <table:table-cell office:value-type="float" office:value="0.699">
            <text:p>0.699</text:p>
          </table:table-cell>
          <table:table-cell office:value-type="float" office:value="0.899">
            <text:p>0.899</text:p>
          </table:table-cell>
          <table:table-cell table:number-columns-repeated="2"/>
        </table:table-row>
        <table:table-row table:style-name="ro1">
          <table:table-cell table:style-name="ce10" office:value-type="float" office:value="15.037817384913">
            <text:p>15.04</text:p>
          </table:table-cell>
          <table:table-cell office:value-type="float" office:value="0">
            <text:p>0</text:p>
          </table:table-cell>
          <table:table-cell office:value-type="float" office:value="0.267">
            <text:p>0.267</text:p>
          </table:table-cell>
          <table:table-cell office:value-type="float" office:value="0.481">
            <text:p>0.481</text:p>
          </table:table-cell>
          <table:table-cell office:value-type="float" office:value="0.7">
            <text:p>0.7</text:p>
          </table:table-cell>
          <table:table-cell office:value-type="float" office:value="0.903">
            <text:p>0.903</text:p>
          </table:table-cell>
          <table:table-cell table:number-columns-repeated="2"/>
        </table:table-row>
        <table:table-row table:style-name="ro1">
          <table:table-cell table:style-name="ce11" office:value-type="float" office:value="20.0845458118495">
            <text:p>20.08</text:p>
          </table:table-cell>
          <table:table-cell office:value-type="float" office:value="0">
            <text:p>0</text:p>
          </table:table-cell>
          <table:table-cell office:value-type="float" office:value="0.228">
            <text:p>0.228</text:p>
          </table:table-cell>
          <table:table-cell office:value-type="float" office:value="0.456">
            <text:p>0.456</text:p>
          </table:table-cell>
          <table:table-cell office:value-type="float" office:value="0.668">
            <text:p>0.668</text:p>
          </table:table-cell>
          <table:table-cell office:value-type="float" office:value="0.91">
            <text:p>0.91</text:p>
          </table:table-cell>
          <table:table-cell table:number-columns-repeated="2"/>
        </table:table-row>
        <table:table-row table:style-name="ro1">
          <table:table-cell table:style-name="ce12" office:value-type="float" office:value="25.0867555146697">
            <text:p>25.09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0.422">
            <text:p>0.42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table:style-name="ce13" office:value-type="float" office:value="30.0314107548755">
            <text:p>30.03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379">
            <text:p>0.379</text:p>
          </table:table-cell>
          <table:table-cell office:value-type="float" office:value="0.603">
            <text:p>0.603</text:p>
          </table:table-cell>
          <table:table-cell office:value-type="float" office:value="0.815">
            <text:p>0.8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/>
        </table:table-row>
        <table:table-row table:style-name="ro4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nQuanYi Micro Hei Mono" svg:font-family="'WenQuanYi Micro Hei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5-08-14T16:09:11</meta:creation-date>
    <dc:date>2015-08-18T16:29:23</dc:date>
    <dc:creator>Fiona Chui</dc:creator>
    <meta:editing-duration>P3DT21H28M51S</meta:editing-duration>
    <meta:editing-cycles>27</meta:editing-cycles>
    <meta:generator>LibreOffice/3.5$Linux_X86_64 LibreOffice_project/350m1$Build-2</meta:generator>
    <meta:document-statistic meta:table-count="5" meta:cell-count="5511" meta:object-count="0"/>
  </office:meta>
</office:document-meta>
</file>